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8256in"/>
    </style:style>
    <style:style style:name="co13" style:family="table-column">
      <style:table-column-properties fo:break-before="auto" style:column-width="2.1799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5256in"/>
    </style:style>
    <style:style style:name="co18" style:family="table-column">
      <style:table-column-properties fo:break-before="auto" style:column-width="1.772in"/>
    </style:style>
    <style:style style:name="co19" style:family="table-column">
      <style:table-column-properties fo:break-before="auto" style:column-width="1.15in"/>
    </style:style>
    <style:style style:name="co20" style:family="table-column">
      <style:table-column-properties fo:break-before="auto" style:column-width="1.8043in"/>
    </style:style>
    <style:style style:name="co21" style:family="table-column">
      <style:table-column-properties fo:break-before="auto" style:column-width="1.7937in"/>
    </style:style>
    <style:style style:name="co22" style:family="table-column">
      <style:table-column-properties fo:break-before="auto" style:column-width="2.0402in"/>
    </style:style>
    <style:style style:name="co23" style:family="table-column">
      <style:table-column-properties fo:break-before="auto" style:column-width="2.2654in"/>
    </style:style>
    <style:style style:name="co24" style:family="table-column">
      <style:table-column-properties fo:break-before="auto" style:column-width="2.5118in"/>
    </style:style>
    <style:style style:name="co25" style:family="table-column">
      <style:table-column-properties fo:break-before="auto" style:column-width="1.4827in"/>
    </style:style>
    <style:style style:name="co26" style:family="table-column">
      <style:table-column-properties fo:break-before="auto" style:column-width="1.9756in"/>
    </style:style>
    <style:style style:name="co27" style:family="table-column">
      <style:table-column-properties fo:break-before="auto" style:column-width="1.8902in"/>
    </style:style>
    <style:style style:name="co28" style:family="table-column">
      <style:table-column-properties fo:break-before="auto" style:column-width="1.8472in"/>
    </style:style>
    <style:style style:name="co29" style:family="table-column">
      <style:table-column-properties fo:break-before="auto" style:column-width="1.922in"/>
    </style:style>
    <style:style style:name="co30" style:family="table-column">
      <style:table-column-properties fo:break-before="auto" style:column-width="1.3862in"/>
    </style:style>
    <style:style style:name="co31" style:family="table-column">
      <style:table-column-properties fo:break-before="auto" style:column-width="1.0646in"/>
    </style:style>
    <style:style style:name="co32" style:family="table-column">
      <style:table-column-properties fo:break-before="auto" style:column-width="1.0862in"/>
    </style:style>
    <style:style style:name="co33" style:family="table-column">
      <style:table-column-properties fo:break-before="auto" style:column-width="0.7in"/>
    </style:style>
    <style:style style:name="co34" style:family="table-column">
      <style:table-column-properties fo:break-before="auto" style:column-width="0.7217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6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AIT_SET</text:p>
          </table:table-cell>
          <table:table-cell office:value-type="string" calcext:value-type="string">
            <text:p>GENOME_SIZE</text:p>
          </table:table-cell>
          <table:table-cell office:value-type="string" calcext:value-type="string">
            <text:p>BAIT_TERRITORY</text:p>
          </table:table-cell>
          <table:table-cell office:value-type="string" calcext:value-type="string">
            <text:p>TARGET_TERRITORY</text:p>
          </table:table-cell>
          <table:table-cell office:value-type="string" calcext:value-type="string">
            <text:p>BAIT_DESIGN_EFFICIENCY</text:p>
          </table:table-cell>
          <table:table-cell office:value-type="string" calcext:value-type="string">
            <text:p>TOTAL_READS</text:p>
          </table:table-cell>
          <table:table-cell office:value-type="string" calcext:value-type="string">
            <text:p>PF_READS</text:p>
          </table:table-cell>
          <table:table-cell office:value-type="string" calcext:value-type="string">
            <text:p>PF_UNIQUE_READS</text:p>
          </table:table-cell>
          <table:table-cell office:value-type="string" calcext:value-type="string">
            <text:p>PCT_PF_READS</text:p>
          </table:table-cell>
          <table:table-cell office:value-type="string" calcext:value-type="string">
            <text:p>PCT_PF_UQ_READS</text:p>
          </table:table-cell>
          <table:table-cell office:value-type="string" calcext:value-type="string">
            <text:p>PF_UQ_READS_ALIGNED</text:p>
          </table:table-cell>
          <table:table-cell office:value-type="string" calcext:value-type="string">
            <text:p>PCT_PF_UQ_READS_ALIGNED</text:p>
          </table:table-cell>
          <table:table-cell office:value-type="string" calcext:value-type="string">
            <text:p>PF_UQ_BASES_ALIGNED</text:p>
          </table:table-cell>
          <table:table-cell office:value-type="string" calcext:value-type="string">
            <text:p>ON_BAIT_BASES</text:p>
          </table:table-cell>
          <table:table-cell office:value-type="string" calcext:value-type="string">
            <text:p>NEAR_BAIT_BASES</text:p>
          </table:table-cell>
          <table:table-cell office:value-type="string" calcext:value-type="string">
            <text:p>OFF_BAIT_BASES</text:p>
          </table:table-cell>
          <table:table-cell office:value-type="string" calcext:value-type="string">
            <text:p>ON_TARGET_BASES</text:p>
          </table:table-cell>
          <table:table-cell office:value-type="string" calcext:value-type="string">
            <text:p>PCT_SELECTED_BASES</text:p>
          </table:table-cell>
          <table:table-cell office:value-type="string" calcext:value-type="string">
            <text:p>PCT_OFF_BAIT</text:p>
          </table:table-cell>
          <table:table-cell office:value-type="string" calcext:value-type="string">
            <text:p>ON_BAIT_VS_SELECTED</text:p>
          </table:table-cell>
          <table:table-cell office:value-type="string" calcext:value-type="string">
            <text:p>MEAN_BAIT_COVERAGE</text:p>
          </table:table-cell>
          <table:table-cell office:value-type="string" calcext:value-type="string">
            <text:p>MEAN_TARGET_COVERAGE</text:p>
          </table:table-cell>
          <table:table-cell office:value-type="string" calcext:value-type="string">
            <text:p>PCT_USABLE_BASES_ON_BAIT</text:p>
          </table:table-cell>
          <table:table-cell office:value-type="string" calcext:value-type="string">
            <text:p>PCT_USABLE_BASES_ON_TARGET</text:p>
          </table:table-cell>
          <table:table-cell office:value-type="string" calcext:value-type="string">
            <text:p>FOLD_ENRICHMENT</text:p>
          </table:table-cell>
          <table:table-cell office:value-type="string" calcext:value-type="string">
            <text:p>ZERO_CVG_TARGETS_PCT</text:p>
          </table:table-cell>
          <table:table-cell office:value-type="string" calcext:value-type="string">
            <text:p>FOLD_80_BASE_PENALTY</text:p>
          </table:table-cell>
          <table:table-cell office:value-type="string" calcext:value-type="string">
            <text:p>PCT_TARGET_BASES_2X</text:p>
          </table:table-cell>
          <table:table-cell office:value-type="string" calcext:value-type="string">
            <text:p>PCT_TARGET_BASES_10X</text:p>
          </table:table-cell>
          <table:table-cell office:value-type="string" calcext:value-type="string">
            <text:p>PCT_TARGET_BASES_20X</text:p>
          </table:table-cell>
          <table:table-cell office:value-type="string" calcext:value-type="string">
            <text:p>PCT_TARGET_BASES_30X</text:p>
          </table:table-cell>
          <table:table-cell office:value-type="string" calcext:value-type="string">
            <text:p>HS_LIBRARY_SIZE</text:p>
          </table:table-cell>
          <table:table-cell office:value-type="string" calcext:value-type="string">
            <text:p>HS_PENALTY_10X</text:p>
          </table:table-cell>
          <table:table-cell office:value-type="string" calcext:value-type="string">
            <text:p>HS_PENALTY_20X</text:p>
          </table:table-cell>
          <table:table-cell office:value-type="string" calcext:value-type="string">
            <text:p>HS_PENALTY_30X</text:p>
          </table:table-cell>
          <table:table-cell office:value-type="string" calcext:value-type="string">
            <text:p>AT_DROPOUT</text:p>
          </table:table-cell>
          <table:table-cell office:value-type="string" calcext:value-type="string">
            <text:p>GC_DROPOU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READ_GROUP</text:p>
          </table:table-cell>
        </table:table-row>
        <table:table-row table:style-name="ro1">
          <table:table-cell office:value-type="string" calcext:value-type="string">
            <text:p>Cytisus_115_T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753773" calcext:value-type="float">
            <text:p>217537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41099" calcext:value-type="float">
            <text:p>20041099</text:p>
          </table:table-cell>
          <table:table-cell office:value-type="float" office:value="0.92127" calcext:value-type="float">
            <text:p>0.92127</text:p>
          </table:table-cell>
          <table:table-cell office:value-type="float" office:value="2013580860" calcext:value-type="float">
            <text:p>2013580860</text:p>
          </table:table-cell>
          <table:table-cell office:value-type="float" office:value="447192708" calcext:value-type="float">
            <text:p>447192708</text:p>
          </table:table-cell>
          <table:table-cell office:value-type="float" office:value="182312328" calcext:value-type="float">
            <text:p>182312328</text:p>
          </table:table-cell>
          <table:table-cell office:value-type="float" office:value="1384075824" calcext:value-type="float">
            <text:p>1384075824</text:p>
          </table:table-cell>
          <table:table-cell office:value-type="float" office:value="447192708" calcext:value-type="float">
            <text:p>447192708</text:p>
          </table:table-cell>
          <table:table-cell office:value-type="float" office:value="0.31263" calcext:value-type="float">
            <text:p>0.31263</text:p>
          </table:table-cell>
          <table:table-cell office:value-type="float" office:value="0.68737" calcext:value-type="float">
            <text:p>0.68737</text:p>
          </table:table-cell>
          <table:table-cell office:value-type="float" office:value="0.710388" calcext:value-type="float">
            <text:p>0.710388</text:p>
          </table:table-cell>
          <table:table-cell office:value-type="float" office:value="732.131825" calcext:value-type="float">
            <text:p>732.131825</text:p>
          </table:table-cell>
          <table:table-cell office:value-type="float" office:value="744.465928" calcext:value-type="float">
            <text:p>744.465928</text:p>
          </table:table-cell>
          <table:table-cell table:number-columns-repeated="2" office:value-type="float" office:value="0.203535" calcext:value-type="float">
            <text:p>0.203535</text:p>
          </table:table-cell>
          <table:table-cell office:value-type="float" office:value="196.95154" calcext:value-type="float">
            <text:p>196.95154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2.22894" calcext:value-type="float">
            <text:p>2.22894</text:p>
          </table:table-cell>
          <table:table-cell office:value-type="float" office:value="0.987998" calcext:value-type="float">
            <text:p>0.987998</text:p>
          </table:table-cell>
          <table:table-cell office:value-type="float" office:value="0.976138" calcext:value-type="float">
            <text:p>0.976138</text:p>
          </table:table-cell>
          <table:table-cell office:value-type="float" office:value="0.969283" calcext:value-type="float">
            <text:p>0.969283</text:p>
          </table:table-cell>
          <table:table-cell office:value-type="float" office:value="0.963154" calcext:value-type="float">
            <text:p>0.96315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000075" calcext:value-type="float">
            <text:p>4.000075</text:p>
          </table:table-cell>
          <table:table-cell office:value-type="float" office:value="9.520342" calcext:value-type="float">
            <text:p>9.52034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127_T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657256" calcext:value-type="float">
            <text:p>21657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09354" calcext:value-type="float">
            <text:p>19909354</text:p>
          </table:table-cell>
          <table:table-cell office:value-type="float" office:value="0.919293" calcext:value-type="float">
            <text:p>0.919293</text:p>
          </table:table-cell>
          <table:table-cell office:value-type="float" office:value="2000292857" calcext:value-type="float">
            <text:p>2000292857</text:p>
          </table:table-cell>
          <table:table-cell office:value-type="float" office:value="446534856" calcext:value-type="float">
            <text:p>446534856</text:p>
          </table:table-cell>
          <table:table-cell office:value-type="float" office:value="183392548" calcext:value-type="float">
            <text:p>183392548</text:p>
          </table:table-cell>
          <table:table-cell office:value-type="float" office:value="1370365453" calcext:value-type="float">
            <text:p>1370365453</text:p>
          </table:table-cell>
          <table:table-cell office:value-type="float" office:value="446534856" calcext:value-type="float">
            <text:p>446534856</text:p>
          </table:table-cell>
          <table:table-cell office:value-type="float" office:value="0.314918" calcext:value-type="float">
            <text:p>0.314918</text:p>
          </table:table-cell>
          <table:table-cell office:value-type="float" office:value="0.685082" calcext:value-type="float">
            <text:p>0.685082</text:p>
          </table:table-cell>
          <table:table-cell office:value-type="float" office:value="0.708867" calcext:value-type="float">
            <text:p>0.708867</text:p>
          </table:table-cell>
          <table:table-cell office:value-type="float" office:value="731.054808" calcext:value-type="float">
            <text:p>731.054808</text:p>
          </table:table-cell>
          <table:table-cell office:value-type="float" office:value="744.746939" calcext:value-type="float">
            <text:p>744.746939</text:p>
          </table:table-cell>
          <table:table-cell table:number-columns-repeated="2" office:value-type="float" office:value="0.204141" calcext:value-type="float">
            <text:p>0.204141</text:p>
          </table:table-cell>
          <table:table-cell office:value-type="float" office:value="197.96824" calcext:value-type="float">
            <text:p>197.9682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2.209932" calcext:value-type="float">
            <text:p>2.209932</text:p>
          </table:table-cell>
          <table:table-cell office:value-type="float" office:value="0.985948" calcext:value-type="float">
            <text:p>0.985948</text:p>
          </table:table-cell>
          <table:table-cell office:value-type="float" office:value="0.972538" calcext:value-type="float">
            <text:p>0.972538</text:p>
          </table:table-cell>
          <table:table-cell office:value-type="float" office:value="0.965979" calcext:value-type="float">
            <text:p>0.965979</text:p>
          </table:table-cell>
          <table:table-cell office:value-type="float" office:value="0.960011" calcext:value-type="float">
            <text:p>0.9600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35047" calcext:value-type="float">
            <text:p>3.835047</text:p>
          </table:table-cell>
          <table:table-cell office:value-type="float" office:value="9.575806" calcext:value-type="float">
            <text:p>9.57580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128_T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908319" calcext:value-type="float">
            <text:p>19908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6932" calcext:value-type="float">
            <text:p>18216932</text:p>
          </table:table-cell>
          <table:table-cell office:value-type="float" office:value="0.915041" calcext:value-type="float">
            <text:p>0.915041</text:p>
          </table:table-cell>
          <table:table-cell office:value-type="float" office:value="1830431544" calcext:value-type="float">
            <text:p>1830431544</text:p>
          </table:table-cell>
          <table:table-cell office:value-type="float" office:value="424666020" calcext:value-type="float">
            <text:p>424666020</text:p>
          </table:table-cell>
          <table:table-cell office:value-type="float" office:value="176688893" calcext:value-type="float">
            <text:p>176688893</text:p>
          </table:table-cell>
          <table:table-cell office:value-type="float" office:value="1229076631" calcext:value-type="float">
            <text:p>1229076631</text:p>
          </table:table-cell>
          <table:table-cell office:value-type="float" office:value="424666020" calcext:value-type="float">
            <text:p>424666020</text:p>
          </table:table-cell>
          <table:table-cell office:value-type="float" office:value="0.328532" calcext:value-type="float">
            <text:p>0.328532</text:p>
          </table:table-cell>
          <table:table-cell office:value-type="float" office:value="0.671468" calcext:value-type="float">
            <text:p>0.671468</text:p>
          </table:table-cell>
          <table:table-cell office:value-type="float" office:value="0.706182" calcext:value-type="float">
            <text:p>0.706182</text:p>
          </table:table-cell>
          <table:table-cell office:value-type="float" office:value="695.25174" calcext:value-type="float">
            <text:p>695.25174</text:p>
          </table:table-cell>
          <table:table-cell office:value-type="float" office:value="707.330402" calcext:value-type="float">
            <text:p>707.330402</text:p>
          </table:table-cell>
          <table:table-cell table:number-columns-repeated="2" office:value-type="float" office:value="0.211199" calcext:value-type="float">
            <text:p>0.211199</text:p>
          </table:table-cell>
          <table:table-cell office:value-type="float" office:value="205.744276" calcext:value-type="float">
            <text:p>205.744276</text:p>
          </table:table-cell>
          <table:table-cell office:value-type="float" office:value="0.013816" calcext:value-type="float">
            <text:p>0.013816</text:p>
          </table:table-cell>
          <table:table-cell office:value-type="float" office:value="2.217337" calcext:value-type="float">
            <text:p>2.217337</text:p>
          </table:table-cell>
          <table:table-cell office:value-type="float" office:value="0.985583" calcext:value-type="float">
            <text:p>0.985583</text:p>
          </table:table-cell>
          <table:table-cell office:value-type="float" office:value="0.970724" calcext:value-type="float">
            <text:p>0.970724</text:p>
          </table:table-cell>
          <table:table-cell office:value-type="float" office:value="0.965128" calcext:value-type="float">
            <text:p>0.965128</text:p>
          </table:table-cell>
          <table:table-cell office:value-type="float" office:value="0.959999" calcext:value-type="float">
            <text:p>0.9599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966866" calcext:value-type="float">
            <text:p>3.966866</text:p>
          </table:table-cell>
          <table:table-cell office:value-type="float" office:value="9.258769" calcext:value-type="float">
            <text:p>9.25876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131_T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388097" calcext:value-type="float">
            <text:p>27388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99888" calcext:value-type="float">
            <text:p>24699888</text:p>
          </table:table-cell>
          <table:table-cell office:value-type="float" office:value="0.901848" calcext:value-type="float">
            <text:p>0.901848</text:p>
          </table:table-cell>
          <table:table-cell office:value-type="float" office:value="2479373739" calcext:value-type="float">
            <text:p>2479373739</text:p>
          </table:table-cell>
          <table:table-cell office:value-type="float" office:value="591937571" calcext:value-type="float">
            <text:p>591937571</text:p>
          </table:table-cell>
          <table:table-cell office:value-type="float" office:value="244539427" calcext:value-type="float">
            <text:p>244539427</text:p>
          </table:table-cell>
          <table:table-cell office:value-type="float" office:value="1642896741" calcext:value-type="float">
            <text:p>1642896741</text:p>
          </table:table-cell>
          <table:table-cell office:value-type="float" office:value="591937571" calcext:value-type="float">
            <text:p>591937571</text:p>
          </table:table-cell>
          <table:table-cell office:value-type="float" office:value="0.337374" calcext:value-type="float">
            <text:p>0.337374</text:p>
          </table:table-cell>
          <table:table-cell office:value-type="float" office:value="0.662626" calcext:value-type="float">
            <text:p>0.662626</text:p>
          </table:table-cell>
          <table:table-cell office:value-type="float" office:value="0.707656" calcext:value-type="float">
            <text:p>0.707656</text:p>
          </table:table-cell>
          <table:table-cell office:value-type="float" office:value="969.104206" calcext:value-type="float">
            <text:p>969.104206</text:p>
          </table:table-cell>
          <table:table-cell office:value-type="float" office:value="984.183312" calcext:value-type="float">
            <text:p>984.183312</text:p>
          </table:table-cell>
          <table:table-cell table:number-columns-repeated="2" office:value-type="float" office:value="0.21399" calcext:value-type="float">
            <text:p>0.21399</text:p>
          </table:table-cell>
          <table:table-cell office:value-type="float" office:value="211.722811" calcext:value-type="float">
            <text:p>211.722811</text:p>
          </table:table-cell>
          <table:table-cell office:value-type="float" office:value="0.008882" calcext:value-type="float">
            <text:p>0.008882</text:p>
          </table:table-cell>
          <table:table-cell office:value-type="float" office:value="1.945026" calcext:value-type="float">
            <text:p>1.945026</text:p>
          </table:table-cell>
          <table:table-cell office:value-type="float" office:value="0.989404" calcext:value-type="float">
            <text:p>0.989404</text:p>
          </table:table-cell>
          <table:table-cell office:value-type="float" office:value="0.975487" calcext:value-type="float">
            <text:p>0.975487</text:p>
          </table:table-cell>
          <table:table-cell office:value-type="float" office:value="0.970853" calcext:value-type="float">
            <text:p>0.970853</text:p>
          </table:table-cell>
          <table:table-cell office:value-type="float" office:value="0.968631" calcext:value-type="float">
            <text:p>0.9686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998318" calcext:value-type="float">
            <text:p>3.998318</text:p>
          </table:table-cell>
          <table:table-cell office:value-type="float" office:value="6.404161" calcext:value-type="float">
            <text:p>6.40416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132_T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313293" calcext:value-type="float">
            <text:p>19313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72347" calcext:value-type="float">
            <text:p>17372347</text:p>
          </table:table-cell>
          <table:table-cell office:value-type="float" office:value="0.899502" calcext:value-type="float">
            <text:p>0.899502</text:p>
          </table:table-cell>
          <table:table-cell office:value-type="float" office:value="1743421434" calcext:value-type="float">
            <text:p>1743421434</text:p>
          </table:table-cell>
          <table:table-cell office:value-type="float" office:value="422354618" calcext:value-type="float">
            <text:p>422354618</text:p>
          </table:table-cell>
          <table:table-cell office:value-type="float" office:value="169507886" calcext:value-type="float">
            <text:p>169507886</text:p>
          </table:table-cell>
          <table:table-cell office:value-type="float" office:value="1151558930" calcext:value-type="float">
            <text:p>1151558930</text:p>
          </table:table-cell>
          <table:table-cell office:value-type="float" office:value="422354618" calcext:value-type="float">
            <text:p>422354618</text:p>
          </table:table-cell>
          <table:table-cell office:value-type="float" office:value="0.339483" calcext:value-type="float">
            <text:p>0.339483</text:p>
          </table:table-cell>
          <table:table-cell office:value-type="float" office:value="0.660517" calcext:value-type="float">
            <text:p>0.660517</text:p>
          </table:table-cell>
          <table:table-cell office:value-type="float" office:value="0.713603" calcext:value-type="float">
            <text:p>0.713603</text:p>
          </table:table-cell>
          <table:table-cell office:value-type="float" office:value="691.467575" calcext:value-type="float">
            <text:p>691.467575</text:p>
          </table:table-cell>
          <table:table-cell office:value-type="float" office:value="702.762962" calcext:value-type="float">
            <text:p>702.762962</text:p>
          </table:table-cell>
          <table:table-cell table:number-columns-repeated="2" office:value-type="float" office:value="0.216521" calcext:value-type="float">
            <text:p>0.216521</text:p>
          </table:table-cell>
          <table:table-cell office:value-type="float" office:value="214.836767" calcext:value-type="float">
            <text:p>214.836767</text:p>
          </table:table-cell>
          <table:table-cell office:value-type="float" office:value="0.008553" calcext:value-type="float">
            <text:p>0.008553</text:p>
          </table:table-cell>
          <table:table-cell office:value-type="float" office:value="1.920117" calcext:value-type="float">
            <text:p>1.920117</text:p>
          </table:table-cell>
          <table:table-cell office:value-type="float" office:value="0.989159" calcext:value-type="float">
            <text:p>0.989159</text:p>
          </table:table-cell>
          <table:table-cell office:value-type="float" office:value="0.972235" calcext:value-type="float">
            <text:p>0.972235</text:p>
          </table:table-cell>
          <table:table-cell office:value-type="float" office:value="0.968237" calcext:value-type="float">
            <text:p>0.968237</text:p>
          </table:table-cell>
          <table:table-cell office:value-type="float" office:value="0.965338" calcext:value-type="float">
            <text:p>0.96533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98377" calcext:value-type="float">
            <text:p>3.598377</text:p>
          </table:table-cell>
          <table:table-cell office:value-type="float" office:value="6.770276" calcext:value-type="float">
            <text:p>6.77027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14_T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845138" calcext:value-type="float">
            <text:p>7845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30028" calcext:value-type="float">
            <text:p>6930028</text:p>
          </table:table-cell>
          <table:table-cell office:value-type="float" office:value="0.883353" calcext:value-type="float">
            <text:p>0.883353</text:p>
          </table:table-cell>
          <table:table-cell office:value-type="float" office:value="517043945" calcext:value-type="float">
            <text:p>517043945</text:p>
          </table:table-cell>
          <table:table-cell office:value-type="float" office:value="99950340" calcext:value-type="float">
            <text:p>99950340</text:p>
          </table:table-cell>
          <table:table-cell office:value-type="float" office:value="52607715" calcext:value-type="float">
            <text:p>52607715</text:p>
          </table:table-cell>
          <table:table-cell office:value-type="float" office:value="364485890" calcext:value-type="float">
            <text:p>364485890</text:p>
          </table:table-cell>
          <table:table-cell office:value-type="float" office:value="99950340" calcext:value-type="float">
            <text:p>99950340</text:p>
          </table:table-cell>
          <table:table-cell office:value-type="float" office:value="0.295058" calcext:value-type="float">
            <text:p>0.295058</text:p>
          </table:table-cell>
          <table:table-cell office:value-type="float" office:value="0.704942" calcext:value-type="float">
            <text:p>0.704942</text:p>
          </table:table-cell>
          <table:table-cell office:value-type="float" office:value="0.655163" calcext:value-type="float">
            <text:p>0.655163</text:p>
          </table:table-cell>
          <table:table-cell office:value-type="float" office:value="163.635998" calcext:value-type="float">
            <text:p>163.635998</text:p>
          </table:table-cell>
          <table:table-cell office:value-type="float" office:value="167.015677" calcext:value-type="float">
            <text:p>167.015677</text:p>
          </table:table-cell>
          <table:table-cell table:number-columns-repeated="2" office:value-type="float" office:value="0.169872" calcext:value-type="float">
            <text:p>0.169872</text:p>
          </table:table-cell>
          <table:table-cell office:value-type="float" office:value="171.431475" calcext:value-type="float">
            <text:p>171.431475</text:p>
          </table:table-cell>
          <table:table-cell office:value-type="float" office:value="0.013158" calcext:value-type="float">
            <text:p>0.013158</text:p>
          </table:table-cell>
          <table:table-cell office:value-type="float" office:value="1.653621" calcext:value-type="float">
            <text:p>1.653621</text:p>
          </table:table-cell>
          <table:table-cell office:value-type="float" office:value="0.98471" calcext:value-type="float">
            <text:p>0.98471</text:p>
          </table:table-cell>
          <table:table-cell office:value-type="float" office:value="0.97299" calcext:value-type="float">
            <text:p>0.97299</text:p>
          </table:table-cell>
          <table:table-cell office:value-type="float" office:value="0.961831" calcext:value-type="float">
            <text:p>0.961831</text:p>
          </table:table-cell>
          <table:table-cell office:value-type="float" office:value="0.948371" calcext:value-type="float">
            <text:p>0.9483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09857" calcext:value-type="float">
            <text:p>3.09857</text:p>
          </table:table-cell>
          <table:table-cell office:value-type="float" office:value="6.484967" calcext:value-type="float">
            <text:p>6.48496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16_T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4311154" calcext:value-type="float">
            <text:p>24311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62605" calcext:value-type="float">
            <text:p>22562605</text:p>
          </table:table-cell>
          <table:table-cell office:value-type="float" office:value="0.928076" calcext:value-type="float">
            <text:p>0.928076</text:p>
          </table:table-cell>
          <table:table-cell office:value-type="float" office:value="2266731818" calcext:value-type="float">
            <text:p>2266731818</text:p>
          </table:table-cell>
          <table:table-cell office:value-type="float" office:value="492861383" calcext:value-type="float">
            <text:p>492861383</text:p>
          </table:table-cell>
          <table:table-cell office:value-type="float" office:value="212985444" calcext:value-type="float">
            <text:p>212985444</text:p>
          </table:table-cell>
          <table:table-cell office:value-type="float" office:value="1560884991" calcext:value-type="float">
            <text:p>1560884991</text:p>
          </table:table-cell>
          <table:table-cell office:value-type="float" office:value="492861383" calcext:value-type="float">
            <text:p>492861383</text:p>
          </table:table-cell>
          <table:table-cell office:value-type="float" office:value="0.311394" calcext:value-type="float">
            <text:p>0.311394</text:p>
          </table:table-cell>
          <table:table-cell office:value-type="float" office:value="0.688606" calcext:value-type="float">
            <text:p>0.688606</text:p>
          </table:table-cell>
          <table:table-cell office:value-type="float" office:value="0.698255" calcext:value-type="float">
            <text:p>0.698255</text:p>
          </table:table-cell>
          <table:table-cell office:value-type="float" office:value="806.899347" calcext:value-type="float">
            <text:p>806.899347</text:p>
          </table:table-cell>
          <table:table-cell office:value-type="float" office:value="819.652401" calcext:value-type="float">
            <text:p>819.652401</text:p>
          </table:table-cell>
          <table:table-cell table:number-columns-repeated="2" office:value-type="float" office:value="0.200723" calcext:value-type="float">
            <text:p>0.200723</text:p>
          </table:table-cell>
          <table:table-cell office:value-type="float" office:value="192.822803" calcext:value-type="float">
            <text:p>192.822803</text:p>
          </table:table-cell>
          <table:table-cell office:value-type="float" office:value="0.010197" calcext:value-type="float">
            <text:p>0.010197</text:p>
          </table:table-cell>
          <table:table-cell office:value-type="float" office:value="2.112506" calcext:value-type="float">
            <text:p>2.112506</text:p>
          </table:table-cell>
          <table:table-cell office:value-type="float" office:value="0.985454" calcext:value-type="float">
            <text:p>0.985454</text:p>
          </table:table-cell>
          <table:table-cell office:value-type="float" office:value="0.971238" calcext:value-type="float">
            <text:p>0.971238</text:p>
          </table:table-cell>
          <table:table-cell office:value-type="float" office:value="0.965809" calcext:value-type="float">
            <text:p>0.965809</text:p>
          </table:table-cell>
          <table:table-cell office:value-type="float" office:value="0.960875" calcext:value-type="float">
            <text:p>0.9608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9164" calcext:value-type="float">
            <text:p>3.59164</text:p>
          </table:table-cell>
          <table:table-cell office:value-type="float" office:value="9.212036" calcext:value-type="float">
            <text:p>9.21203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21_T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479462" calcext:value-type="float">
            <text:p>6479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81869" calcext:value-type="float">
            <text:p>5781869</text:p>
          </table:table-cell>
          <table:table-cell office:value-type="float" office:value="0.892338" calcext:value-type="float">
            <text:p>0.892338</text:p>
          </table:table-cell>
          <table:table-cell office:value-type="float" office:value="431371818" calcext:value-type="float">
            <text:p>431371818</text:p>
          </table:table-cell>
          <table:table-cell office:value-type="float" office:value="89489477" calcext:value-type="float">
            <text:p>89489477</text:p>
          </table:table-cell>
          <table:table-cell office:value-type="float" office:value="43848041" calcext:value-type="float">
            <text:p>43848041</text:p>
          </table:table-cell>
          <table:table-cell office:value-type="float" office:value="298034300" calcext:value-type="float">
            <text:p>298034300</text:p>
          </table:table-cell>
          <table:table-cell office:value-type="float" office:value="89489477" calcext:value-type="float">
            <text:p>89489477</text:p>
          </table:table-cell>
          <table:table-cell office:value-type="float" office:value="0.309101" calcext:value-type="float">
            <text:p>0.309101</text:p>
          </table:table-cell>
          <table:table-cell office:value-type="float" office:value="0.690899" calcext:value-type="float">
            <text:p>0.690899</text:p>
          </table:table-cell>
          <table:table-cell office:value-type="float" office:value="0.67115" calcext:value-type="float">
            <text:p>0.67115</text:p>
          </table:table-cell>
          <table:table-cell office:value-type="float" office:value="146.509755" calcext:value-type="float">
            <text:p>146.509755</text:p>
          </table:table-cell>
          <table:table-cell office:value-type="float" office:value="149.342794" calcext:value-type="float">
            <text:p>149.342794</text:p>
          </table:table-cell>
          <table:table-cell table:number-columns-repeated="2" office:value-type="float" office:value="0.18415" calcext:value-type="float">
            <text:p>0.18415</text:p>
          </table:table-cell>
          <table:table-cell office:value-type="float" office:value="183.972938" calcext:value-type="float">
            <text:p>183.972938</text:p>
          </table:table-cell>
          <table:table-cell office:value-type="float" office:value="0.013487" calcext:value-type="float">
            <text:p>0.013487</text:p>
          </table:table-cell>
          <table:table-cell office:value-type="float" office:value="1.678009" calcext:value-type="float">
            <text:p>1.678009</text:p>
          </table:table-cell>
          <table:table-cell office:value-type="float" office:value="0.984411" calcext:value-type="float">
            <text:p>0.984411</text:p>
          </table:table-cell>
          <table:table-cell office:value-type="float" office:value="0.969416" calcext:value-type="float">
            <text:p>0.969416</text:p>
          </table:table-cell>
          <table:table-cell office:value-type="float" office:value="0.957061" calcext:value-type="float">
            <text:p>0.957061</text:p>
          </table:table-cell>
          <table:table-cell office:value-type="float" office:value="0.939973" calcext:value-type="float">
            <text:p>0.9399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25389" calcext:value-type="float">
            <text:p>4.25389</text:p>
          </table:table-cell>
          <table:table-cell office:value-type="float" office:value="5.381508" calcext:value-type="float">
            <text:p>5.38150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244_T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659092" calcext:value-type="float">
            <text:p>21659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74744" calcext:value-type="float">
            <text:p>19674744</text:p>
          </table:table-cell>
          <table:table-cell office:value-type="float" office:value="0.908383" calcext:value-type="float">
            <text:p>0.908383</text:p>
          </table:table-cell>
          <table:table-cell office:value-type="float" office:value="1974818489" calcext:value-type="float">
            <text:p>1974818489</text:p>
          </table:table-cell>
          <table:table-cell office:value-type="float" office:value="482485703" calcext:value-type="float">
            <text:p>482485703</text:p>
          </table:table-cell>
          <table:table-cell office:value-type="float" office:value="187877849" calcext:value-type="float">
            <text:p>187877849</text:p>
          </table:table-cell>
          <table:table-cell office:value-type="float" office:value="1304454937" calcext:value-type="float">
            <text:p>1304454937</text:p>
          </table:table-cell>
          <table:table-cell office:value-type="float" office:value="482485703" calcext:value-type="float">
            <text:p>482485703</text:p>
          </table:table-cell>
          <table:table-cell office:value-type="float" office:value="0.339456" calcext:value-type="float">
            <text:p>0.339456</text:p>
          </table:table-cell>
          <table:table-cell office:value-type="float" office:value="0.660544" calcext:value-type="float">
            <text:p>0.660544</text:p>
          </table:table-cell>
          <table:table-cell office:value-type="float" office:value="0.719737" calcext:value-type="float">
            <text:p>0.719737</text:p>
          </table:table-cell>
          <table:table-cell office:value-type="float" office:value="789.912564" calcext:value-type="float">
            <text:p>789.912564</text:p>
          </table:table-cell>
          <table:table-cell office:value-type="float" office:value="801.179257" calcext:value-type="float">
            <text:p>801.179257</text:p>
          </table:table-cell>
          <table:table-cell table:number-columns-repeated="2" office:value-type="float" office:value="0.220558" calcext:value-type="float">
            <text:p>0.220558</text:p>
          </table:table-cell>
          <table:table-cell office:value-type="float" office:value="216.66612" calcext:value-type="float">
            <text:p>216.66612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2.028302" calcext:value-type="float">
            <text:p>2.028302</text:p>
          </table:table-cell>
          <table:table-cell office:value-type="float" office:value="0.992332" calcext:value-type="float">
            <text:p>0.992332</text:p>
          </table:table-cell>
          <table:table-cell office:value-type="float" office:value="0.980323" calcext:value-type="float">
            <text:p>0.980323</text:p>
          </table:table-cell>
          <table:table-cell office:value-type="float" office:value="0.970651" calcext:value-type="float">
            <text:p>0.970651</text:p>
          </table:table-cell>
          <table:table-cell office:value-type="float" office:value="0.966223" calcext:value-type="float">
            <text:p>0.9662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429996" calcext:value-type="float">
            <text:p>4.429996</text:p>
          </table:table-cell>
          <table:table-cell office:value-type="float" office:value="6.509356" calcext:value-type="float">
            <text:p>6.50935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76_T1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09909" calcext:value-type="float">
            <text:p>16309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38923" calcext:value-type="float">
            <text:p>15138923</text:p>
          </table:table-cell>
          <table:table-cell office:value-type="float" office:value="0.928204" calcext:value-type="float">
            <text:p>0.928204</text:p>
          </table:table-cell>
          <table:table-cell office:value-type="float" office:value="1521207065" calcext:value-type="float">
            <text:p>1521207065</text:p>
          </table:table-cell>
          <table:table-cell office:value-type="float" office:value="359192467" calcext:value-type="float">
            <text:p>359192467</text:p>
          </table:table-cell>
          <table:table-cell office:value-type="float" office:value="151534203" calcext:value-type="float">
            <text:p>151534203</text:p>
          </table:table-cell>
          <table:table-cell office:value-type="float" office:value="1010480395" calcext:value-type="float">
            <text:p>1010480395</text:p>
          </table:table-cell>
          <table:table-cell office:value-type="float" office:value="359192467" calcext:value-type="float">
            <text:p>359192467</text:p>
          </table:table-cell>
          <table:table-cell office:value-type="float" office:value="0.335738" calcext:value-type="float">
            <text:p>0.335738</text:p>
          </table:table-cell>
          <table:table-cell office:value-type="float" office:value="0.664262" calcext:value-type="float">
            <text:p>0.664262</text:p>
          </table:table-cell>
          <table:table-cell office:value-type="float" office:value="0.703297" calcext:value-type="float">
            <text:p>0.703297</text:p>
          </table:table-cell>
          <table:table-cell office:value-type="float" office:value="588.060207" calcext:value-type="float">
            <text:p>588.060207</text:p>
          </table:table-cell>
          <table:table-cell office:value-type="float" office:value="598.368413" calcext:value-type="float">
            <text:p>598.368413</text:p>
          </table:table-cell>
          <table:table-cell table:number-columns-repeated="2" office:value-type="float" office:value="0.218049" calcext:value-type="float">
            <text:p>0.218049</text:p>
          </table:table-cell>
          <table:table-cell office:value-type="float" office:value="209.398048" calcext:value-type="float">
            <text:p>209.398048</text:p>
          </table:table-cell>
          <table:table-cell office:value-type="float" office:value="0.013816" calcext:value-type="float">
            <text:p>0.013816</text:p>
          </table:table-cell>
          <table:table-cell office:value-type="float" office:value="2.14469" calcext:value-type="float">
            <text:p>2.14469</text:p>
          </table:table-cell>
          <table:table-cell office:value-type="float" office:value="0.984028" calcext:value-type="float">
            <text:p>0.984028</text:p>
          </table:table-cell>
          <table:table-cell office:value-type="float" office:value="0.972223" calcext:value-type="float">
            <text:p>0.972223</text:p>
          </table:table-cell>
          <table:table-cell office:value-type="float" office:value="0.965054" calcext:value-type="float">
            <text:p>0.965054</text:p>
          </table:table-cell>
          <table:table-cell office:value-type="float" office:value="0.958505" calcext:value-type="float">
            <text:p>0.95850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00612" calcext:value-type="float">
            <text:p>3.700612</text:p>
          </table:table-cell>
          <table:table-cell office:value-type="float" office:value="9.372926" calcext:value-type="float">
            <text:p>9.37292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77_T1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287132" calcext:value-type="float">
            <text:p>21287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94903" calcext:value-type="float">
            <text:p>19294903</text:p>
          </table:table-cell>
          <table:table-cell office:value-type="float" office:value="0.906412" calcext:value-type="float">
            <text:p>0.906412</text:p>
          </table:table-cell>
          <table:table-cell office:value-type="float" office:value="1938610701" calcext:value-type="float">
            <text:p>1938610701</text:p>
          </table:table-cell>
          <table:table-cell office:value-type="float" office:value="446334637" calcext:value-type="float">
            <text:p>446334637</text:p>
          </table:table-cell>
          <table:table-cell office:value-type="float" office:value="189289634" calcext:value-type="float">
            <text:p>189289634</text:p>
          </table:table-cell>
          <table:table-cell office:value-type="float" office:value="1302986430" calcext:value-type="float">
            <text:p>1302986430</text:p>
          </table:table-cell>
          <table:table-cell office:value-type="float" office:value="446334637" calcext:value-type="float">
            <text:p>446334637</text:p>
          </table:table-cell>
          <table:table-cell office:value-type="float" office:value="0.327876" calcext:value-type="float">
            <text:p>0.327876</text:p>
          </table:table-cell>
          <table:table-cell office:value-type="float" office:value="0.672124" calcext:value-type="float">
            <text:p>0.672124</text:p>
          </table:table-cell>
          <table:table-cell office:value-type="float" office:value="0.702199" calcext:value-type="float">
            <text:p>0.702199</text:p>
          </table:table-cell>
          <table:table-cell office:value-type="float" office:value="730.727015" calcext:value-type="float">
            <text:p>730.727015</text:p>
          </table:table-cell>
          <table:table-cell office:value-type="float" office:value="742.763876" calcext:value-type="float">
            <text:p>742.763876</text:p>
          </table:table-cell>
          <table:table-cell table:number-columns-repeated="2" office:value-type="float" office:value="0.207597" calcext:value-type="float">
            <text:p>0.207597</text:p>
          </table:table-cell>
          <table:table-cell office:value-type="float" office:value="204.175547" calcext:value-type="float">
            <text:p>204.175547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2.159197" calcext:value-type="float">
            <text:p>2.159197</text:p>
          </table:table-cell>
          <table:table-cell office:value-type="float" office:value="0.985413" calcext:value-type="float">
            <text:p>0.985413</text:p>
          </table:table-cell>
          <table:table-cell office:value-type="float" office:value="0.972632" calcext:value-type="float">
            <text:p>0.972632</text:p>
          </table:table-cell>
          <table:table-cell office:value-type="float" office:value="0.965711" calcext:value-type="float">
            <text:p>0.965711</text:p>
          </table:table-cell>
          <table:table-cell office:value-type="float" office:value="0.959646" calcext:value-type="float">
            <text:p>0.95964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18223" calcext:value-type="float">
            <text:p>3.518223</text:p>
          </table:table-cell>
          <table:table-cell office:value-type="float" office:value="9.477518" calcext:value-type="float">
            <text:p>9.47751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79_T1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433104" calcext:value-type="float">
            <text:p>19433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19200" calcext:value-type="float">
            <text:p>18119200</text:p>
          </table:table-cell>
          <table:table-cell office:value-type="float" office:value="0.932388" calcext:value-type="float">
            <text:p>0.932388</text:p>
          </table:table-cell>
          <table:table-cell office:value-type="float" office:value="1820618954" calcext:value-type="float">
            <text:p>1820618954</text:p>
          </table:table-cell>
          <table:table-cell office:value-type="float" office:value="402499271" calcext:value-type="float">
            <text:p>402499271</text:p>
          </table:table-cell>
          <table:table-cell office:value-type="float" office:value="173755310" calcext:value-type="float">
            <text:p>173755310</text:p>
          </table:table-cell>
          <table:table-cell office:value-type="float" office:value="1244364373" calcext:value-type="float">
            <text:p>1244364373</text:p>
          </table:table-cell>
          <table:table-cell office:value-type="float" office:value="402499271" calcext:value-type="float">
            <text:p>402499271</text:p>
          </table:table-cell>
          <table:table-cell office:value-type="float" office:value="0.316516" calcext:value-type="float">
            <text:p>0.316516</text:p>
          </table:table-cell>
          <table:table-cell office:value-type="float" office:value="0.683484" calcext:value-type="float">
            <text:p>0.683484</text:p>
          </table:table-cell>
          <table:table-cell office:value-type="float" office:value="0.698475" calcext:value-type="float">
            <text:p>0.698475</text:p>
          </table:table-cell>
          <table:table-cell office:value-type="float" office:value="658.960937" calcext:value-type="float">
            <text:p>658.960937</text:p>
          </table:table-cell>
          <table:table-cell office:value-type="float" office:value="671.696901" calcext:value-type="float">
            <text:p>671.696901</text:p>
          </table:table-cell>
          <table:table-cell table:number-columns-repeated="2" office:value-type="float" office:value="0.20507" calcext:value-type="float">
            <text:p>0.20507</text:p>
          </table:table-cell>
          <table:table-cell office:value-type="float" office:value="196.055839" calcext:value-type="float">
            <text:p>196.055839</text:p>
          </table:table-cell>
          <table:table-cell office:value-type="float" office:value="0.013487" calcext:value-type="float">
            <text:p>0.013487</text:p>
          </table:table-cell>
          <table:table-cell office:value-type="float" office:value="2.118918" calcext:value-type="float">
            <text:p>2.118918</text:p>
          </table:table-cell>
          <table:table-cell office:value-type="float" office:value="0.985659" calcext:value-type="float">
            <text:p>0.985659</text:p>
          </table:table-cell>
          <table:table-cell office:value-type="float" office:value="0.973834" calcext:value-type="float">
            <text:p>0.973834</text:p>
          </table:table-cell>
          <table:table-cell office:value-type="float" office:value="0.96589" calcext:value-type="float">
            <text:p>0.96589</text:p>
          </table:table-cell>
          <table:table-cell office:value-type="float" office:value="0.959486" calcext:value-type="float">
            <text:p>0.9594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45713" calcext:value-type="float">
            <text:p>3.745713</text:p>
          </table:table-cell>
          <table:table-cell office:value-type="float" office:value="9.301861" calcext:value-type="float">
            <text:p>9.30186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80_T1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317047" calcext:value-type="float">
            <text:p>18317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21341" calcext:value-type="float">
            <text:p>16821341</text:p>
          </table:table-cell>
          <table:table-cell office:value-type="float" office:value="0.918343" calcext:value-type="float">
            <text:p>0.918343</text:p>
          </table:table-cell>
          <table:table-cell office:value-type="float" office:value="1689172185" calcext:value-type="float">
            <text:p>1689172185</text:p>
          </table:table-cell>
          <table:table-cell office:value-type="float" office:value="379360811" calcext:value-type="float">
            <text:p>379360811</text:p>
          </table:table-cell>
          <table:table-cell office:value-type="float" office:value="156780008" calcext:value-type="float">
            <text:p>156780008</text:p>
          </table:table-cell>
          <table:table-cell office:value-type="float" office:value="1153031366" calcext:value-type="float">
            <text:p>1153031366</text:p>
          </table:table-cell>
          <table:table-cell office:value-type="float" office:value="379360811" calcext:value-type="float">
            <text:p>379360811</text:p>
          </table:table-cell>
          <table:table-cell office:value-type="float" office:value="0.317399" calcext:value-type="float">
            <text:p>0.317399</text:p>
          </table:table-cell>
          <table:table-cell office:value-type="float" office:value="0.682601" calcext:value-type="float">
            <text:p>0.682601</text:p>
          </table:table-cell>
          <table:table-cell office:value-type="float" office:value="0.707577" calcext:value-type="float">
            <text:p>0.707577</text:p>
          </table:table-cell>
          <table:table-cell office:value-type="float" office:value="621.079275" calcext:value-type="float">
            <text:p>621.079275</text:p>
          </table:table-cell>
          <table:table-cell office:value-type="float" office:value="631.606588" calcext:value-type="float">
            <text:p>631.606588</text:p>
          </table:table-cell>
          <table:table-cell table:number-columns-repeated="2" office:value-type="float" office:value="0.205057" calcext:value-type="float">
            <text:p>0.205057</text:p>
          </table:table-cell>
          <table:table-cell office:value-type="float" office:value="199.164663" calcext:value-type="float">
            <text:p>199.164663</text:p>
          </table:table-cell>
          <table:table-cell office:value-type="float" office:value="0.012171" calcext:value-type="float">
            <text:p>0.012171</text:p>
          </table:table-cell>
          <table:table-cell office:value-type="float" office:value="2.170469" calcext:value-type="float">
            <text:p>2.170469</text:p>
          </table:table-cell>
          <table:table-cell office:value-type="float" office:value="0.984808" calcext:value-type="float">
            <text:p>0.984808</text:p>
          </table:table-cell>
          <table:table-cell office:value-type="float" office:value="0.972175" calcext:value-type="float">
            <text:p>0.972175</text:p>
          </table:table-cell>
          <table:table-cell office:value-type="float" office:value="0.964353" calcext:value-type="float">
            <text:p>0.964353</text:p>
          </table:table-cell>
          <table:table-cell office:value-type="float" office:value="0.956326" calcext:value-type="float">
            <text:p>0.95632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11748" calcext:value-type="float">
            <text:p>3.511748</text:p>
          </table:table-cell>
          <table:table-cell office:value-type="float" office:value="9.740459" calcext:value-type="float">
            <text:p>9.74045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87_T1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2409231" calcext:value-type="float">
            <text:p>22409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40284" calcext:value-type="float">
            <text:p>20540284</text:p>
          </table:table-cell>
          <table:table-cell office:value-type="float" office:value="0.916599" calcext:value-type="float">
            <text:p>0.916599</text:p>
          </table:table-cell>
          <table:table-cell office:value-type="float" office:value="2063810071" calcext:value-type="float">
            <text:p>2063810071</text:p>
          </table:table-cell>
          <table:table-cell office:value-type="float" office:value="455365534" calcext:value-type="float">
            <text:p>455365534</text:p>
          </table:table-cell>
          <table:table-cell office:value-type="float" office:value="194040298" calcext:value-type="float">
            <text:p>194040298</text:p>
          </table:table-cell>
          <table:table-cell office:value-type="float" office:value="1414404239" calcext:value-type="float">
            <text:p>1414404239</text:p>
          </table:table-cell>
          <table:table-cell office:value-type="float" office:value="455365534" calcext:value-type="float">
            <text:p>455365534</text:p>
          </table:table-cell>
          <table:table-cell office:value-type="float" office:value="0.314664" calcext:value-type="float">
            <text:p>0.314664</text:p>
          </table:table-cell>
          <table:table-cell office:value-type="float" office:value="0.685336" calcext:value-type="float">
            <text:p>0.685336</text:p>
          </table:table-cell>
          <table:table-cell office:value-type="float" office:value="0.701203" calcext:value-type="float">
            <text:p>0.701203</text:p>
          </table:table-cell>
          <table:table-cell office:value-type="float" office:value="745.512155" calcext:value-type="float">
            <text:p>745.512155</text:p>
          </table:table-cell>
          <table:table-cell office:value-type="float" office:value="759.76454" calcext:value-type="float">
            <text:p>759.76454</text:p>
          </table:table-cell>
          <table:table-cell table:number-columns-repeated="2" office:value-type="float" office:value="0.201193" calcext:value-type="float">
            <text:p>0.201193</text:p>
          </table:table-cell>
          <table:table-cell office:value-type="float" office:value="195.669967" calcext:value-type="float">
            <text:p>195.669967</text:p>
          </table:table-cell>
          <table:table-cell office:value-type="float" office:value="0.014474" calcext:value-type="float">
            <text:p>0.014474</text:p>
          </table:table-cell>
          <table:table-cell office:value-type="float" office:value="2.140182" calcext:value-type="float">
            <text:p>2.140182</text:p>
          </table:table-cell>
          <table:table-cell office:value-type="float" office:value="0.983576" calcext:value-type="float">
            <text:p>0.983576</text:p>
          </table:table-cell>
          <table:table-cell office:value-type="float" office:value="0.97291" calcext:value-type="float">
            <text:p>0.97291</text:p>
          </table:table-cell>
          <table:table-cell office:value-type="float" office:value="0.966193" calcext:value-type="float">
            <text:p>0.966193</text:p>
          </table:table-cell>
          <table:table-cell office:value-type="float" office:value="0.960246" calcext:value-type="float">
            <text:p>0.96024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97307" calcext:value-type="float">
            <text:p>3.97307</text:p>
          </table:table-cell>
          <table:table-cell office:value-type="float" office:value="9.430719" calcext:value-type="float">
            <text:p>9.43071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89_T1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608497" calcext:value-type="float">
            <text:p>14608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44893" calcext:value-type="float">
            <text:p>13444893</text:p>
          </table:table-cell>
          <table:table-cell office:value-type="float" office:value="0.920347" calcext:value-type="float">
            <text:p>0.920347</text:p>
          </table:table-cell>
          <table:table-cell office:value-type="float" office:value="1350624641" calcext:value-type="float">
            <text:p>1350624641</text:p>
          </table:table-cell>
          <table:table-cell office:value-type="float" office:value="322962055" calcext:value-type="float">
            <text:p>322962055</text:p>
          </table:table-cell>
          <table:table-cell office:value-type="float" office:value="125617191" calcext:value-type="float">
            <text:p>125617191</text:p>
          </table:table-cell>
          <table:table-cell office:value-type="float" office:value="902045395" calcext:value-type="float">
            <text:p>902045395</text:p>
          </table:table-cell>
          <table:table-cell office:value-type="float" office:value="322962055" calcext:value-type="float">
            <text:p>322962055</text:p>
          </table:table-cell>
          <table:table-cell office:value-type="float" office:value="0.332127" calcext:value-type="float">
            <text:p>0.332127</text:p>
          </table:table-cell>
          <table:table-cell office:value-type="float" office:value="0.667873" calcext:value-type="float">
            <text:p>0.667873</text:p>
          </table:table-cell>
          <table:table-cell office:value-type="float" office:value="0.719967" calcext:value-type="float">
            <text:p>0.719967</text:p>
          </table:table-cell>
          <table:table-cell office:value-type="float" office:value="528.744755" calcext:value-type="float">
            <text:p>528.744755</text:p>
          </table:table-cell>
          <table:table-cell office:value-type="float" office:value="538.958415" calcext:value-type="float">
            <text:p>538.958415</text:p>
          </table:table-cell>
          <table:table-cell table:number-columns-repeated="2" office:value-type="float" office:value="0.218889" calcext:value-type="float">
            <text:p>0.218889</text:p>
          </table:table-cell>
          <table:table-cell office:value-type="float" office:value="212.056004" calcext:value-type="float">
            <text:p>212.056004</text:p>
          </table:table-cell>
          <table:table-cell office:value-type="float" office:value="0.013487" calcext:value-type="float">
            <text:p>0.013487</text:p>
          </table:table-cell>
          <table:table-cell office:value-type="float" office:value="2.24566" calcext:value-type="float">
            <text:p>2.24566</text:p>
          </table:table-cell>
          <table:table-cell office:value-type="float" office:value="0.984101" calcext:value-type="float">
            <text:p>0.984101</text:p>
          </table:table-cell>
          <table:table-cell office:value-type="float" office:value="0.970976" calcext:value-type="float">
            <text:p>0.970976</text:p>
          </table:table-cell>
          <table:table-cell office:value-type="float" office:value="0.963457" calcext:value-type="float">
            <text:p>0.963457</text:p>
          </table:table-cell>
          <table:table-cell office:value-type="float" office:value="0.954717" calcext:value-type="float">
            <text:p>0.95471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209688" calcext:value-type="float">
            <text:p>4.209688</text:p>
          </table:table-cell>
          <table:table-cell office:value-type="float" office:value="9.401725" calcext:value-type="float">
            <text:p>9.401725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90_T1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020414" calcext:value-type="float">
            <text:p>19020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88670" calcext:value-type="float">
            <text:p>17388670</text:p>
          </table:table-cell>
          <table:table-cell office:value-type="float" office:value="0.914211" calcext:value-type="float">
            <text:p>0.914211</text:p>
          </table:table-cell>
          <table:table-cell office:value-type="float" office:value="1746164142" calcext:value-type="float">
            <text:p>1746164142</text:p>
          </table:table-cell>
          <table:table-cell office:value-type="float" office:value="395738272" calcext:value-type="float">
            <text:p>395738272</text:p>
          </table:table-cell>
          <table:table-cell office:value-type="float" office:value="174167530" calcext:value-type="float">
            <text:p>174167530</text:p>
          </table:table-cell>
          <table:table-cell office:value-type="float" office:value="1176258340" calcext:value-type="float">
            <text:p>1176258340</text:p>
          </table:table-cell>
          <table:table-cell office:value-type="float" office:value="395738272" calcext:value-type="float">
            <text:p>395738272</text:p>
          </table:table-cell>
          <table:table-cell office:value-type="float" office:value="0.326376" calcext:value-type="float">
            <text:p>0.326376</text:p>
          </table:table-cell>
          <table:table-cell office:value-type="float" office:value="0.673624" calcext:value-type="float">
            <text:p>0.673624</text:p>
          </table:table-cell>
          <table:table-cell office:value-type="float" office:value="0.694392" calcext:value-type="float">
            <text:p>0.694392</text:p>
          </table:table-cell>
          <table:table-cell office:value-type="float" office:value="647.892012" calcext:value-type="float">
            <text:p>647.892012</text:p>
          </table:table-cell>
          <table:table-cell office:value-type="float" office:value="658.659379" calcext:value-type="float">
            <text:p>658.659379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200.981799" calcext:value-type="float">
            <text:p>200.981799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2.188237" calcext:value-type="float">
            <text:p>2.188237</text:p>
          </table:table-cell>
          <table:table-cell office:value-type="float" office:value="0.986418" calcext:value-type="float">
            <text:p>0.986418</text:p>
          </table:table-cell>
          <table:table-cell office:value-type="float" office:value="0.971917" calcext:value-type="float">
            <text:p>0.971917</text:p>
          </table:table-cell>
          <table:table-cell office:value-type="float" office:value="0.964061" calcext:value-type="float">
            <text:p>0.964061</text:p>
          </table:table-cell>
          <table:table-cell office:value-type="float" office:value="0.955749" calcext:value-type="float">
            <text:p>0.95574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7772" calcext:value-type="float">
            <text:p>3.47772</text:p>
          </table:table-cell>
          <table:table-cell office:value-type="float" office:value="9.735241" calcext:value-type="float">
            <text:p>9.73524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ytisus_92_T1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323397" calcext:value-type="float">
            <text:p>21323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51067" calcext:value-type="float">
            <text:p>19651067</text:p>
          </table:table-cell>
          <table:table-cell office:value-type="float" office:value="0.921573" calcext:value-type="float">
            <text:p>0.921573</text:p>
          </table:table-cell>
          <table:table-cell office:value-type="float" office:value="1974212954" calcext:value-type="float">
            <text:p>1974212954</text:p>
          </table:table-cell>
          <table:table-cell office:value-type="float" office:value="447760558" calcext:value-type="float">
            <text:p>447760558</text:p>
          </table:table-cell>
          <table:table-cell office:value-type="float" office:value="184297976" calcext:value-type="float">
            <text:p>184297976</text:p>
          </table:table-cell>
          <table:table-cell office:value-type="float" office:value="1342154420" calcext:value-type="float">
            <text:p>1342154420</text:p>
          </table:table-cell>
          <table:table-cell office:value-type="float" office:value="447760558" calcext:value-type="float">
            <text:p>447760558</text:p>
          </table:table-cell>
          <table:table-cell office:value-type="float" office:value="0.320157" calcext:value-type="float">
            <text:p>0.320157</text:p>
          </table:table-cell>
          <table:table-cell office:value-type="float" office:value="0.679843" calcext:value-type="float">
            <text:p>0.679843</text:p>
          </table:table-cell>
          <table:table-cell office:value-type="float" office:value="0.708416" calcext:value-type="float">
            <text:p>0.708416</text:p>
          </table:table-cell>
          <table:table-cell office:value-type="float" office:value="733.061494" calcext:value-type="float">
            <text:p>733.061494</text:p>
          </table:table-cell>
          <table:table-cell office:value-type="float" office:value="745.98211" calcext:value-type="float">
            <text:p>745.98211</text:p>
          </table:table-cell>
          <table:table-cell table:number-columns-repeated="2" office:value-type="float" office:value="0.207907" calcext:value-type="float">
            <text:p>0.207907</text:p>
          </table:table-cell>
          <table:table-cell office:value-type="float" office:value="201.134041" calcext:value-type="float">
            <text:p>201.134041</text:p>
          </table:table-cell>
          <table:table-cell office:value-type="float" office:value="0.0125" calcext:value-type="float">
            <text:p>0.0125</text:p>
          </table:table-cell>
          <table:table-cell office:value-type="float" office:value="2.246934" calcext:value-type="float">
            <text:p>2.246934</text:p>
          </table:table-cell>
          <table:table-cell office:value-type="float" office:value="0.986678" calcext:value-type="float">
            <text:p>0.986678</text:p>
          </table:table-cell>
          <table:table-cell office:value-type="float" office:value="0.974182" calcext:value-type="float">
            <text:p>0.974182</text:p>
          </table:table-cell>
          <table:table-cell office:value-type="float" office:value="0.967917" calcext:value-type="float">
            <text:p>0.967917</text:p>
          </table:table-cell>
          <table:table-cell office:value-type="float" office:value="0.961784" calcext:value-type="float">
            <text:p>0.96178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226436" calcext:value-type="float">
            <text:p>4.226436</text:p>
          </table:table-cell>
          <table:table-cell office:value-type="float" office:value="9.116632" calcext:value-type="float">
            <text:p>9.11663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167_T1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020240" calcext:value-type="float">
            <text:p>21020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64788" calcext:value-type="float">
            <text:p>18864788</text:p>
          </table:table-cell>
          <table:table-cell office:value-type="float" office:value="0.897458" calcext:value-type="float">
            <text:p>0.897458</text:p>
          </table:table-cell>
          <table:table-cell office:value-type="float" office:value="1894297489" calcext:value-type="float">
            <text:p>1894297489</text:p>
          </table:table-cell>
          <table:table-cell office:value-type="float" office:value="457276750" calcext:value-type="float">
            <text:p>457276750</text:p>
          </table:table-cell>
          <table:table-cell office:value-type="float" office:value="180193800" calcext:value-type="float">
            <text:p>180193800</text:p>
          </table:table-cell>
          <table:table-cell office:value-type="float" office:value="1256826939" calcext:value-type="float">
            <text:p>1256826939</text:p>
          </table:table-cell>
          <table:table-cell office:value-type="float" office:value="457276750" calcext:value-type="float">
            <text:p>457276750</text:p>
          </table:table-cell>
          <table:table-cell office:value-type="float" office:value="0.336521" calcext:value-type="float">
            <text:p>0.336521</text:p>
          </table:table-cell>
          <table:table-cell office:value-type="float" office:value="0.663479" calcext:value-type="float">
            <text:p>0.663479</text:p>
          </table:table-cell>
          <table:table-cell office:value-type="float" office:value="0.71733" calcext:value-type="float">
            <text:p>0.71733</text:p>
          </table:table-cell>
          <table:table-cell office:value-type="float" office:value="748.641146" calcext:value-type="float">
            <text:p>748.641146</text:p>
          </table:table-cell>
          <table:table-cell office:value-type="float" office:value="758.432913" calcext:value-type="float">
            <text:p>758.432913</text:p>
          </table:table-cell>
          <table:table-cell table:number-columns-repeated="2" office:value-type="float" office:value="0.215387" calcext:value-type="float">
            <text:p>0.215387</text:p>
          </table:table-cell>
          <table:table-cell office:value-type="float" office:value="214.074372" calcext:value-type="float">
            <text:p>214.074372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1.872674" calcext:value-type="float">
            <text:p>1.872674</text:p>
          </table:table-cell>
          <table:table-cell office:value-type="float" office:value="0.994447" calcext:value-type="float">
            <text:p>0.994447</text:p>
          </table:table-cell>
          <table:table-cell office:value-type="float" office:value="0.987486" calcext:value-type="float">
            <text:p>0.987486</text:p>
          </table:table-cell>
          <table:table-cell office:value-type="float" office:value="0.985358" calcext:value-type="float">
            <text:p>0.985358</text:p>
          </table:table-cell>
          <table:table-cell office:value-type="float" office:value="0.983394" calcext:value-type="float">
            <text:p>0.98339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150176" calcext:value-type="float">
            <text:p>4.150176</text:p>
          </table:table-cell>
          <table:table-cell office:value-type="float" office:value="6.572159" calcext:value-type="float">
            <text:p>6.57215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171_T1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5202983" calcext:value-type="float">
            <text:p>15202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13919" calcext:value-type="float">
            <text:p>13713919</text:p>
          </table:table-cell>
          <table:table-cell office:value-type="float" office:value="0.902054" calcext:value-type="float">
            <text:p>0.902054</text:p>
          </table:table-cell>
          <table:table-cell office:value-type="float" office:value="1370302624" calcext:value-type="float">
            <text:p>1370302624</text:p>
          </table:table-cell>
          <table:table-cell office:value-type="float" office:value="315006239" calcext:value-type="float">
            <text:p>315006239</text:p>
          </table:table-cell>
          <table:table-cell office:value-type="float" office:value="131476205" calcext:value-type="float">
            <text:p>131476205</text:p>
          </table:table-cell>
          <table:table-cell office:value-type="float" office:value="923820180" calcext:value-type="float">
            <text:p>923820180</text:p>
          </table:table-cell>
          <table:table-cell office:value-type="float" office:value="315006239" calcext:value-type="float">
            <text:p>315006239</text:p>
          </table:table-cell>
          <table:table-cell office:value-type="float" office:value="0.325828" calcext:value-type="float">
            <text:p>0.325828</text:p>
          </table:table-cell>
          <table:table-cell office:value-type="float" office:value="0.674172" calcext:value-type="float">
            <text:p>0.674172</text:p>
          </table:table-cell>
          <table:table-cell office:value-type="float" office:value="0.705529" calcext:value-type="float">
            <text:p>0.705529</text:p>
          </table:table-cell>
          <table:table-cell office:value-type="float" office:value="515.719708" calcext:value-type="float">
            <text:p>515.719708</text:p>
          </table:table-cell>
          <table:table-cell office:value-type="float" office:value="524.089277" calcext:value-type="float">
            <text:p>524.089277</text:p>
          </table:table-cell>
          <table:table-cell table:number-columns-repeated="2" office:value-type="float" office:value="0.205149" calcext:value-type="float">
            <text:p>0.205149</text:p>
          </table:table-cell>
          <table:table-cell office:value-type="float" office:value="203.86206" calcext:value-type="float">
            <text:p>203.86206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2.008005" calcext:value-type="float">
            <text:p>2.008005</text:p>
          </table:table-cell>
          <table:table-cell office:value-type="float" office:value="0.986297" calcext:value-type="float">
            <text:p>0.986297</text:p>
          </table:table-cell>
          <table:table-cell office:value-type="float" office:value="0.96869" calcext:value-type="float">
            <text:p>0.96869</text:p>
          </table:table-cell>
          <table:table-cell office:value-type="float" office:value="0.961885" calcext:value-type="float">
            <text:p>0.961885</text:p>
          </table:table-cell>
          <table:table-cell office:value-type="float" office:value="0.957429" calcext:value-type="float">
            <text:p>0.95742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66608" calcext:value-type="float">
            <text:p>3.866608</text:p>
          </table:table-cell>
          <table:table-cell office:value-type="float" office:value="7.528927" calcext:value-type="float">
            <text:p>7.52892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174_T2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589450" calcext:value-type="float">
            <text:p>18589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13519" calcext:value-type="float">
            <text:p>16613519</text:p>
          </table:table-cell>
          <table:table-cell office:value-type="float" office:value="0.893707" calcext:value-type="float">
            <text:p>0.893707</text:p>
          </table:table-cell>
          <table:table-cell office:value-type="float" office:value="1660181640" calcext:value-type="float">
            <text:p>1660181640</text:p>
          </table:table-cell>
          <table:table-cell office:value-type="float" office:value="393312602" calcext:value-type="float">
            <text:p>393312602</text:p>
          </table:table-cell>
          <table:table-cell office:value-type="float" office:value="152198779" calcext:value-type="float">
            <text:p>152198779</text:p>
          </table:table-cell>
          <table:table-cell office:value-type="float" office:value="1114670259" calcext:value-type="float">
            <text:p>1114670259</text:p>
          </table:table-cell>
          <table:table-cell office:value-type="float" office:value="393312602" calcext:value-type="float">
            <text:p>393312602</text:p>
          </table:table-cell>
          <table:table-cell office:value-type="float" office:value="0.328585" calcext:value-type="float">
            <text:p>0.328585</text:p>
          </table:table-cell>
          <table:table-cell office:value-type="float" office:value="0.671415" calcext:value-type="float">
            <text:p>0.671415</text:p>
          </table:table-cell>
          <table:table-cell office:value-type="float" office:value="0.720998" calcext:value-type="float">
            <text:p>0.720998</text:p>
          </table:table-cell>
          <table:table-cell office:value-type="float" office:value="643.920771" calcext:value-type="float">
            <text:p>643.920771</text:p>
          </table:table-cell>
          <table:table-cell office:value-type="float" office:value="654.221843" calcext:value-type="float">
            <text:p>654.221843</text:p>
          </table:table-cell>
          <table:table-cell table:number-columns-repeated="2" office:value-type="float" office:value="0.209484" calcext:value-type="float">
            <text:p>0.209484</text:p>
          </table:table-cell>
          <table:table-cell office:value-type="float" office:value="210.095136" calcext:value-type="float">
            <text:p>210.095136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2.01299" calcext:value-type="float">
            <text:p>2.01299</text:p>
          </table:table-cell>
          <table:table-cell office:value-type="float" office:value="0.988925" calcext:value-type="float">
            <text:p>0.988925</text:p>
          </table:table-cell>
          <table:table-cell office:value-type="float" office:value="0.972612" calcext:value-type="float">
            <text:p>0.972612</text:p>
          </table:table-cell>
          <table:table-cell office:value-type="float" office:value="0.964383" calcext:value-type="float">
            <text:p>0.964383</text:p>
          </table:table-cell>
          <table:table-cell office:value-type="float" office:value="0.960916" calcext:value-type="float">
            <text:p>0.9609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244241" calcext:value-type="float">
            <text:p>4.244241</text:p>
          </table:table-cell>
          <table:table-cell office:value-type="float" office:value="6.77499" calcext:value-type="float">
            <text:p>6.7749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273_T2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39209" calcext:value-type="float">
            <text:p>25539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69880" calcext:value-type="float">
            <text:p>23569880</text:p>
          </table:table-cell>
          <table:table-cell office:value-type="float" office:value="0.92289" calcext:value-type="float">
            <text:p>0.92289</text:p>
          </table:table-cell>
          <table:table-cell office:value-type="float" office:value="2357187733" calcext:value-type="float">
            <text:p>2357187733</text:p>
          </table:table-cell>
          <table:table-cell office:value-type="float" office:value="622177747" calcext:value-type="float">
            <text:p>622177747</text:p>
          </table:table-cell>
          <table:table-cell office:value-type="float" office:value="223574161" calcext:value-type="float">
            <text:p>223574161</text:p>
          </table:table-cell>
          <table:table-cell office:value-type="float" office:value="1511435825" calcext:value-type="float">
            <text:p>1511435825</text:p>
          </table:table-cell>
          <table:table-cell office:value-type="float" office:value="622177747" calcext:value-type="float">
            <text:p>622177747</text:p>
          </table:table-cell>
          <table:table-cell office:value-type="float" office:value="0.358797" calcext:value-type="float">
            <text:p>0.358797</text:p>
          </table:table-cell>
          <table:table-cell office:value-type="float" office:value="0.641203" calcext:value-type="float">
            <text:p>0.641203</text:p>
          </table:table-cell>
          <table:table-cell office:value-type="float" office:value="0.73565" calcext:value-type="float">
            <text:p>0.73565</text:p>
          </table:table-cell>
          <table:table-cell office:value-type="float" office:value="1018.612606" calcext:value-type="float">
            <text:p>1018.612606</text:p>
          </table:table-cell>
          <table:table-cell office:value-type="float" office:value="1036.733944" calcext:value-type="float">
            <text:p>1036.733944</text:p>
          </table:table-cell>
          <table:table-cell table:number-columns-repeated="2" office:value-type="float" office:value="0.241205" calcext:value-type="float">
            <text:p>0.241205</text:p>
          </table:table-cell>
          <table:table-cell office:value-type="float" office:value="234.074467" calcext:value-type="float">
            <text:p>234.074467</text:p>
          </table:table-cell>
          <table:table-cell office:value-type="float" office:value="0.015789" calcext:value-type="float">
            <text:p>0.015789</text:p>
          </table:table-cell>
          <table:table-cell office:value-type="float" office:value="2.048881" calcext:value-type="float">
            <text:p>2.048881</text:p>
          </table:table-cell>
          <table:table-cell office:value-type="float" office:value="0.986093" calcext:value-type="float">
            <text:p>0.986093</text:p>
          </table:table-cell>
          <table:table-cell office:value-type="float" office:value="0.973518" calcext:value-type="float">
            <text:p>0.973518</text:p>
          </table:table-cell>
          <table:table-cell office:value-type="float" office:value="0.970867" calcext:value-type="float">
            <text:p>0.970867</text:p>
          </table:table-cell>
          <table:table-cell office:value-type="float" office:value="0.968371" calcext:value-type="float">
            <text:p>0.9683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964764" calcext:value-type="float">
            <text:p>4.964764</text:p>
          </table:table-cell>
          <table:table-cell office:value-type="float" office:value="6.216057" calcext:value-type="float">
            <text:p>6.21605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275_T2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8724531" calcext:value-type="float">
            <text:p>28724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408460" calcext:value-type="float">
            <text:p>26408460</text:p>
          </table:table-cell>
          <table:table-cell office:value-type="float" office:value="0.91937" calcext:value-type="float">
            <text:p>0.91937</text:p>
          </table:table-cell>
          <table:table-cell office:value-type="float" office:value="2640871633" calcext:value-type="float">
            <text:p>2640871633</text:p>
          </table:table-cell>
          <table:table-cell office:value-type="float" office:value="700240231" calcext:value-type="float">
            <text:p>700240231</text:p>
          </table:table-cell>
          <table:table-cell office:value-type="float" office:value="254124476" calcext:value-type="float">
            <text:p>254124476</text:p>
          </table:table-cell>
          <table:table-cell office:value-type="float" office:value="1686506926" calcext:value-type="float">
            <text:p>1686506926</text:p>
          </table:table-cell>
          <table:table-cell office:value-type="float" office:value="700240231" calcext:value-type="float">
            <text:p>700240231</text:p>
          </table:table-cell>
          <table:table-cell office:value-type="float" office:value="0.361382" calcext:value-type="float">
            <text:p>0.361382</text:p>
          </table:table-cell>
          <table:table-cell office:value-type="float" office:value="0.638618" calcext:value-type="float">
            <text:p>0.638618</text:p>
          </table:table-cell>
          <table:table-cell office:value-type="float" office:value="0.733724" calcext:value-type="float">
            <text:p>0.733724</text:p>
          </table:table-cell>
          <table:table-cell office:value-type="float" office:value="1146.414396" calcext:value-type="float">
            <text:p>1146.414396</text:p>
          </table:table-cell>
          <table:table-cell office:value-type="float" office:value="1165.760783" calcext:value-type="float">
            <text:p>1165.760783</text:p>
          </table:table-cell>
          <table:table-cell table:number-columns-repeated="2" office:value-type="float" office:value="0.241364" calcext:value-type="float">
            <text:p>0.241364</text:p>
          </table:table-cell>
          <table:table-cell office:value-type="float" office:value="235.143788" calcext:value-type="float">
            <text:p>235.143788</text:p>
          </table:table-cell>
          <table:table-cell office:value-type="float" office:value="0.013487" calcext:value-type="float">
            <text:p>0.013487</text:p>
          </table:table-cell>
          <table:table-cell office:value-type="float" office:value="2.052396" calcext:value-type="float">
            <text:p>2.052396</text:p>
          </table:table-cell>
          <table:table-cell office:value-type="float" office:value="0.984912" calcext:value-type="float">
            <text:p>0.984912</text:p>
          </table:table-cell>
          <table:table-cell office:value-type="float" office:value="0.971854" calcext:value-type="float">
            <text:p>0.971854</text:p>
          </table:table-cell>
          <table:table-cell office:value-type="float" office:value="0.968619" calcext:value-type="float">
            <text:p>0.968619</text:p>
          </table:table-cell>
          <table:table-cell office:value-type="float" office:value="0.966574" calcext:value-type="float">
            <text:p>0.96657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562474" calcext:value-type="float">
            <text:p>4.562474</text:p>
          </table:table-cell>
          <table:table-cell office:value-type="float" office:value="6.751911" calcext:value-type="float">
            <text:p>6.75191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280_T2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719339" calcext:value-type="float">
            <text:p>26719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57110" calcext:value-type="float">
            <text:p>24457110</text:p>
          </table:table-cell>
          <table:table-cell office:value-type="float" office:value="0.915334" calcext:value-type="float">
            <text:p>0.915334</text:p>
          </table:table-cell>
          <table:table-cell office:value-type="float" office:value="2445612582" calcext:value-type="float">
            <text:p>2445612582</text:p>
          </table:table-cell>
          <table:table-cell office:value-type="float" office:value="629271113" calcext:value-type="float">
            <text:p>629271113</text:p>
          </table:table-cell>
          <table:table-cell office:value-type="float" office:value="230744271" calcext:value-type="float">
            <text:p>230744271</text:p>
          </table:table-cell>
          <table:table-cell office:value-type="float" office:value="1585597198" calcext:value-type="float">
            <text:p>1585597198</text:p>
          </table:table-cell>
          <table:table-cell office:value-type="float" office:value="629271113" calcext:value-type="float">
            <text:p>629271113</text:p>
          </table:table-cell>
          <table:table-cell office:value-type="float" office:value="0.351656" calcext:value-type="float">
            <text:p>0.351656</text:p>
          </table:table-cell>
          <table:table-cell office:value-type="float" office:value="0.648344" calcext:value-type="float">
            <text:p>0.648344</text:p>
          </table:table-cell>
          <table:table-cell office:value-type="float" office:value="0.731698" calcext:value-type="float">
            <text:p>0.731698</text:p>
          </table:table-cell>
          <table:table-cell office:value-type="float" office:value="1030.225673" calcext:value-type="float">
            <text:p>1030.225673</text:p>
          </table:table-cell>
          <table:table-cell office:value-type="float" office:value="1046.146675" calcext:value-type="float">
            <text:p>1046.146675</text:p>
          </table:table-cell>
          <table:table-cell table:number-columns-repeated="2" office:value-type="float" office:value="0.23318" calcext:value-type="float">
            <text:p>0.23318</text:p>
          </table:table-cell>
          <table:table-cell office:value-type="float" office:value="228.183311" calcext:value-type="float">
            <text:p>228.183311</text:p>
          </table:table-cell>
          <table:table-cell office:value-type="float" office:value="0.011184" calcext:value-type="float">
            <text:p>0.011184</text:p>
          </table:table-cell>
          <table:table-cell office:value-type="float" office:value="2.075688" calcext:value-type="float">
            <text:p>2.075688</text:p>
          </table:table-cell>
          <table:table-cell office:value-type="float" office:value="0.98872" calcext:value-type="float">
            <text:p>0.98872</text:p>
          </table:table-cell>
          <table:table-cell office:value-type="float" office:value="0.972826" calcext:value-type="float">
            <text:p>0.972826</text:p>
          </table:table-cell>
          <table:table-cell office:value-type="float" office:value="0.968013" calcext:value-type="float">
            <text:p>0.968013</text:p>
          </table:table-cell>
          <table:table-cell office:value-type="float" office:value="0.965497" calcext:value-type="float">
            <text:p>0.96549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792526" calcext:value-type="float">
            <text:p>4.792526</text:p>
          </table:table-cell>
          <table:table-cell office:value-type="float" office:value="6.618295" calcext:value-type="float">
            <text:p>6.618295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281_T2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4153393" calcext:value-type="float">
            <text:p>24153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82451" calcext:value-type="float">
            <text:p>22282451</text:p>
          </table:table-cell>
          <table:table-cell office:value-type="float" office:value="0.922539" calcext:value-type="float">
            <text:p>0.922539</text:p>
          </table:table-cell>
          <table:table-cell office:value-type="float" office:value="2228788189" calcext:value-type="float">
            <text:p>2228788189</text:p>
          </table:table-cell>
          <table:table-cell office:value-type="float" office:value="598751413" calcext:value-type="float">
            <text:p>598751413</text:p>
          </table:table-cell>
          <table:table-cell office:value-type="float" office:value="214121738" calcext:value-type="float">
            <text:p>214121738</text:p>
          </table:table-cell>
          <table:table-cell office:value-type="float" office:value="1415915038" calcext:value-type="float">
            <text:p>1415915038</text:p>
          </table:table-cell>
          <table:table-cell office:value-type="float" office:value="598751413" calcext:value-type="float">
            <text:p>598751413</text:p>
          </table:table-cell>
          <table:table-cell office:value-type="float" office:value="0.364715" calcext:value-type="float">
            <text:p>0.364715</text:p>
          </table:table-cell>
          <table:table-cell office:value-type="float" office:value="0.635285" calcext:value-type="float">
            <text:p>0.635285</text:p>
          </table:table-cell>
          <table:table-cell office:value-type="float" office:value="0.736587" calcext:value-type="float">
            <text:p>0.736587</text:p>
          </table:table-cell>
          <table:table-cell office:value-type="float" office:value="980.259644" calcext:value-type="float">
            <text:p>980.259644</text:p>
          </table:table-cell>
          <table:table-cell office:value-type="float" office:value="996.942228" calcext:value-type="float">
            <text:p>996.942228</text:p>
          </table:table-cell>
          <table:table-cell table:number-columns-repeated="2" office:value-type="float" office:value="0.245441" calcext:value-type="float">
            <text:p>0.245441</text:p>
          </table:table-cell>
          <table:table-cell office:value-type="float" office:value="238.238253" calcext:value-type="float">
            <text:p>238.238253</text:p>
          </table:table-cell>
          <table:table-cell office:value-type="float" office:value="0.011842" calcext:value-type="float">
            <text:p>0.011842</text:p>
          </table:table-cell>
          <table:table-cell office:value-type="float" office:value="2.059798" calcext:value-type="float">
            <text:p>2.059798</text:p>
          </table:table-cell>
          <table:table-cell office:value-type="float" office:value="0.986489" calcext:value-type="float">
            <text:p>0.986489</text:p>
          </table:table-cell>
          <table:table-cell office:value-type="float" office:value="0.973131" calcext:value-type="float">
            <text:p>0.973131</text:p>
          </table:table-cell>
          <table:table-cell office:value-type="float" office:value="0.969391" calcext:value-type="float">
            <text:p>0.969391</text:p>
          </table:table-cell>
          <table:table-cell office:value-type="float" office:value="0.966614" calcext:value-type="float">
            <text:p>0.9666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847218" calcext:value-type="float">
            <text:p>4.847218</text:p>
          </table:table-cell>
          <table:table-cell office:value-type="float" office:value="6.383593" calcext:value-type="float">
            <text:p>6.38359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282_T2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658630" calcext:value-type="float">
            <text:p>186586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86593" calcext:value-type="float">
            <text:p>16686593</text:p>
          </table:table-cell>
          <table:table-cell office:value-type="float" office:value="0.89431" calcext:value-type="float">
            <text:p>0.89431</text:p>
          </table:table-cell>
          <table:table-cell office:value-type="float" office:value="1676488190" calcext:value-type="float">
            <text:p>1676488190</text:p>
          </table:table-cell>
          <table:table-cell office:value-type="float" office:value="458654848" calcext:value-type="float">
            <text:p>458654848</text:p>
          </table:table-cell>
          <table:table-cell office:value-type="float" office:value="167913433" calcext:value-type="float">
            <text:p>167913433</text:p>
          </table:table-cell>
          <table:table-cell office:value-type="float" office:value="1049919909" calcext:value-type="float">
            <text:p>1049919909</text:p>
          </table:table-cell>
          <table:table-cell office:value-type="float" office:value="458654848" calcext:value-type="float">
            <text:p>458654848</text:p>
          </table:table-cell>
          <table:table-cell office:value-type="float" office:value="0.373739" calcext:value-type="float">
            <text:p>0.373739</text:p>
          </table:table-cell>
          <table:table-cell office:value-type="float" office:value="0.626261" calcext:value-type="float">
            <text:p>0.626261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750.897331" calcext:value-type="float">
            <text:p>750.897331</text:p>
          </table:table-cell>
          <table:table-cell office:value-type="float" office:value="762.136726" calcext:value-type="float">
            <text:p>762.136726</text:p>
          </table:table-cell>
          <table:table-cell table:number-columns-repeated="2" office:value-type="float" office:value="0.24338" calcext:value-type="float">
            <text:p>0.24338</text:p>
          </table:table-cell>
          <table:table-cell office:value-type="float" office:value="242.615885" calcext:value-type="float">
            <text:p>242.615885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1.924588" calcext:value-type="float">
            <text:p>1.924588</text:p>
          </table:table-cell>
          <table:table-cell office:value-type="float" office:value="0.991451" calcext:value-type="float">
            <text:p>0.991451</text:p>
          </table:table-cell>
          <table:table-cell office:value-type="float" office:value="0.985138" calcext:value-type="float">
            <text:p>0.985138</text:p>
          </table:table-cell>
          <table:table-cell office:value-type="float" office:value="0.980981" calcext:value-type="float">
            <text:p>0.980981</text:p>
          </table:table-cell>
          <table:table-cell office:value-type="float" office:value="0.977857" calcext:value-type="float">
            <text:p>0.9778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609224" calcext:value-type="float">
            <text:p>4.609224</text:p>
          </table:table-cell>
          <table:table-cell office:value-type="float" office:value="6.345972" calcext:value-type="float">
            <text:p>6.34597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283_T2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084781" calcext:value-type="float">
            <text:p>27084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59799" calcext:value-type="float">
            <text:p>25059799</text:p>
          </table:table-cell>
          <table:table-cell office:value-type="float" office:value="0.925235" calcext:value-type="float">
            <text:p>0.925235</text:p>
          </table:table-cell>
          <table:table-cell office:value-type="float" office:value="2506607324" calcext:value-type="float">
            <text:p>2506607324</text:p>
          </table:table-cell>
          <table:table-cell office:value-type="float" office:value="669792708" calcext:value-type="float">
            <text:p>669792708</text:p>
          </table:table-cell>
          <table:table-cell office:value-type="float" office:value="243556035" calcext:value-type="float">
            <text:p>243556035</text:p>
          </table:table-cell>
          <table:table-cell office:value-type="float" office:value="1593258581" calcext:value-type="float">
            <text:p>1593258581</text:p>
          </table:table-cell>
          <table:table-cell office:value-type="float" office:value="669792708" calcext:value-type="float">
            <text:p>669792708</text:p>
          </table:table-cell>
          <table:table-cell office:value-type="float" office:value="0.364376" calcext:value-type="float">
            <text:p>0.364376</text:p>
          </table:table-cell>
          <table:table-cell office:value-type="float" office:value="0.635624" calcext:value-type="float">
            <text:p>0.635624</text:p>
          </table:table-cell>
          <table:table-cell office:value-type="float" office:value="0.733337" calcext:value-type="float">
            <text:p>0.733337</text:p>
          </table:table-cell>
          <table:table-cell office:value-type="float" office:value="1096.566534" calcext:value-type="float">
            <text:p>1096.566534</text:p>
          </table:table-cell>
          <table:table-cell office:value-type="float" office:value="1114.41877" calcext:value-type="float">
            <text:p>1114.41877</text:p>
          </table:table-cell>
          <table:table-cell table:number-columns-repeated="2" office:value-type="float" office:value="0.244846" calcext:value-type="float">
            <text:p>0.244846</text:p>
          </table:table-cell>
          <table:table-cell office:value-type="float" office:value="236.96699" calcext:value-type="float">
            <text:p>236.96699</text:p>
          </table:table-cell>
          <table:table-cell office:value-type="float" office:value="0.013158" calcext:value-type="float">
            <text:p>0.013158</text:p>
          </table:table-cell>
          <table:table-cell office:value-type="float" office:value="2.052337" calcext:value-type="float">
            <text:p>2.052337</text:p>
          </table:table-cell>
          <table:table-cell office:value-type="float" office:value="0.986168" calcext:value-type="float">
            <text:p>0.986168</text:p>
          </table:table-cell>
          <table:table-cell office:value-type="float" office:value="0.971683" calcext:value-type="float">
            <text:p>0.971683</text:p>
          </table:table-cell>
          <table:table-cell office:value-type="float" office:value="0.968921" calcext:value-type="float">
            <text:p>0.968921</text:p>
          </table:table-cell>
          <table:table-cell office:value-type="float" office:value="0.966726" calcext:value-type="float">
            <text:p>0.96672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776621" calcext:value-type="float">
            <text:p>4.776621</text:p>
          </table:table-cell>
          <table:table-cell office:value-type="float" office:value="6.720104" calcext:value-type="float">
            <text:p>6.720104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N152_T2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5263388" calcext:value-type="float">
            <text:p>15263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79052" calcext:value-type="float">
            <text:p>13579052</text:p>
          </table:table-cell>
          <table:table-cell office:value-type="float" office:value="0.889649" calcext:value-type="float">
            <text:p>0.889649</text:p>
          </table:table-cell>
          <table:table-cell office:value-type="float" office:value="1357266624" calcext:value-type="float">
            <text:p>1357266624</text:p>
          </table:table-cell>
          <table:table-cell office:value-type="float" office:value="331216656" calcext:value-type="float">
            <text:p>331216656</text:p>
          </table:table-cell>
          <table:table-cell office:value-type="float" office:value="127778167" calcext:value-type="float">
            <text:p>127778167</text:p>
          </table:table-cell>
          <table:table-cell office:value-type="float" office:value="898271801" calcext:value-type="float">
            <text:p>898271801</text:p>
          </table:table-cell>
          <table:table-cell office:value-type="float" office:value="331216656" calcext:value-type="float">
            <text:p>331216656</text:p>
          </table:table-cell>
          <table:table-cell office:value-type="float" office:value="0.338176" calcext:value-type="float">
            <text:p>0.338176</text:p>
          </table:table-cell>
          <table:table-cell office:value-type="float" office:value="0.661824" calcext:value-type="float">
            <text:p>0.661824</text:p>
          </table:table-cell>
          <table:table-cell office:value-type="float" office:value="0.721613" calcext:value-type="float">
            <text:p>0.721613</text:p>
          </table:table-cell>
          <table:table-cell office:value-type="float" office:value="542.258965" calcext:value-type="float">
            <text:p>542.258965</text:p>
          </table:table-cell>
          <table:table-cell office:value-type="float" office:value="552.23699" calcext:value-type="float">
            <text:p>552.23699</text:p>
          </table:table-cell>
          <table:table-cell table:number-columns-repeated="2" office:value-type="float" office:value="0.214852" calcext:value-type="float">
            <text:p>0.214852</text:p>
          </table:table-cell>
          <table:table-cell office:value-type="float" office:value="216.411702" calcext:value-type="float">
            <text:p>216.411702</text:p>
          </table:table-cell>
          <table:table-cell office:value-type="float" office:value="0.015132" calcext:value-type="float">
            <text:p>0.015132</text:p>
          </table:table-cell>
          <table:table-cell office:value-type="float" office:value="1.979344" calcext:value-type="float">
            <text:p>1.979344</text:p>
          </table:table-cell>
          <table:table-cell office:value-type="float" office:value="0.985423" calcext:value-type="float">
            <text:p>0.985423</text:p>
          </table:table-cell>
          <table:table-cell office:value-type="float" office:value="0.969924" calcext:value-type="float">
            <text:p>0.969924</text:p>
          </table:table-cell>
          <table:table-cell office:value-type="float" office:value="0.964255" calcext:value-type="float">
            <text:p>0.964255</text:p>
          </table:table-cell>
          <table:table-cell office:value-type="float" office:value="0.960542" calcext:value-type="float">
            <text:p>0.96054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074407" calcext:value-type="float">
            <text:p>4.074407</text:p>
          </table:table-cell>
          <table:table-cell office:value-type="float" office:value="6.76838" calcext:value-type="float">
            <text:p>6.7683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N191_T2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084961" calcext:value-type="float">
            <text:p>270849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65195" calcext:value-type="float">
            <text:p>24065195</text:p>
          </table:table-cell>
          <table:table-cell office:value-type="float" office:value="0.888508" calcext:value-type="float">
            <text:p>0.888508</text:p>
          </table:table-cell>
          <table:table-cell office:value-type="float" office:value="2405688437" calcext:value-type="float">
            <text:p>2405688437</text:p>
          </table:table-cell>
          <table:table-cell office:value-type="float" office:value="562047567" calcext:value-type="float">
            <text:p>562047567</text:p>
          </table:table-cell>
          <table:table-cell office:value-type="float" office:value="221590489" calcext:value-type="float">
            <text:p>221590489</text:p>
          </table:table-cell>
          <table:table-cell office:value-type="float" office:value="1622050381" calcext:value-type="float">
            <text:p>1622050381</text:p>
          </table:table-cell>
          <table:table-cell office:value-type="float" office:value="562047567" calcext:value-type="float">
            <text:p>562047567</text:p>
          </table:table-cell>
          <table:table-cell office:value-type="float" office:value="0.325744" calcext:value-type="float">
            <text:p>0.325744</text:p>
          </table:table-cell>
          <table:table-cell office:value-type="float" office:value="0.674256" calcext:value-type="float">
            <text:p>0.674256</text:p>
          </table:table-cell>
          <table:table-cell office:value-type="float" office:value="0.717229" calcext:value-type="float">
            <text:p>0.717229</text:p>
          </table:table-cell>
          <table:table-cell office:value-type="float" office:value="920.169099" calcext:value-type="float">
            <text:p>920.169099</text:p>
          </table:table-cell>
          <table:table-cell office:value-type="float" office:value="934.741564" calcext:value-type="float">
            <text:p>934.741564</text:p>
          </table:table-cell>
          <table:table-cell table:number-columns-repeated="2" office:value-type="float" office:value="0.205458" calcext:value-type="float">
            <text:p>0.205458</text:p>
          </table:table-cell>
          <table:table-cell office:value-type="float" office:value="207.189353" calcext:value-type="float">
            <text:p>207.189353</text:p>
          </table:table-cell>
          <table:table-cell office:value-type="float" office:value="0.009868" calcext:value-type="float">
            <text:p>0.009868</text:p>
          </table:table-cell>
          <table:table-cell office:value-type="float" office:value="1.972029" calcext:value-type="float">
            <text:p>1.972029</text:p>
          </table:table-cell>
          <table:table-cell office:value-type="float" office:value="0.989475" calcext:value-type="float">
            <text:p>0.989475</text:p>
          </table:table-cell>
          <table:table-cell office:value-type="float" office:value="0.973288" calcext:value-type="float">
            <text:p>0.973288</text:p>
          </table:table-cell>
          <table:table-cell office:value-type="float" office:value="0.965529" calcext:value-type="float">
            <text:p>0.965529</text:p>
          </table:table-cell>
          <table:table-cell office:value-type="float" office:value="0.962592" calcext:value-type="float">
            <text:p>0.9625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357077" calcext:value-type="float">
            <text:p>4.357077</text:p>
          </table:table-cell>
          <table:table-cell office:value-type="float" office:value="6.573966" calcext:value-type="float">
            <text:p>6.57396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thyrus_N312_T2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844630" calcext:value-type="float">
            <text:p>208446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39211" calcext:value-type="float">
            <text:p>19139211</text:p>
          </table:table-cell>
          <table:table-cell office:value-type="float" office:value="0.918184" calcext:value-type="float">
            <text:p>0.918184</text:p>
          </table:table-cell>
          <table:table-cell office:value-type="float" office:value="1913372995" calcext:value-type="float">
            <text:p>1913372995</text:p>
          </table:table-cell>
          <table:table-cell office:value-type="float" office:value="465916488" calcext:value-type="float">
            <text:p>465916488</text:p>
          </table:table-cell>
          <table:table-cell office:value-type="float" office:value="179078223" calcext:value-type="float">
            <text:p>179078223</text:p>
          </table:table-cell>
          <table:table-cell office:value-type="float" office:value="1268378284" calcext:value-type="float">
            <text:p>1268378284</text:p>
          </table:table-cell>
          <table:table-cell office:value-type="float" office:value="465916488" calcext:value-type="float">
            <text:p>465916488</text:p>
          </table:table-cell>
          <table:table-cell office:value-type="float" office:value="0.337098" calcext:value-type="float">
            <text:p>0.337098</text:p>
          </table:table-cell>
          <table:table-cell office:value-type="float" office:value="0.662902" calcext:value-type="float">
            <text:p>0.662902</text:p>
          </table:table-cell>
          <table:table-cell office:value-type="float" office:value="0.722357" calcext:value-type="float">
            <text:p>0.722357</text:p>
          </table:table-cell>
          <table:table-cell office:value-type="float" office:value="762.785892" calcext:value-type="float">
            <text:p>762.785892</text:p>
          </table:table-cell>
          <table:table-cell office:value-type="float" office:value="774.840253" calcext:value-type="float">
            <text:p>774.840253</text:p>
          </table:table-cell>
          <table:table-cell table:number-columns-repeated="2" office:value-type="float" office:value="0.221306" calcext:value-type="float">
            <text:p>0.221306</text:p>
          </table:table-cell>
          <table:table-cell office:value-type="float" office:value="215.944517" calcext:value-type="float">
            <text:p>215.944517</text:p>
          </table:table-cell>
          <table:table-cell office:value-type="float" office:value="0.009868" calcext:value-type="float">
            <text:p>0.009868</text:p>
          </table:table-cell>
          <table:table-cell office:value-type="float" office:value="2.028378" calcext:value-type="float">
            <text:p>2.028378</text:p>
          </table:table-cell>
          <table:table-cell office:value-type="float" office:value="0.989669" calcext:value-type="float">
            <text:p>0.989669</text:p>
          </table:table-cell>
          <table:table-cell office:value-type="float" office:value="0.974131" calcext:value-type="float">
            <text:p>0.974131</text:p>
          </table:table-cell>
          <table:table-cell office:value-type="float" office:value="0.967183" calcext:value-type="float">
            <text:p>0.967183</text:p>
          </table:table-cell>
          <table:table-cell office:value-type="float" office:value="0.961201" calcext:value-type="float">
            <text:p>0.9612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857385" calcext:value-type="float">
            <text:p>4.857385</text:p>
          </table:table-cell>
          <table:table-cell office:value-type="float" office:value="6.105623" calcext:value-type="float">
            <text:p>6.10562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100_T3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915428" calcext:value-type="float">
            <text:p>21915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91552" calcext:value-type="float">
            <text:p>20191552</text:p>
          </table:table-cell>
          <table:table-cell office:value-type="float" office:value="0.92134" calcext:value-type="float">
            <text:p>0.92134</text:p>
          </table:table-cell>
          <table:table-cell office:value-type="float" office:value="2027921785" calcext:value-type="float">
            <text:p>2027921785</text:p>
          </table:table-cell>
          <table:table-cell office:value-type="float" office:value="560006138" calcext:value-type="float">
            <text:p>560006138</text:p>
          </table:table-cell>
          <table:table-cell office:value-type="float" office:value="202104650" calcext:value-type="float">
            <text:p>202104650</text:p>
          </table:table-cell>
          <table:table-cell office:value-type="float" office:value="1265810997" calcext:value-type="float">
            <text:p>1265810997</text:p>
          </table:table-cell>
          <table:table-cell office:value-type="float" office:value="560006138" calcext:value-type="float">
            <text:p>560006138</text:p>
          </table:table-cell>
          <table:table-cell office:value-type="float" office:value="0.375809" calcext:value-type="float">
            <text:p>0.375809</text:p>
          </table:table-cell>
          <table:table-cell office:value-type="float" office:value="0.624191" calcext:value-type="float">
            <text:p>0.624191</text:p>
          </table:table-cell>
          <table:table-cell office:value-type="float" office:value="0.734809" calcext:value-type="float">
            <text:p>0.734809</text:p>
          </table:table-cell>
          <table:table-cell office:value-type="float" office:value="916.826926" calcext:value-type="float">
            <text:p>916.826926</text:p>
          </table:table-cell>
          <table:table-cell office:value-type="float" office:value="930.410932" calcext:value-type="float">
            <text:p>930.410932</text:p>
          </table:table-cell>
          <table:table-cell table:number-columns-repeated="2" office:value-type="float" office:value="0.253001" calcext:value-type="float">
            <text:p>0.253001</text:p>
          </table:table-cell>
          <table:table-cell office:value-type="float" office:value="244.892412" calcext:value-type="float">
            <text:p>244.892412</text:p>
          </table:table-cell>
          <table:table-cell office:value-type="float" office:value="0.007566" calcext:value-type="float">
            <text:p>0.007566</text:p>
          </table:table-cell>
          <table:table-cell office:value-type="float" office:value="2.090811" calcext:value-type="float">
            <text:p>2.090811</text:p>
          </table:table-cell>
          <table:table-cell office:value-type="float" office:value="0.990692" calcext:value-type="float">
            <text:p>0.990692</text:p>
          </table:table-cell>
          <table:table-cell office:value-type="float" office:value="0.977894" calcext:value-type="float">
            <text:p>0.977894</text:p>
          </table:table-cell>
          <table:table-cell office:value-type="float" office:value="0.97266" calcext:value-type="float">
            <text:p>0.97266</text:p>
          </table:table-cell>
          <table:table-cell office:value-type="float" office:value="0.970115" calcext:value-type="float">
            <text:p>0.9701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009344" calcext:value-type="float">
            <text:p>5.009344</text:p>
          </table:table-cell>
          <table:table-cell office:value-type="float" office:value="6.025148" calcext:value-type="float">
            <text:p>6.02514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101_T3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3699740" calcext:value-type="float">
            <text:p>236997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70598" calcext:value-type="float">
            <text:p>21470598</text:p>
          </table:table-cell>
          <table:table-cell office:value-type="float" office:value="0.905942" calcext:value-type="float">
            <text:p>0.905942</text:p>
          </table:table-cell>
          <table:table-cell office:value-type="float" office:value="2156210266" calcext:value-type="float">
            <text:p>2156210266</text:p>
          </table:table-cell>
          <table:table-cell office:value-type="float" office:value="585763328" calcext:value-type="float">
            <text:p>585763328</text:p>
          </table:table-cell>
          <table:table-cell office:value-type="float" office:value="226100233" calcext:value-type="float">
            <text:p>226100233</text:p>
          </table:table-cell>
          <table:table-cell office:value-type="float" office:value="1344346705" calcext:value-type="float">
            <text:p>1344346705</text:p>
          </table:table-cell>
          <table:table-cell office:value-type="float" office:value="585763328" calcext:value-type="float">
            <text:p>585763328</text:p>
          </table:table-cell>
          <table:table-cell office:value-type="float" office:value="0.376523" calcext:value-type="float">
            <text:p>0.376523</text:p>
          </table:table-cell>
          <table:table-cell office:value-type="float" office:value="0.623477" calcext:value-type="float">
            <text:p>0.623477</text:p>
          </table:table-cell>
          <table:table-cell office:value-type="float" office:value="0.721505" calcext:value-type="float">
            <text:p>0.721505</text:p>
          </table:table-cell>
          <table:table-cell office:value-type="float" office:value="958.995902" calcext:value-type="float">
            <text:p>958.995902</text:p>
          </table:table-cell>
          <table:table-cell office:value-type="float" office:value="972.697106" calcext:value-type="float">
            <text:p>972.697106</text:p>
          </table:table-cell>
          <table:table-cell table:number-columns-repeated="2" office:value-type="float" office:value="0.244713" calcext:value-type="float">
            <text:p>0.244713</text:p>
          </table:table-cell>
          <table:table-cell office:value-type="float" office:value="240.915538" calcext:value-type="float">
            <text:p>240.915538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1.961083" calcext:value-type="float">
            <text:p>1.961083</text:p>
          </table:table-cell>
          <table:table-cell office:value-type="float" office:value="0.992024" calcext:value-type="float">
            <text:p>0.992024</text:p>
          </table:table-cell>
          <table:table-cell office:value-type="float" office:value="0.981824" calcext:value-type="float">
            <text:p>0.981824</text:p>
          </table:table-cell>
          <table:table-cell office:value-type="float" office:value="0.976176" calcext:value-type="float">
            <text:p>0.976176</text:p>
          </table:table-cell>
          <table:table-cell office:value-type="float" office:value="0.973301" calcext:value-type="float">
            <text:p>0.9733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51755" calcext:value-type="float">
            <text:p>3.851755</text:p>
          </table:table-cell>
          <table:table-cell office:value-type="float" office:value="6.598779" calcext:value-type="float">
            <text:p>6.59877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102_T3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195653" calcext:value-type="float">
            <text:p>261956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930311" calcext:value-type="float">
            <text:p>23930311</text:p>
          </table:table-cell>
          <table:table-cell office:value-type="float" office:value="0.913522" calcext:value-type="float">
            <text:p>0.913522</text:p>
          </table:table-cell>
          <table:table-cell office:value-type="float" office:value="2402803227" calcext:value-type="float">
            <text:p>2402803227</text:p>
          </table:table-cell>
          <table:table-cell office:value-type="float" office:value="616447081" calcext:value-type="float">
            <text:p>616447081</text:p>
          </table:table-cell>
          <table:table-cell office:value-type="float" office:value="241039007" calcext:value-type="float">
            <text:p>241039007</text:p>
          </table:table-cell>
          <table:table-cell office:value-type="float" office:value="1545317139" calcext:value-type="float">
            <text:p>1545317139</text:p>
          </table:table-cell>
          <table:table-cell office:value-type="float" office:value="616447081" calcext:value-type="float">
            <text:p>616447081</text:p>
          </table:table-cell>
          <table:table-cell office:value-type="float" office:value="0.356869" calcext:value-type="float">
            <text:p>0.356869</text:p>
          </table:table-cell>
          <table:table-cell office:value-type="float" office:value="0.643131" calcext:value-type="float">
            <text:p>0.643131</text:p>
          </table:table-cell>
          <table:table-cell office:value-type="float" office:value="0.7189" calcext:value-type="float">
            <text:p>0.7189</text:p>
          </table:table-cell>
          <table:table-cell office:value-type="float" office:value="1009.230514" calcext:value-type="float">
            <text:p>1009.230514</text:p>
          </table:table-cell>
          <table:table-cell office:value-type="float" office:value="1022.94615" calcext:value-type="float">
            <text:p>1022.94615</text:p>
          </table:table-cell>
          <table:table-cell table:number-columns-repeated="2" office:value-type="float" office:value="0.232994" calcext:value-type="float">
            <text:p>0.232994</text:p>
          </table:table-cell>
          <table:table-cell office:value-type="float" office:value="227.515682" calcext:value-type="float">
            <text:p>227.515682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1.967204" calcext:value-type="float">
            <text:p>1.967204</text:p>
          </table:table-cell>
          <table:table-cell office:value-type="float" office:value="0.993692" calcext:value-type="float">
            <text:p>0.993692</text:p>
          </table:table-cell>
          <table:table-cell office:value-type="float" office:value="0.985754" calcext:value-type="float">
            <text:p>0.985754</text:p>
          </table:table-cell>
          <table:table-cell office:value-type="float" office:value="0.982488" calcext:value-type="float">
            <text:p>0.982488</text:p>
          </table:table-cell>
          <table:table-cell office:value-type="float" office:value="0.978993" calcext:value-type="float">
            <text:p>0.97899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76334" calcext:value-type="float">
            <text:p>4.76334</text:p>
          </table:table-cell>
          <table:table-cell office:value-type="float" office:value="5.911986" calcext:value-type="float">
            <text:p>5.91198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113_T3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2689319" calcext:value-type="float">
            <text:p>22689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03259" calcext:value-type="float">
            <text:p>20803259</text:p>
          </table:table-cell>
          <table:table-cell office:value-type="float" office:value="0.916875" calcext:value-type="float">
            <text:p>0.916875</text:p>
          </table:table-cell>
          <table:table-cell office:value-type="float" office:value="2089663049" calcext:value-type="float">
            <text:p>2089663049</text:p>
          </table:table-cell>
          <table:table-cell office:value-type="float" office:value="559134594" calcext:value-type="float">
            <text:p>559134594</text:p>
          </table:table-cell>
          <table:table-cell office:value-type="float" office:value="219867442" calcext:value-type="float">
            <text:p>219867442</text:p>
          </table:table-cell>
          <table:table-cell office:value-type="float" office:value="1310661013" calcext:value-type="float">
            <text:p>1310661013</text:p>
          </table:table-cell>
          <table:table-cell office:value-type="float" office:value="559134594" calcext:value-type="float">
            <text:p>559134594</text:p>
          </table:table-cell>
          <table:table-cell office:value-type="float" office:value="0.372788" calcext:value-type="float">
            <text:p>0.372788</text:p>
          </table:table-cell>
          <table:table-cell office:value-type="float" office:value="0.627212" calcext:value-type="float">
            <text:p>0.627212</text:p>
          </table:table-cell>
          <table:table-cell office:value-type="float" office:value="0.717758" calcext:value-type="float">
            <text:p>0.717758</text:p>
          </table:table-cell>
          <table:table-cell office:value-type="float" office:value="915.400058" calcext:value-type="float">
            <text:p>915.400058</text:p>
          </table:table-cell>
          <table:table-cell office:value-type="float" office:value="928.30734" calcext:value-type="float">
            <text:p>928.30734</text:p>
          </table:table-cell>
          <table:table-cell table:number-columns-repeated="2" office:value-type="float" office:value="0.243991" calcext:value-type="float">
            <text:p>0.243991</text:p>
          </table:table-cell>
          <table:table-cell office:value-type="float" office:value="237.286943" calcext:value-type="float">
            <text:p>237.286943</text:p>
          </table:table-cell>
          <table:table-cell office:value-type="float" office:value="0.006579" calcext:value-type="float">
            <text:p>0.006579</text:p>
          </table:table-cell>
          <table:table-cell office:value-type="float" office:value="1.958454" calcext:value-type="float">
            <text:p>1.958454</text:p>
          </table:table-cell>
          <table:table-cell office:value-type="float" office:value="0.991062" calcext:value-type="float">
            <text:p>0.991062</text:p>
          </table:table-cell>
          <table:table-cell office:value-type="float" office:value="0.981839" calcext:value-type="float">
            <text:p>0.981839</text:p>
          </table:table-cell>
          <table:table-cell office:value-type="float" office:value="0.97689" calcext:value-type="float">
            <text:p>0.97689</text:p>
          </table:table-cell>
          <table:table-cell office:value-type="float" office:value="0.972758" calcext:value-type="float">
            <text:p>0.9727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419925" calcext:value-type="float">
            <text:p>4.419925</text:p>
          </table:table-cell>
          <table:table-cell office:value-type="float" office:value="5.979257" calcext:value-type="float">
            <text:p>5.97925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114_T3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259857" calcext:value-type="float">
            <text:p>25259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10271" calcext:value-type="float">
            <text:p>23110271</text:p>
          </table:table-cell>
          <table:table-cell office:value-type="float" office:value="0.914901" calcext:value-type="float">
            <text:p>0.914901</text:p>
          </table:table-cell>
          <table:table-cell office:value-type="float" office:value="2320723285" calcext:value-type="float">
            <text:p>2320723285</text:p>
          </table:table-cell>
          <table:table-cell office:value-type="float" office:value="613625759" calcext:value-type="float">
            <text:p>613625759</text:p>
          </table:table-cell>
          <table:table-cell office:value-type="float" office:value="230960500" calcext:value-type="float">
            <text:p>230960500</text:p>
          </table:table-cell>
          <table:table-cell office:value-type="float" office:value="1476137026" calcext:value-type="float">
            <text:p>1476137026</text:p>
          </table:table-cell>
          <table:table-cell office:value-type="float" office:value="613625759" calcext:value-type="float">
            <text:p>613625759</text:p>
          </table:table-cell>
          <table:table-cell office:value-type="float" office:value="0.363932" calcext:value-type="float">
            <text:p>0.363932</text:p>
          </table:table-cell>
          <table:table-cell office:value-type="float" office:value="0.636068" calcext:value-type="float">
            <text:p>0.636068</text:p>
          </table:table-cell>
          <table:table-cell office:value-type="float" office:value="0.72654" calcext:value-type="float">
            <text:p>0.72654</text:p>
          </table:table-cell>
          <table:table-cell office:value-type="float" office:value="1004.611522" calcext:value-type="float">
            <text:p>1004.611522</text:p>
          </table:table-cell>
          <table:table-cell office:value-type="float" office:value="1019.260846" calcext:value-type="float">
            <text:p>1019.260846</text:p>
          </table:table-cell>
          <table:table-cell table:number-columns-repeated="2" office:value-type="float" office:value="0.24052" calcext:value-type="float">
            <text:p>0.24052</text:p>
          </table:table-cell>
          <table:table-cell office:value-type="float" office:value="234.484405" calcext:value-type="float">
            <text:p>234.484405</text:p>
          </table:table-cell>
          <table:table-cell office:value-type="float" office:value="0.007237" calcext:value-type="float">
            <text:p>0.007237</text:p>
          </table:table-cell>
          <table:table-cell office:value-type="float" office:value="1.979147" calcext:value-type="float">
            <text:p>1.979147</text:p>
          </table:table-cell>
          <table:table-cell office:value-type="float" office:value="0.992297" calcext:value-type="float">
            <text:p>0.992297</text:p>
          </table:table-cell>
          <table:table-cell office:value-type="float" office:value="0.982468" calcext:value-type="float">
            <text:p>0.982468</text:p>
          </table:table-cell>
          <table:table-cell office:value-type="float" office:value="0.977241" calcext:value-type="float">
            <text:p>0.977241</text:p>
          </table:table-cell>
          <table:table-cell office:value-type="float" office:value="0.975211" calcext:value-type="float">
            <text:p>0.9752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931168" calcext:value-type="float">
            <text:p>4.931168</text:p>
          </table:table-cell>
          <table:table-cell office:value-type="float" office:value="5.885701" calcext:value-type="float">
            <text:p>5.88570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239_T3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839478" calcext:value-type="float">
            <text:p>26839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60136" calcext:value-type="float">
            <text:p>24760136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2488320672" calcext:value-type="float">
            <text:p>2488320672</text:p>
          </table:table-cell>
          <table:table-cell office:value-type="float" office:value="668886499" calcext:value-type="float">
            <text:p>668886499</text:p>
          </table:table-cell>
          <table:table-cell office:value-type="float" office:value="249014000" calcext:value-type="float">
            <text:p>249014000</text:p>
          </table:table-cell>
          <table:table-cell office:value-type="float" office:value="1570420173" calcext:value-type="float">
            <text:p>1570420173</text:p>
          </table:table-cell>
          <table:table-cell office:value-type="float" office:value="668886499" calcext:value-type="float">
            <text:p>668886499</text:p>
          </table:table-cell>
          <table:table-cell office:value-type="float" office:value="0.368884" calcext:value-type="float">
            <text:p>0.368884</text:p>
          </table:table-cell>
          <table:table-cell office:value-type="float" office:value="0.631116" calcext:value-type="float">
            <text:p>0.631116</text:p>
          </table:table-cell>
          <table:table-cell office:value-type="float" office:value="0.728714" calcext:value-type="float">
            <text:p>0.728714</text:p>
          </table:table-cell>
          <table:table-cell office:value-type="float" office:value="1095.082913" calcext:value-type="float">
            <text:p>1095.082913</text:p>
          </table:table-cell>
          <table:table-cell office:value-type="float" office:value="1109.68021" calcext:value-type="float">
            <text:p>1109.68021</text:p>
          </table:table-cell>
          <table:table-cell table:number-columns-repeated="2" office:value-type="float" office:value="0.24675" calcext:value-type="float">
            <text:p>0.24675</text:p>
          </table:table-cell>
          <table:table-cell office:value-type="float" office:value="238.385494" calcext:value-type="float">
            <text:p>238.385494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1.960566" calcext:value-type="float">
            <text:p>1.960566</text:p>
          </table:table-cell>
          <table:table-cell office:value-type="float" office:value="0.994659" calcext:value-type="float">
            <text:p>0.994659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83101" calcext:value-type="float">
            <text:p>0.983101</text:p>
          </table:table-cell>
          <table:table-cell office:value-type="float" office:value="0.980365" calcext:value-type="float">
            <text:p>0.98036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98176" calcext:value-type="float">
            <text:p>5.198176</text:p>
          </table:table-cell>
          <table:table-cell office:value-type="float" office:value="6.032489" calcext:value-type="float">
            <text:p>6.03248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243_T3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012912" calcext:value-type="float">
            <text:p>27012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33473" calcext:value-type="float">
            <text:p>24833473</text:p>
          </table:table-cell>
          <table:table-cell office:value-type="float" office:value="0.919319" calcext:value-type="float">
            <text:p>0.919319</text:p>
          </table:table-cell>
          <table:table-cell office:value-type="float" office:value="2495525685" calcext:value-type="float">
            <text:p>2495525685</text:p>
          </table:table-cell>
          <table:table-cell office:value-type="float" office:value="625194180" calcext:value-type="float">
            <text:p>625194180</text:p>
          </table:table-cell>
          <table:table-cell office:value-type="float" office:value="238222162" calcext:value-type="float">
            <text:p>238222162</text:p>
          </table:table-cell>
          <table:table-cell office:value-type="float" office:value="1632109343" calcext:value-type="float">
            <text:p>1632109343</text:p>
          </table:table-cell>
          <table:table-cell office:value-type="float" office:value="625194180" calcext:value-type="float">
            <text:p>625194180</text:p>
          </table:table-cell>
          <table:table-cell office:value-type="float" office:value="0.345986" calcext:value-type="float">
            <text:p>0.345986</text:p>
          </table:table-cell>
          <table:table-cell office:value-type="float" office:value="0.654014" calcext:value-type="float">
            <text:p>0.654014</text:p>
          </table:table-cell>
          <table:table-cell office:value-type="float" office:value="0.724094" calcext:value-type="float">
            <text:p>0.724094</text:p>
          </table:table-cell>
          <table:table-cell office:value-type="float" office:value="1023.551028" calcext:value-type="float">
            <text:p>1023.551028</text:p>
          </table:table-cell>
          <table:table-cell office:value-type="float" office:value="1037.437293" calcext:value-type="float">
            <text:p>1037.437293</text:p>
          </table:table-cell>
          <table:table-cell table:number-columns-repeated="2" office:value-type="float" office:value="0.229151" calcext:value-type="float">
            <text:p>0.229151</text:p>
          </table:table-cell>
          <table:table-cell office:value-type="float" office:value="222.170619" calcext:value-type="float">
            <text:p>222.170619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1.931913" calcext:value-type="float">
            <text:p>1.931913</text:p>
          </table:table-cell>
          <table:table-cell office:value-type="float" office:value="0.99369" calcext:value-type="float">
            <text:p>0.99369</text:p>
          </table:table-cell>
          <table:table-cell office:value-type="float" office:value="0.984199" calcext:value-type="float">
            <text:p>0.984199</text:p>
          </table:table-cell>
          <table:table-cell office:value-type="float" office:value="0.980987" calcext:value-type="float">
            <text:p>0.980987</text:p>
          </table:table-cell>
          <table:table-cell office:value-type="float" office:value="0.978251" calcext:value-type="float">
            <text:p>0.97825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301751" calcext:value-type="float">
            <text:p>4.301751</text:p>
          </table:table-cell>
          <table:table-cell office:value-type="float" office:value="6.686181" calcext:value-type="float">
            <text:p>6.68618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251_T3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524865" calcext:value-type="float">
            <text:p>215248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69369" calcext:value-type="float">
            <text:p>19469369</text:p>
          </table:table-cell>
          <table:table-cell office:value-type="float" office:value="0.904506" calcext:value-type="float">
            <text:p>0.904506</text:p>
          </table:table-cell>
          <table:table-cell office:value-type="float" office:value="1954874789" calcext:value-type="float">
            <text:p>1954874789</text:p>
          </table:table-cell>
          <table:table-cell office:value-type="float" office:value="506831144" calcext:value-type="float">
            <text:p>506831144</text:p>
          </table:table-cell>
          <table:table-cell office:value-type="float" office:value="194948953" calcext:value-type="float">
            <text:p>194948953</text:p>
          </table:table-cell>
          <table:table-cell office:value-type="float" office:value="1253094692" calcext:value-type="float">
            <text:p>1253094692</text:p>
          </table:table-cell>
          <table:table-cell office:value-type="float" office:value="506831144" calcext:value-type="float">
            <text:p>506831144</text:p>
          </table:table-cell>
          <table:table-cell office:value-type="float" office:value="0.35899" calcext:value-type="float">
            <text:p>0.35899</text:p>
          </table:table-cell>
          <table:table-cell office:value-type="float" office:value="0.64101" calcext:value-type="float">
            <text:p>0.64101</text:p>
          </table:table-cell>
          <table:table-cell office:value-type="float" office:value="0.722208" calcext:value-type="float">
            <text:p>0.722208</text:p>
          </table:table-cell>
          <table:table-cell office:value-type="float" office:value="829.770262" calcext:value-type="float">
            <text:p>829.770262</text:p>
          </table:table-cell>
          <table:table-cell office:value-type="float" office:value="841.243928" calcext:value-type="float">
            <text:p>841.243928</text:p>
          </table:table-cell>
          <table:table-cell table:number-columns-repeated="2" office:value-type="float" office:value="0.233132" calcext:value-type="float">
            <text:p>0.233132</text:p>
          </table:table-cell>
          <table:table-cell office:value-type="float" office:value="229.920709" calcext:value-type="float">
            <text:p>229.920709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1.951842" calcext:value-type="float">
            <text:p>1.951842</text:p>
          </table:table-cell>
          <table:table-cell office:value-type="float" office:value="0.991285" calcext:value-type="float">
            <text:p>0.991285</text:p>
          </table:table-cell>
          <table:table-cell office:value-type="float" office:value="0.97927" calcext:value-type="float">
            <text:p>0.97927</text:p>
          </table:table-cell>
          <table:table-cell office:value-type="float" office:value="0.972412" calcext:value-type="float">
            <text:p>0.972412</text:p>
          </table:table-cell>
          <table:table-cell office:value-type="float" office:value="0.968709" calcext:value-type="float">
            <text:p>0.96870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033878" calcext:value-type="float">
            <text:p>4.033878</text:p>
          </table:table-cell>
          <table:table-cell office:value-type="float" office:value="6.509874" calcext:value-type="float">
            <text:p>6.509874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286_T3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835834" calcext:value-type="float">
            <text:p>218358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85613" calcext:value-type="float">
            <text:p>19885613</text:p>
          </table:table-cell>
          <table:table-cell office:value-type="float" office:value="0.910687" calcext:value-type="float">
            <text:p>0.910687</text:p>
          </table:table-cell>
          <table:table-cell office:value-type="float" office:value="1997210704" calcext:value-type="float">
            <text:p>1997210704</text:p>
          </table:table-cell>
          <table:table-cell office:value-type="float" office:value="527810282" calcext:value-type="float">
            <text:p>527810282</text:p>
          </table:table-cell>
          <table:table-cell office:value-type="float" office:value="201440019" calcext:value-type="float">
            <text:p>201440019</text:p>
          </table:table-cell>
          <table:table-cell office:value-type="float" office:value="1267960403" calcext:value-type="float">
            <text:p>1267960403</text:p>
          </table:table-cell>
          <table:table-cell office:value-type="float" office:value="527810282" calcext:value-type="float">
            <text:p>527810282</text:p>
          </table:table-cell>
          <table:table-cell office:value-type="float" office:value="0.365134" calcext:value-type="float">
            <text:p>0.365134</text:p>
          </table:table-cell>
          <table:table-cell office:value-type="float" office:value="0.634866" calcext:value-type="float">
            <text:p>0.634866</text:p>
          </table:table-cell>
          <table:table-cell office:value-type="float" office:value="0.723771" calcext:value-type="float">
            <text:p>0.723771</text:p>
          </table:table-cell>
          <table:table-cell office:value-type="float" office:value="864.11674" calcext:value-type="float">
            <text:p>864.11674</text:p>
          </table:table-cell>
          <table:table-cell office:value-type="float" office:value="876.200042" calcext:value-type="float">
            <text:p>876.200042</text:p>
          </table:table-cell>
          <table:table-cell table:number-columns-repeated="2" office:value-type="float" office:value="0.239324" calcext:value-type="float">
            <text:p>0.239324</text:p>
          </table:table-cell>
          <table:table-cell office:value-type="float" office:value="234.362274" calcext:value-type="float">
            <text:p>234.362274</text:p>
          </table:table-cell>
          <table:table-cell office:value-type="float" office:value="0.004934" calcext:value-type="float">
            <text:p>0.004934</text:p>
          </table:table-cell>
          <table:table-cell office:value-type="float" office:value="1.947111" calcext:value-type="float">
            <text:p>1.947111</text:p>
          </table:table-cell>
          <table:table-cell office:value-type="float" office:value="0.992474" calcext:value-type="float">
            <text:p>0.992474</text:p>
          </table:table-cell>
          <table:table-cell office:value-type="float" office:value="0.98457" calcext:value-type="float">
            <text:p>0.98457</text:p>
          </table:table-cell>
          <table:table-cell office:value-type="float" office:value="0.978669" calcext:value-type="float">
            <text:p>0.978669</text:p>
          </table:table-cell>
          <table:table-cell office:value-type="float" office:value="0.974364" calcext:value-type="float">
            <text:p>0.9743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330501" calcext:value-type="float">
            <text:p>4.330501</text:p>
          </table:table-cell>
          <table:table-cell office:value-type="float" office:value="6.313417" calcext:value-type="float">
            <text:p>6.31341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68_T3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538740" calcext:value-type="float">
            <text:p>275387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79101" calcext:value-type="float">
            <text:p>24979101</text:p>
          </table:table-cell>
          <table:table-cell office:value-type="float" office:value="0.907053" calcext:value-type="float">
            <text:p>0.907053</text:p>
          </table:table-cell>
          <table:table-cell office:value-type="float" office:value="2507431778" calcext:value-type="float">
            <text:p>2507431778</text:p>
          </table:table-cell>
          <table:table-cell office:value-type="float" office:value="585100195" calcext:value-type="float">
            <text:p>585100195</text:p>
          </table:table-cell>
          <table:table-cell office:value-type="float" office:value="234373700" calcext:value-type="float">
            <text:p>234373700</text:p>
          </table:table-cell>
          <table:table-cell office:value-type="float" office:value="1687957883" calcext:value-type="float">
            <text:p>1687957883</text:p>
          </table:table-cell>
          <table:table-cell office:value-type="float" office:value="585100195" calcext:value-type="float">
            <text:p>585100195</text:p>
          </table:table-cell>
          <table:table-cell office:value-type="float" office:value="0.326818" calcext:value-type="float">
            <text:p>0.326818</text:p>
          </table:table-cell>
          <table:table-cell office:value-type="float" office:value="0.673182" calcext:value-type="float">
            <text:p>0.673182</text:p>
          </table:table-cell>
          <table:table-cell office:value-type="float" office:value="0.713995" calcext:value-type="float">
            <text:p>0.713995</text:p>
          </table:table-cell>
          <table:table-cell office:value-type="float" office:value="957.910239" calcext:value-type="float">
            <text:p>957.910239</text:p>
          </table:table-cell>
          <table:table-cell office:value-type="float" office:value="971.890916" calcext:value-type="float">
            <text:p>971.890916</text:p>
          </table:table-cell>
          <table:table-cell table:number-columns-repeated="2" office:value-type="float" office:value="0.210361" calcext:value-type="float">
            <text:p>0.210361</text:p>
          </table:table-cell>
          <table:table-cell office:value-type="float" office:value="206.935433" calcext:value-type="float">
            <text:p>206.935433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1.854754" calcext:value-type="float">
            <text:p>1.854754</text:p>
          </table:table-cell>
          <table:table-cell office:value-type="float" office:value="0.993021" calcext:value-type="float">
            <text:p>0.993021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978776" calcext:value-type="float">
            <text:p>0.978776</text:p>
          </table:table-cell>
          <table:table-cell office:value-type="float" office:value="0.975764" calcext:value-type="float">
            <text:p>0.9757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86746" calcext:value-type="float">
            <text:p>3.586746</text:p>
          </table:table-cell>
          <table:table-cell office:value-type="float" office:value="6.483332" calcext:value-type="float">
            <text:p>6.48333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70_T4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371106" calcext:value-type="float">
            <text:p>16371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69338" calcext:value-type="float">
            <text:p>14969338</text:p>
          </table:table-cell>
          <table:table-cell office:value-type="float" office:value="0.914375" calcext:value-type="float">
            <text:p>0.914375</text:p>
          </table:table-cell>
          <table:table-cell office:value-type="float" office:value="1502791131" calcext:value-type="float">
            <text:p>1502791131</text:p>
          </table:table-cell>
          <table:table-cell office:value-type="float" office:value="358371751" calcext:value-type="float">
            <text:p>358371751</text:p>
          </table:table-cell>
          <table:table-cell office:value-type="float" office:value="142482883" calcext:value-type="float">
            <text:p>142482883</text:p>
          </table:table-cell>
          <table:table-cell office:value-type="float" office:value="1001936497" calcext:value-type="float">
            <text:p>1001936497</text:p>
          </table:table-cell>
          <table:table-cell office:value-type="float" office:value="358371751" calcext:value-type="float">
            <text:p>358371751</text:p>
          </table:table-cell>
          <table:table-cell office:value-type="float" office:value="0.333283" calcext:value-type="float">
            <text:p>0.333283</text:p>
          </table:table-cell>
          <table:table-cell office:value-type="float" office:value="0.666717" calcext:value-type="float">
            <text:p>0.666717</text:p>
          </table:table-cell>
          <table:table-cell office:value-type="float" office:value="0.71552" calcext:value-type="float">
            <text:p>0.71552</text:p>
          </table:table-cell>
          <table:table-cell office:value-type="float" office:value="586.716553" calcext:value-type="float">
            <text:p>586.716553</text:p>
          </table:table-cell>
          <table:table-cell office:value-type="float" office:value="596.068926" calcext:value-type="float">
            <text:p>596.068926</text:p>
          </table:table-cell>
          <table:table-cell table:number-columns-repeated="2" office:value-type="float" office:value="0.216738" calcext:value-type="float">
            <text:p>0.216738</text:p>
          </table:table-cell>
          <table:table-cell office:value-type="float" office:value="211.479798" calcext:value-type="float">
            <text:p>211.479798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1.904374" calcext:value-type="float">
            <text:p>1.904374</text:p>
          </table:table-cell>
          <table:table-cell office:value-type="float" office:value="0.990537" calcext:value-type="float">
            <text:p>0.990537</text:p>
          </table:table-cell>
          <table:table-cell office:value-type="float" office:value="0.978935" calcext:value-type="float">
            <text:p>0.978935</text:p>
          </table:table-cell>
          <table:table-cell office:value-type="float" office:value="0.972586" calcext:value-type="float">
            <text:p>0.972586</text:p>
          </table:table-cell>
          <table:table-cell office:value-type="float" office:value="0.969002" calcext:value-type="float">
            <text:p>0.9690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15044" calcext:value-type="float">
            <text:p>3.615044</text:p>
          </table:table-cell>
          <table:table-cell office:value-type="float" office:value="7.018019" calcext:value-type="float">
            <text:p>7.01801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corn._99_T4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4088619" calcext:value-type="float">
            <text:p>240886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25240" calcext:value-type="float">
            <text:p>21825240</text:p>
          </table:table-cell>
          <table:table-cell office:value-type="float" office:value="0.906039" calcext:value-type="float">
            <text:p>0.906039</text:p>
          </table:table-cell>
          <table:table-cell office:value-type="float" office:value="2190873844" calcext:value-type="float">
            <text:p>2190873844</text:p>
          </table:table-cell>
          <table:table-cell office:value-type="float" office:value="520988865" calcext:value-type="float">
            <text:p>520988865</text:p>
          </table:table-cell>
          <table:table-cell office:value-type="float" office:value="201635887" calcext:value-type="float">
            <text:p>201635887</text:p>
          </table:table-cell>
          <table:table-cell office:value-type="float" office:value="1468249092" calcext:value-type="float">
            <text:p>1468249092</text:p>
          </table:table-cell>
          <table:table-cell office:value-type="float" office:value="520988865" calcext:value-type="float">
            <text:p>520988865</text:p>
          </table:table-cell>
          <table:table-cell office:value-type="float" office:value="0.329834" calcext:value-type="float">
            <text:p>0.329834</text:p>
          </table:table-cell>
          <table:table-cell office:value-type="float" office:value="0.670166" calcext:value-type="float">
            <text:p>0.670166</text:p>
          </table:table-cell>
          <table:table-cell office:value-type="float" office:value="0.720967" calcext:value-type="float">
            <text:p>0.720967</text:p>
          </table:table-cell>
          <table:table-cell office:value-type="float" office:value="852.948901" calcext:value-type="float">
            <text:p>852.948901</text:p>
          </table:table-cell>
          <table:table-cell office:value-type="float" office:value="865.517232" calcext:value-type="float">
            <text:p>865.517232</text:p>
          </table:table-cell>
          <table:table-cell table:number-columns-repeated="2" office:value-type="float" office:value="0.214139" calcext:value-type="float">
            <text:p>0.214139</text:p>
          </table:table-cell>
          <table:table-cell office:value-type="float" office:value="210.884574" calcext:value-type="float">
            <text:p>210.884574</text:p>
          </table:table-cell>
          <table:table-cell office:value-type="float" office:value="0.008882" calcext:value-type="float">
            <text:p>0.008882</text:p>
          </table:table-cell>
          <table:table-cell office:value-type="float" office:value="1.893911" calcext:value-type="float">
            <text:p>1.893911</text:p>
          </table:table-cell>
          <table:table-cell office:value-type="float" office:value="0.990813" calcext:value-type="float">
            <text:p>0.990813</text:p>
          </table:table-cell>
          <table:table-cell office:value-type="float" office:value="0.981406" calcext:value-type="float">
            <text:p>0.981406</text:p>
          </table:table-cell>
          <table:table-cell office:value-type="float" office:value="0.97656" calcext:value-type="float">
            <text:p>0.97656</text:p>
          </table:table-cell>
          <table:table-cell office:value-type="float" office:value="0.97398" calcext:value-type="float">
            <text:p>0.9739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35599" calcext:value-type="float">
            <text:p>3.835599</text:p>
          </table:table-cell>
          <table:table-cell office:value-type="float" office:value="6.328963" calcext:value-type="float">
            <text:p>6.32896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11_T4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724652" calcext:value-type="float">
            <text:p>30724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796698" calcext:value-type="float">
            <text:p>27796698</text:p>
          </table:table-cell>
          <table:table-cell office:value-type="float" office:value="0.904703" calcext:value-type="float">
            <text:p>0.904703</text:p>
          </table:table-cell>
          <table:table-cell office:value-type="float" office:value="2791516136" calcext:value-type="float">
            <text:p>2791516136</text:p>
          </table:table-cell>
          <table:table-cell office:value-type="float" office:value="688887115" calcext:value-type="float">
            <text:p>688887115</text:p>
          </table:table-cell>
          <table:table-cell office:value-type="float" office:value="266780067" calcext:value-type="float">
            <text:p>266780067</text:p>
          </table:table-cell>
          <table:table-cell office:value-type="float" office:value="1835848954" calcext:value-type="float">
            <text:p>1835848954</text:p>
          </table:table-cell>
          <table:table-cell office:value-type="float" office:value="688887115" calcext:value-type="float">
            <text:p>688887115</text:p>
          </table:table-cell>
          <table:table-cell office:value-type="float" office:value="0.342347" calcext:value-type="float">
            <text:p>0.342347</text:p>
          </table:table-cell>
          <table:table-cell office:value-type="float" office:value="0.657653" calcext:value-type="float">
            <text:p>0.657653</text:p>
          </table:table-cell>
          <table:table-cell office:value-type="float" office:value="0.720844" calcext:value-type="float">
            <text:p>0.720844</text:p>
          </table:table-cell>
          <table:table-cell office:value-type="float" office:value="1127.827381" calcext:value-type="float">
            <text:p>1127.827381</text:p>
          </table:table-cell>
          <table:table-cell office:value-type="float" office:value="1142.351487" calcext:value-type="float">
            <text:p>1142.351487</text:p>
          </table:table-cell>
          <table:table-cell table:number-columns-repeated="2" office:value-type="float" office:value="0.221993" calcext:value-type="float">
            <text:p>0.221993</text:p>
          </table:table-cell>
          <table:table-cell office:value-type="float" office:value="218.847536" calcext:value-type="float">
            <text:p>218.847536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1.932913" calcext:value-type="float">
            <text:p>1.932913</text:p>
          </table:table-cell>
          <table:table-cell office:value-type="float" office:value="0.993717" calcext:value-type="float">
            <text:p>0.993717</text:p>
          </table:table-cell>
          <table:table-cell office:value-type="float" office:value="0.986804" calcext:value-type="float">
            <text:p>0.986804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8062" calcext:value-type="float">
            <text:p>0.980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178281" calcext:value-type="float">
            <text:p>4.178281</text:p>
          </table:table-cell>
          <table:table-cell office:value-type="float" office:value="6.631449" calcext:value-type="float">
            <text:p>6.63144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12_T4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338846" calcext:value-type="float">
            <text:p>213388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79595" calcext:value-type="float">
            <text:p>19079595</text:p>
          </table:table-cell>
          <table:table-cell office:value-type="float" office:value="0.894125" calcext:value-type="float">
            <text:p>0.894125</text:p>
          </table:table-cell>
          <table:table-cell office:value-type="float" office:value="1916331049" calcext:value-type="float">
            <text:p>1916331049</text:p>
          </table:table-cell>
          <table:table-cell office:value-type="float" office:value="468956728" calcext:value-type="float">
            <text:p>468956728</text:p>
          </table:table-cell>
          <table:table-cell office:value-type="float" office:value="186613739" calcext:value-type="float">
            <text:p>186613739</text:p>
          </table:table-cell>
          <table:table-cell office:value-type="float" office:value="1260760582" calcext:value-type="float">
            <text:p>1260760582</text:p>
          </table:table-cell>
          <table:table-cell office:value-type="float" office:value="468956728" calcext:value-type="float">
            <text:p>468956728</text:p>
          </table:table-cell>
          <table:table-cell office:value-type="float" office:value="0.342097" calcext:value-type="float">
            <text:p>0.342097</text:p>
          </table:table-cell>
          <table:table-cell office:value-type="float" office:value="0.657903" calcext:value-type="float">
            <text:p>0.657903</text:p>
          </table:table-cell>
          <table:table-cell office:value-type="float" office:value="0.715341" calcext:value-type="float">
            <text:p>0.715341</text:p>
          </table:table-cell>
          <table:table-cell office:value-type="float" office:value="767.763291" calcext:value-type="float">
            <text:p>767.763291</text:p>
          </table:table-cell>
          <table:table-cell office:value-type="float" office:value="778.631029" calcext:value-type="float">
            <text:p>778.631029</text:p>
          </table:table-cell>
          <table:table-cell table:number-columns-repeated="2" office:value-type="float" office:value="0.217591" calcext:value-type="float">
            <text:p>0.217591</text:p>
          </table:table-cell>
          <table:table-cell office:value-type="float" office:value="217.01811" calcext:value-type="float">
            <text:p>217.01811</text:p>
          </table:table-cell>
          <table:table-cell office:value-type="float" office:value="0.004276" calcext:value-type="float">
            <text:p>0.004276</text:p>
          </table:table-cell>
          <table:table-cell office:value-type="float" office:value="1.951456" calcext:value-type="float">
            <text:p>1.951456</text:p>
          </table:table-cell>
          <table:table-cell office:value-type="float" office:value="0.992884" calcext:value-type="float">
            <text:p>0.992884</text:p>
          </table:table-cell>
          <table:table-cell office:value-type="float" office:value="0.984416" calcext:value-type="float">
            <text:p>0.984416</text:p>
          </table:table-cell>
          <table:table-cell office:value-type="float" office:value="0.979795" calcext:value-type="float">
            <text:p>0.979795</text:p>
          </table:table-cell>
          <table:table-cell office:value-type="float" office:value="0.976198" calcext:value-type="float">
            <text:p>0.97619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262408" calcext:value-type="float">
            <text:p>4.262408</text:p>
          </table:table-cell>
          <table:table-cell office:value-type="float" office:value="6.390451" calcext:value-type="float">
            <text:p>6.39045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64_T4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943669" calcext:value-type="float">
            <text:p>21943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31709" calcext:value-type="float">
            <text:p>19731709</text:p>
          </table:table-cell>
          <table:table-cell office:value-type="float" office:value="0.899198" calcext:value-type="float">
            <text:p>0.899198</text:p>
          </table:table-cell>
          <table:table-cell office:value-type="float" office:value="1981589291" calcext:value-type="float">
            <text:p>1981589291</text:p>
          </table:table-cell>
          <table:table-cell office:value-type="float" office:value="501245446" calcext:value-type="float">
            <text:p>501245446</text:p>
          </table:table-cell>
          <table:table-cell office:value-type="float" office:value="187947460" calcext:value-type="float">
            <text:p>187947460</text:p>
          </table:table-cell>
          <table:table-cell office:value-type="float" office:value="1292396385" calcext:value-type="float">
            <text:p>1292396385</text:p>
          </table:table-cell>
          <table:table-cell office:value-type="float" office:value="501245446" calcext:value-type="float">
            <text:p>501245446</text:p>
          </table:table-cell>
          <table:table-cell office:value-type="float" office:value="0.347798" calcext:value-type="float">
            <text:p>0.347798</text:p>
          </table:table-cell>
          <table:table-cell office:value-type="float" office:value="0.652202" calcext:value-type="float">
            <text:p>0.652202</text:p>
          </table:table-cell>
          <table:table-cell office:value-type="float" office:value="0.727293" calcext:value-type="float">
            <text:p>0.727293</text:p>
          </table:table-cell>
          <table:table-cell office:value-type="float" office:value="820.625508" calcext:value-type="float">
            <text:p>820.625508</text:p>
          </table:table-cell>
          <table:table-cell office:value-type="float" office:value="832.321768" calcext:value-type="float">
            <text:p>832.321768</text:p>
          </table:table-cell>
          <table:table-cell table:number-columns-repeated="2" office:value-type="float" office:value="0.226162" calcext:value-type="float">
            <text:p>0.226162</text:p>
          </table:table-cell>
          <table:table-cell office:value-type="float" office:value="224.321312" calcext:value-type="float">
            <text:p>224.321312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1.9912" calcext:value-type="float">
            <text:p>1.9912</text:p>
          </table:table-cell>
          <table:table-cell office:value-type="float" office:value="0.992233" calcext:value-type="float">
            <text:p>0.992233</text:p>
          </table:table-cell>
          <table:table-cell office:value-type="float" office:value="0.982388" calcext:value-type="float">
            <text:p>0.982388</text:p>
          </table:table-cell>
          <table:table-cell office:value-type="float" office:value="0.976085" calcext:value-type="float">
            <text:p>0.976085</text:p>
          </table:table-cell>
          <table:table-cell office:value-type="float" office:value="0.972322" calcext:value-type="float">
            <text:p>0.9723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109326" calcext:value-type="float">
            <text:p>4.109326</text:p>
          </table:table-cell>
          <table:table-cell office:value-type="float" office:value="6.59447" calcext:value-type="float">
            <text:p>6.5944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74_T4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2330153" calcext:value-type="float">
            <text:p>22330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2539" calcext:value-type="float">
            <text:p>20102539</text:p>
          </table:table-cell>
          <table:table-cell office:value-type="float" office:value="0.900242" calcext:value-type="float">
            <text:p>0.900242</text:p>
          </table:table-cell>
          <table:table-cell office:value-type="float" office:value="2019226973" calcext:value-type="float">
            <text:p>2019226973</text:p>
          </table:table-cell>
          <table:table-cell office:value-type="float" office:value="528197032" calcext:value-type="float">
            <text:p>528197032</text:p>
          </table:table-cell>
          <table:table-cell office:value-type="float" office:value="203580220" calcext:value-type="float">
            <text:p>203580220</text:p>
          </table:table-cell>
          <table:table-cell office:value-type="float" office:value="1287449721" calcext:value-type="float">
            <text:p>1287449721</text:p>
          </table:table-cell>
          <table:table-cell office:value-type="float" office:value="528197032" calcext:value-type="float">
            <text:p>528197032</text:p>
          </table:table-cell>
          <table:table-cell office:value-type="float" office:value="0.362405" calcext:value-type="float">
            <text:p>0.362405</text:p>
          </table:table-cell>
          <table:table-cell office:value-type="float" office:value="0.637595" calcext:value-type="float">
            <text:p>0.637595</text:p>
          </table:table-cell>
          <table:table-cell office:value-type="float" office:value="0.7218" calcext:value-type="float">
            <text:p>0.7218</text:p>
          </table:table-cell>
          <table:table-cell office:value-type="float" office:value="864.749917" calcext:value-type="float">
            <text:p>864.749917</text:p>
          </table:table-cell>
          <table:table-cell office:value-type="float" office:value="877.556243" calcext:value-type="float">
            <text:p>877.556243</text:p>
          </table:table-cell>
          <table:table-cell table:number-columns-repeated="2" office:value-type="float" office:value="0.234198" calcext:value-type="float">
            <text:p>0.234198</text:p>
          </table:table-cell>
          <table:table-cell office:value-type="float" office:value="231.976803" calcext:value-type="float">
            <text:p>231.976803</text:p>
          </table:table-cell>
          <table:table-cell office:value-type="float" office:value="0.005592" calcext:value-type="float">
            <text:p>0.005592</text:p>
          </table:table-cell>
          <table:table-cell office:value-type="float" office:value="1.963213" calcext:value-type="float">
            <text:p>1.963213</text:p>
          </table:table-cell>
          <table:table-cell office:value-type="float" office:value="0.991453" calcext:value-type="float">
            <text:p>0.991453</text:p>
          </table:table-cell>
          <table:table-cell office:value-type="float" office:value="0.983776" calcext:value-type="float">
            <text:p>0.983776</text:p>
          </table:table-cell>
          <table:table-cell office:value-type="float" office:value="0.980676" calcext:value-type="float">
            <text:p>0.980676</text:p>
          </table:table-cell>
          <table:table-cell office:value-type="float" office:value="0.978162" calcext:value-type="float">
            <text:p>0.9781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900769" calcext:value-type="float">
            <text:p>4.900769</text:p>
          </table:table-cell>
          <table:table-cell office:value-type="float" office:value="6.10247" calcext:value-type="float">
            <text:p>6.1024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81_T4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8759378" calcext:value-type="float">
            <text:p>28759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98117" calcext:value-type="float">
            <text:p>24898117</text:p>
          </table:table-cell>
          <table:table-cell office:value-type="float" office:value="0.865739" calcext:value-type="float">
            <text:p>0.865739</text:p>
          </table:table-cell>
          <table:table-cell office:value-type="float" office:value="2500658320" calcext:value-type="float">
            <text:p>2500658320</text:p>
          </table:table-cell>
          <table:table-cell office:value-type="float" office:value="643156001" calcext:value-type="float">
            <text:p>643156001</text:p>
          </table:table-cell>
          <table:table-cell office:value-type="float" office:value="238966139" calcext:value-type="float">
            <text:p>238966139</text:p>
          </table:table-cell>
          <table:table-cell office:value-type="float" office:value="1618536180" calcext:value-type="float">
            <text:p>1618536180</text:p>
          </table:table-cell>
          <table:table-cell office:value-type="float" office:value="643156001" calcext:value-type="float">
            <text:p>643156001</text:p>
          </table:table-cell>
          <table:table-cell office:value-type="float" office:value="0.352756" calcext:value-type="float">
            <text:p>0.352756</text:p>
          </table:table-cell>
          <table:table-cell office:value-type="float" office:value="0.647244" calcext:value-type="float">
            <text:p>0.647244</text:p>
          </table:table-cell>
          <table:table-cell office:value-type="float" office:value="0.729101" calcext:value-type="float">
            <text:p>0.729101</text:p>
          </table:table-cell>
          <table:table-cell office:value-type="float" office:value="1052.957637" calcext:value-type="float">
            <text:p>1052.957637</text:p>
          </table:table-cell>
          <table:table-cell office:value-type="float" office:value="1068.833179" calcext:value-type="float">
            <text:p>1068.833179</text:p>
          </table:table-cell>
          <table:table-cell table:number-columns-repeated="2" office:value-type="float" office:value="0.221419" calcext:value-type="float">
            <text:p>0.221419</text:p>
          </table:table-cell>
          <table:table-cell office:value-type="float" office:value="228.084468" calcext:value-type="float">
            <text:p>228.084468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1.990378" calcext:value-type="float">
            <text:p>1.990378</text:p>
          </table:table-cell>
          <table:table-cell office:value-type="float" office:value="0.992667" calcext:value-type="float">
            <text:p>0.992667</text:p>
          </table:table-cell>
          <table:table-cell office:value-type="float" office:value="0.982432" calcext:value-type="float">
            <text:p>0.982432</text:p>
          </table:table-cell>
          <table:table-cell office:value-type="float" office:value="0.978402" calcext:value-type="float">
            <text:p>0.978402</text:p>
          </table:table-cell>
          <table:table-cell office:value-type="float" office:value="0.975772" calcext:value-type="float">
            <text:p>0.97577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655491" calcext:value-type="float">
            <text:p>4.655491</text:p>
          </table:table-cell>
          <table:table-cell office:value-type="float" office:value="6.171113" calcext:value-type="float">
            <text:p>6.17111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82_T4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175645" calcext:value-type="float">
            <text:p>26175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12907" calcext:value-type="float">
            <text:p>23712907</text:p>
          </table:table-cell>
          <table:table-cell office:value-type="float" office:value="0.905915" calcext:value-type="float">
            <text:p>0.905915</text:p>
          </table:table-cell>
          <table:table-cell office:value-type="float" office:value="2381221038" calcext:value-type="float">
            <text:p>2381221038</text:p>
          </table:table-cell>
          <table:table-cell office:value-type="float" office:value="612040810" calcext:value-type="float">
            <text:p>612040810</text:p>
          </table:table-cell>
          <table:table-cell office:value-type="float" office:value="226566651" calcext:value-type="float">
            <text:p>226566651</text:p>
          </table:table-cell>
          <table:table-cell office:value-type="float" office:value="1542613577" calcext:value-type="float">
            <text:p>1542613577</text:p>
          </table:table-cell>
          <table:table-cell office:value-type="float" office:value="612040810" calcext:value-type="float">
            <text:p>612040810</text:p>
          </table:table-cell>
          <table:table-cell office:value-type="float" office:value="0.352175" calcext:value-type="float">
            <text:p>0.352175</text:p>
          </table:table-cell>
          <table:table-cell office:value-type="float" office:value="0.647825" calcext:value-type="float">
            <text:p>0.647825</text:p>
          </table:table-cell>
          <table:table-cell office:value-type="float" office:value="0.72983" calcext:value-type="float">
            <text:p>0.72983</text:p>
          </table:table-cell>
          <table:table-cell office:value-type="float" office:value="1002.016686" calcext:value-type="float">
            <text:p>1002.016686</text:p>
          </table:table-cell>
          <table:table-cell office:value-type="float" office:value="1015.774221" calcext:value-type="float">
            <text:p>1015.774221</text:p>
          </table:table-cell>
          <table:table-cell table:number-columns-repeated="2" office:value-type="float" office:value="0.231506" calcext:value-type="float">
            <text:p>0.231506</text:p>
          </table:table-cell>
          <table:table-cell office:value-type="float" office:value="227.936782" calcext:value-type="float">
            <text:p>227.936782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2.039707" calcext:value-type="float">
            <text:p>2.039707</text:p>
          </table:table-cell>
          <table:table-cell office:value-type="float" office:value="0.992627" calcext:value-type="float">
            <text:p>0.992627</text:p>
          </table:table-cell>
          <table:table-cell office:value-type="float" office:value="0.982183" calcext:value-type="float">
            <text:p>0.982183</text:p>
          </table:table-cell>
          <table:table-cell office:value-type="float" office:value="0.977832" calcext:value-type="float">
            <text:p>0.977832</text:p>
          </table:table-cell>
          <table:table-cell office:value-type="float" office:value="0.975337" calcext:value-type="float">
            <text:p>0.9753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044" calcext:value-type="float">
            <text:p>6.7044</text:p>
          </table:table-cell>
          <table:table-cell office:value-type="float" office:value="4.969871" calcext:value-type="float">
            <text:p>4.96987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83_T4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712514" calcext:value-type="float">
            <text:p>19712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99548" calcext:value-type="float">
            <text:p>17799548</text:p>
          </table:table-cell>
          <table:table-cell office:value-type="float" office:value="0.902957" calcext:value-type="float">
            <text:p>0.902957</text:p>
          </table:table-cell>
          <table:table-cell office:value-type="float" office:value="1788296410" calcext:value-type="float">
            <text:p>1788296410</text:p>
          </table:table-cell>
          <table:table-cell office:value-type="float" office:value="483793714" calcext:value-type="float">
            <text:p>483793714</text:p>
          </table:table-cell>
          <table:table-cell office:value-type="float" office:value="186311316" calcext:value-type="float">
            <text:p>186311316</text:p>
          </table:table-cell>
          <table:table-cell office:value-type="float" office:value="1118191380" calcext:value-type="float">
            <text:p>1118191380</text:p>
          </table:table-cell>
          <table:table-cell office:value-type="float" office:value="483793714" calcext:value-type="float">
            <text:p>483793714</text:p>
          </table:table-cell>
          <table:table-cell office:value-type="float" office:value="0.374717" calcext:value-type="float">
            <text:p>0.374717</text:p>
          </table:table-cell>
          <table:table-cell office:value-type="float" office:value="0.625283" calcext:value-type="float">
            <text:p>0.625283</text:p>
          </table:table-cell>
          <table:table-cell office:value-type="float" office:value="0.721967" calcext:value-type="float">
            <text:p>0.721967</text:p>
          </table:table-cell>
          <table:table-cell office:value-type="float" office:value="792.054004" calcext:value-type="float">
            <text:p>792.054004</text:p>
          </table:table-cell>
          <table:table-cell office:value-type="float" office:value="804.143061" calcext:value-type="float">
            <text:p>804.143061</text:p>
          </table:table-cell>
          <table:table-cell table:number-columns-repeated="2" office:value-type="float" office:value="0.242995" calcext:value-type="float">
            <text:p>0.242995</text:p>
          </table:table-cell>
          <table:table-cell office:value-type="float" office:value="239.913374" calcext:value-type="float">
            <text:p>239.913374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1.937694" calcext:value-type="float">
            <text:p>1.937694</text:p>
          </table:table-cell>
          <table:table-cell office:value-type="float" office:value="0.990436" calcext:value-type="float">
            <text:p>0.990436</text:p>
          </table:table-cell>
          <table:table-cell office:value-type="float" office:value="0.980476" calcext:value-type="float">
            <text:p>0.980476</text:p>
          </table:table-cell>
          <table:table-cell office:value-type="float" office:value="0.97682" calcext:value-type="float">
            <text:p>0.97682</text:p>
          </table:table-cell>
          <table:table-cell office:value-type="float" office:value="0.974575" calcext:value-type="float">
            <text:p>0.9745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140087" calcext:value-type="float">
            <text:p>4.140087</text:p>
          </table:table-cell>
          <table:table-cell office:value-type="float" office:value="6.376309" calcext:value-type="float">
            <text:p>6.37630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84_T4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212795" calcext:value-type="float">
            <text:p>18212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48687" calcext:value-type="float">
            <text:p>16148687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1621086389" calcext:value-type="float">
            <text:p>1621086389</text:p>
          </table:table-cell>
          <table:table-cell office:value-type="float" office:value="443303261" calcext:value-type="float">
            <text:p>443303261</text:p>
          </table:table-cell>
          <table:table-cell office:value-type="float" office:value="150597889" calcext:value-type="float">
            <text:p>150597889</text:p>
          </table:table-cell>
          <table:table-cell office:value-type="float" office:value="1027185239" calcext:value-type="float">
            <text:p>1027185239</text:p>
          </table:table-cell>
          <table:table-cell office:value-type="float" office:value="443303261" calcext:value-type="float">
            <text:p>443303261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0.63364" calcext:value-type="float">
            <text:p>0.63364</text:p>
          </table:table-cell>
          <table:table-cell office:value-type="float" office:value="0.746426" calcext:value-type="float">
            <text:p>0.746426</text:p>
          </table:table-cell>
          <table:table-cell office:value-type="float" office:value="725.764128" calcext:value-type="float">
            <text:p>725.764128</text:p>
          </table:table-cell>
          <table:table-cell office:value-type="float" office:value="736.690838" calcext:value-type="float">
            <text:p>736.690838</text:p>
          </table:table-cell>
          <table:table-cell table:number-columns-repeated="2" office:value-type="float" office:value="0.240992" calcext:value-type="float">
            <text:p>0.240992</text:p>
          </table:table-cell>
          <table:table-cell office:value-type="float" office:value="242.509362" calcext:value-type="float">
            <text:p>242.509362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2.199077" calcext:value-type="float">
            <text:p>2.199077</text:p>
          </table:table-cell>
          <table:table-cell office:value-type="float" office:value="0.990265" calcext:value-type="float">
            <text:p>0.990265</text:p>
          </table:table-cell>
          <table:table-cell office:value-type="float" office:value="0.981208" calcext:value-type="float">
            <text:p>0.981208</text:p>
          </table:table-cell>
          <table:table-cell office:value-type="float" office:value="0.97844" calcext:value-type="float">
            <text:p>0.97844</text:p>
          </table:table-cell>
          <table:table-cell office:value-type="float" office:value="0.97605" calcext:value-type="float">
            <text:p>0.9760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517111" calcext:value-type="float">
            <text:p>8.517111</text:p>
          </table:table-cell>
          <table:table-cell office:value-type="float" office:value="4.574226" calcext:value-type="float">
            <text:p>4.57422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N132_T5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7067354" calcext:value-type="float">
            <text:p>17067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27632" calcext:value-type="float">
            <text:p>15127632</text:p>
          </table:table-cell>
          <table:table-cell office:value-type="float" office:value="0.886349" calcext:value-type="float">
            <text:p>0.886349</text:p>
          </table:table-cell>
          <table:table-cell office:value-type="float" office:value="1518980578" calcext:value-type="float">
            <text:p>1518980578</text:p>
          </table:table-cell>
          <table:table-cell office:value-type="float" office:value="410556783" calcext:value-type="float">
            <text:p>410556783</text:p>
          </table:table-cell>
          <table:table-cell office:value-type="float" office:value="148993160" calcext:value-type="float">
            <text:p>148993160</text:p>
          </table:table-cell>
          <table:table-cell office:value-type="float" office:value="959430635" calcext:value-type="float">
            <text:p>959430635</text:p>
          </table:table-cell>
          <table:table-cell office:value-type="float" office:value="410556783" calcext:value-type="float">
            <text:p>410556783</text:p>
          </table:table-cell>
          <table:table-cell office:value-type="float" office:value="0.368372" calcext:value-type="float">
            <text:p>0.368372</text:p>
          </table:table-cell>
          <table:table-cell office:value-type="float" office:value="0.631628" calcext:value-type="float">
            <text:p>0.631628</text:p>
          </table:table-cell>
          <table:table-cell office:value-type="float" office:value="0.733727" calcext:value-type="float">
            <text:p>0.733727</text:p>
          </table:table-cell>
          <table:table-cell office:value-type="float" office:value="672.152478" calcext:value-type="float">
            <text:p>672.152478</text:p>
          </table:table-cell>
          <table:table-cell office:value-type="float" office:value="681.444662" calcext:value-type="float">
            <text:p>681.444662</text:p>
          </table:table-cell>
          <table:table-cell table:number-columns-repeated="2" office:value-type="float" office:value="0.238169" calcext:value-type="float">
            <text:p>0.238169</text:p>
          </table:table-cell>
          <table:table-cell office:value-type="float" office:value="239.69267" calcext:value-type="float">
            <text:p>239.69267</text:p>
          </table:table-cell>
          <table:table-cell office:value-type="float" office:value="0.004276" calcext:value-type="float">
            <text:p>0.004276</text:p>
          </table:table-cell>
          <table:table-cell office:value-type="float" office:value="1.952564" calcext:value-type="float">
            <text:p>1.952564</text:p>
          </table:table-cell>
          <table:table-cell office:value-type="float" office:value="0.990606" calcext:value-type="float">
            <text:p>0.990606</text:p>
          </table:table-cell>
          <table:table-cell office:value-type="float" office:value="0.981857" calcext:value-type="float">
            <text:p>0.981857</text:p>
          </table:table-cell>
          <table:table-cell office:value-type="float" office:value="0.978568" calcext:value-type="float">
            <text:p>0.978568</text:p>
          </table:table-cell>
          <table:table-cell office:value-type="float" office:value="0.975192" calcext:value-type="float">
            <text:p>0.9751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191167" calcext:value-type="float">
            <text:p>4.191167</text:p>
          </table:table-cell>
          <table:table-cell office:value-type="float" office:value="6.409836" calcext:value-type="float">
            <text:p>6.40983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N141_T5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646797" calcext:value-type="float">
            <text:p>18646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89475" calcext:value-type="float">
            <text:p>11889475</text:p>
          </table:table-cell>
          <table:table-cell office:value-type="float" office:value="0.637615" calcext:value-type="float">
            <text:p>0.637615</text:p>
          </table:table-cell>
          <table:table-cell office:value-type="float" office:value="1191643473" calcext:value-type="float">
            <text:p>1191643473</text:p>
          </table:table-cell>
          <table:table-cell office:value-type="float" office:value="247180112" calcext:value-type="float">
            <text:p>247180112</text:p>
          </table:table-cell>
          <table:table-cell office:value-type="float" office:value="115306034" calcext:value-type="float">
            <text:p>115306034</text:p>
          </table:table-cell>
          <table:table-cell office:value-type="float" office:value="829157327" calcext:value-type="float">
            <text:p>829157327</text:p>
          </table:table-cell>
          <table:table-cell office:value-type="float" office:value="247180112" calcext:value-type="float">
            <text:p>247180112</text:p>
          </table:table-cell>
          <table:table-cell office:value-type="float" office:value="0.30419" calcext:value-type="float">
            <text:p>0.30419</text:p>
          </table:table-cell>
          <table:table-cell office:value-type="float" office:value="0.69581" calcext:value-type="float">
            <text:p>0.69581</text:p>
          </table:table-cell>
          <table:table-cell office:value-type="float" office:value="0.681902" calcext:value-type="float">
            <text:p>0.681902</text:p>
          </table:table-cell>
          <table:table-cell office:value-type="float" office:value="404.676604" calcext:value-type="float">
            <text:p>404.676604</text:p>
          </table:table-cell>
          <table:table-cell office:value-type="float" office:value="411.032476" calcext:value-type="float">
            <text:p>411.032476</text:p>
          </table:table-cell>
          <table:table-cell table:number-columns-repeated="2" office:value-type="float" office:value="0.131247" calcext:value-type="float">
            <text:p>0.131247</text:p>
          </table:table-cell>
          <table:table-cell office:value-type="float" office:value="183.950481" calcext:value-type="float">
            <text:p>183.950481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1.859875" calcext:value-type="float">
            <text:p>1.859875</text:p>
          </table:table-cell>
          <table:table-cell office:value-type="float" office:value="0.98904" calcext:value-type="float">
            <text:p>0.98904</text:p>
          </table:table-cell>
          <table:table-cell office:value-type="float" office:value="0.978084" calcext:value-type="float">
            <text:p>0.978084</text:p>
          </table:table-cell>
          <table:table-cell office:value-type="float" office:value="0.973979" calcext:value-type="float">
            <text:p>0.973979</text:p>
          </table:table-cell>
          <table:table-cell office:value-type="float" office:value="0.970408" calcext:value-type="float">
            <text:p>0.97040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26803" calcext:value-type="float">
            <text:p>3.426803</text:p>
          </table:table-cell>
          <table:table-cell office:value-type="float" office:value="6.358277" calcext:value-type="float">
            <text:p>6.35827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N153_T5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102948" calcext:value-type="float">
            <text:p>9102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5864" calcext:value-type="float">
            <text:p>7505864</text:p>
          </table:table-cell>
          <table:table-cell office:value-type="float" office:value="0.824553" calcext:value-type="float">
            <text:p>0.824553</text:p>
          </table:table-cell>
          <table:table-cell office:value-type="float" office:value="752744862" calcext:value-type="float">
            <text:p>752744862</text:p>
          </table:table-cell>
          <table:table-cell office:value-type="float" office:value="166873852" calcext:value-type="float">
            <text:p>166873852</text:p>
          </table:table-cell>
          <table:table-cell office:value-type="float" office:value="78616383" calcext:value-type="float">
            <text:p>78616383</text:p>
          </table:table-cell>
          <table:table-cell office:value-type="float" office:value="507254627" calcext:value-type="float">
            <text:p>507254627</text:p>
          </table:table-cell>
          <table:table-cell office:value-type="float" office:value="166873852" calcext:value-type="float">
            <text:p>166873852</text:p>
          </table:table-cell>
          <table:table-cell office:value-type="float" office:value="0.326127" calcext:value-type="float">
            <text:p>0.326127</text:p>
          </table:table-cell>
          <table:table-cell office:value-type="float" office:value="0.673873" calcext:value-type="float">
            <text:p>0.673873</text:p>
          </table:table-cell>
          <table:table-cell office:value-type="float" office:value="0.679758" calcext:value-type="float">
            <text:p>0.679758</text:p>
          </table:table-cell>
          <table:table-cell office:value-type="float" office:value="273.201364" calcext:value-type="float">
            <text:p>273.201364</text:p>
          </table:table-cell>
          <table:table-cell office:value-type="float" office:value="278.355867" calcext:value-type="float">
            <text:p>278.355867</text:p>
          </table:table-cell>
          <table:table-cell table:number-columns-repeated="2" office:value-type="float" office:value="0.181503" calcext:value-type="float">
            <text:p>0.181503</text:p>
          </table:table-cell>
          <table:table-cell office:value-type="float" office:value="196.595799" calcext:value-type="float">
            <text:p>196.595799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1.855706" calcext:value-type="float">
            <text:p>1.855706</text:p>
          </table:table-cell>
          <table:table-cell office:value-type="float" office:value="0.985502" calcext:value-type="float">
            <text:p>0.985502</text:p>
          </table:table-cell>
          <table:table-cell office:value-type="float" office:value="0.972849" calcext:value-type="float">
            <text:p>0.972849</text:p>
          </table:table-cell>
          <table:table-cell office:value-type="float" office:value="0.967841" calcext:value-type="float">
            <text:p>0.967841</text:p>
          </table:table-cell>
          <table:table-cell office:value-type="float" office:value="0.959991" calcext:value-type="float">
            <text:p>0.95999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3047" calcext:value-type="float">
            <text:p>3.43047</text:p>
          </table:table-cell>
          <table:table-cell office:value-type="float" office:value="6.625768" calcext:value-type="float">
            <text:p>6.62576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N163_T5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121216" calcext:value-type="float">
            <text:p>6121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88846" calcext:value-type="float">
            <text:p>4388846</text:p>
          </table:table-cell>
          <table:table-cell office:value-type="float" office:value="0.716989" calcext:value-type="float">
            <text:p>0.716989</text:p>
          </table:table-cell>
          <table:table-cell office:value-type="float" office:value="439981804" calcext:value-type="float">
            <text:p>439981804</text:p>
          </table:table-cell>
          <table:table-cell office:value-type="float" office:value="104458717" calcext:value-type="float">
            <text:p>104458717</text:p>
          </table:table-cell>
          <table:table-cell office:value-type="float" office:value="44295956" calcext:value-type="float">
            <text:p>44295956</text:p>
          </table:table-cell>
          <table:table-cell office:value-type="float" office:value="291227131" calcext:value-type="float">
            <text:p>291227131</text:p>
          </table:table-cell>
          <table:table-cell office:value-type="float" office:value="104458717" calcext:value-type="float">
            <text:p>104458717</text:p>
          </table:table-cell>
          <table:table-cell office:value-type="float" office:value="0.338093" calcext:value-type="float">
            <text:p>0.338093</text:p>
          </table:table-cell>
          <table:table-cell office:value-type="float" office:value="0.661907" calcext:value-type="float">
            <text:p>0.661907</text:p>
          </table:table-cell>
          <table:table-cell office:value-type="float" office:value="0.702221" calcext:value-type="float">
            <text:p>0.702221</text:p>
          </table:table-cell>
          <table:table-cell office:value-type="float" office:value="171.016991" calcext:value-type="float">
            <text:p>171.016991</text:p>
          </table:table-cell>
          <table:table-cell office:value-type="float" office:value="174.287568" calcext:value-type="float">
            <text:p>174.287568</text:p>
          </table:table-cell>
          <table:table-cell table:number-columns-repeated="2" office:value-type="float" office:value="0.168961" calcext:value-type="float">
            <text:p>0.168961</text:p>
          </table:table-cell>
          <table:table-cell office:value-type="float" office:value="210.544409" calcext:value-type="float">
            <text:p>210.544409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1.915248" calcext:value-type="float">
            <text:p>1.915248</text:p>
          </table:table-cell>
          <table:table-cell office:value-type="float" office:value="0.985033" calcext:value-type="float">
            <text:p>0.985033</text:p>
          </table:table-cell>
          <table:table-cell office:value-type="float" office:value="0.972619" calcext:value-type="float">
            <text:p>0.972619</text:p>
          </table:table-cell>
          <table:table-cell office:value-type="float" office:value="0.959698" calcext:value-type="float">
            <text:p>0.959698</text:p>
          </table:table-cell>
          <table:table-cell office:value-type="float" office:value="0.941751" calcext:value-type="float">
            <text:p>0.94175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15949" calcext:value-type="float">
            <text:p>4.15949</text:p>
          </table:table-cell>
          <table:table-cell office:value-type="float" office:value="6.349769" calcext:value-type="float">
            <text:p>6.34976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N184_T5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240073" calcext:value-type="float">
            <text:p>82400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50779" calcext:value-type="float">
            <text:p>5850779</text:p>
          </table:table-cell>
          <table:table-cell office:value-type="float" office:value="0.71004" calcext:value-type="float">
            <text:p>0.71004</text:p>
          </table:table-cell>
          <table:table-cell office:value-type="float" office:value="586333355" calcext:value-type="float">
            <text:p>586333355</text:p>
          </table:table-cell>
          <table:table-cell office:value-type="float" office:value="132505613" calcext:value-type="float">
            <text:p>132505613</text:p>
          </table:table-cell>
          <table:table-cell office:value-type="float" office:value="60822996" calcext:value-type="float">
            <text:p>60822996</text:p>
          </table:table-cell>
          <table:table-cell office:value-type="float" office:value="393004746" calcext:value-type="float">
            <text:p>393004746</text:p>
          </table:table-cell>
          <table:table-cell office:value-type="float" office:value="132505613" calcext:value-type="float">
            <text:p>132505613</text:p>
          </table:table-cell>
          <table:table-cell office:value-type="float" office:value="0.329725" calcext:value-type="float">
            <text:p>0.329725</text:p>
          </table:table-cell>
          <table:table-cell office:value-type="float" office:value="0.670275" calcext:value-type="float">
            <text:p>0.670275</text:p>
          </table:table-cell>
          <table:table-cell office:value-type="float" office:value="0.685391" calcext:value-type="float">
            <text:p>0.685391</text:p>
          </table:table-cell>
          <table:table-cell office:value-type="float" office:value="216.934611" calcext:value-type="float">
            <text:p>216.934611</text:p>
          </table:table-cell>
          <table:table-cell office:value-type="float" office:value="220.602967" calcext:value-type="float">
            <text:p>220.602967</text:p>
          </table:table-cell>
          <table:table-cell table:number-columns-repeated="2" office:value-type="float" office:value="0.159214" calcext:value-type="float">
            <text:p>0.159214</text:p>
          </table:table-cell>
          <table:table-cell office:value-type="float" office:value="200.411859" calcext:value-type="float">
            <text:p>200.411859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1.869517" calcext:value-type="float">
            <text:p>1.869517</text:p>
          </table:table-cell>
          <table:table-cell office:value-type="float" office:value="0.989669" calcext:value-type="float">
            <text:p>0.989669</text:p>
          </table:table-cell>
          <table:table-cell office:value-type="float" office:value="0.980794" calcext:value-type="float">
            <text:p>0.980794</text:p>
          </table:table-cell>
          <table:table-cell office:value-type="float" office:value="0.972059" calcext:value-type="float">
            <text:p>0.972059</text:p>
          </table:table-cell>
          <table:table-cell office:value-type="float" office:value="0.959641" calcext:value-type="float">
            <text:p>0.95964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020609" calcext:value-type="float">
            <text:p>4.020609</text:p>
          </table:table-cell>
          <table:table-cell office:value-type="float" office:value="6.824582" calcext:value-type="float">
            <text:p>6.82458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N208_T5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323696" calcext:value-type="float">
            <text:p>9323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03567" calcext:value-type="float">
            <text:p>6903567</text:p>
          </table:table-cell>
          <table:table-cell office:value-type="float" office:value="0.740432" calcext:value-type="float">
            <text:p>0.740432</text:p>
          </table:table-cell>
          <table:table-cell office:value-type="float" office:value="692246639" calcext:value-type="float">
            <text:p>692246639</text:p>
          </table:table-cell>
          <table:table-cell office:value-type="float" office:value="155311288" calcext:value-type="float">
            <text:p>155311288</text:p>
          </table:table-cell>
          <table:table-cell office:value-type="float" office:value="67275718" calcext:value-type="float">
            <text:p>67275718</text:p>
          </table:table-cell>
          <table:table-cell office:value-type="float" office:value="469659633" calcext:value-type="float">
            <text:p>469659633</text:p>
          </table:table-cell>
          <table:table-cell office:value-type="float" office:value="155311288" calcext:value-type="float">
            <text:p>155311288</text:p>
          </table:table-cell>
          <table:table-cell office:value-type="float" office:value="0.321543" calcext:value-type="float">
            <text:p>0.321543</text:p>
          </table:table-cell>
          <table:table-cell office:value-type="float" office:value="0.678457" calcext:value-type="float">
            <text:p>0.678457</text:p>
          </table:table-cell>
          <table:table-cell office:value-type="float" office:value="0.697755" calcext:value-type="float">
            <text:p>0.697755</text:p>
          </table:table-cell>
          <table:table-cell office:value-type="float" office:value="254.271447" calcext:value-type="float">
            <text:p>254.271447</text:p>
          </table:table-cell>
          <table:table-cell office:value-type="float" office:value="258.293847" calcext:value-type="float">
            <text:p>258.293847</text:p>
          </table:table-cell>
          <table:table-cell table:number-columns-repeated="2" office:value-type="float" office:value="0.164928" calcext:value-type="float">
            <text:p>0.164928</text:p>
          </table:table-cell>
          <table:table-cell office:value-type="float" office:value="198.964643" calcext:value-type="float">
            <text:p>198.964643</text:p>
          </table:table-cell>
          <table:table-cell office:value-type="float" office:value="0.007566" calcext:value-type="float">
            <text:p>0.007566</text:p>
          </table:table-cell>
          <table:table-cell office:value-type="float" office:value="1.927566" calcext:value-type="float">
            <text:p>1.927566</text:p>
          </table:table-cell>
          <table:table-cell office:value-type="float" office:value="0.987824" calcext:value-type="float">
            <text:p>0.987824</text:p>
          </table:table-cell>
          <table:table-cell office:value-type="float" office:value="0.974899" calcext:value-type="float">
            <text:p>0.974899</text:p>
          </table:table-cell>
          <table:table-cell office:value-type="float" office:value="0.967389" calcext:value-type="float">
            <text:p>0.967389</text:p>
          </table:table-cell>
          <table:table-cell office:value-type="float" office:value="0.956857" calcext:value-type="float">
            <text:p>0.9568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49561" calcext:value-type="float">
            <text:p>3.649561</text:p>
          </table:table-cell>
          <table:table-cell office:value-type="float" office:value="6.731884" calcext:value-type="float">
            <text:p>6.731884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.ped._N224_T5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978242" calcext:value-type="float">
            <text:p>7978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62849" calcext:value-type="float">
            <text:p>6062849</text:p>
          </table:table-cell>
          <table:table-cell office:value-type="float" office:value="0.759923" calcext:value-type="float">
            <text:p>0.759923</text:p>
          </table:table-cell>
          <table:table-cell office:value-type="float" office:value="607930023" calcext:value-type="float">
            <text:p>607930023</text:p>
          </table:table-cell>
          <table:table-cell office:value-type="float" office:value="135599065" calcext:value-type="float">
            <text:p>135599065</text:p>
          </table:table-cell>
          <table:table-cell office:value-type="float" office:value="58902176" calcext:value-type="float">
            <text:p>58902176</text:p>
          </table:table-cell>
          <table:table-cell office:value-type="float" office:value="413428782" calcext:value-type="float">
            <text:p>413428782</text:p>
          </table:table-cell>
          <table:table-cell office:value-type="float" office:value="135599065" calcext:value-type="float">
            <text:p>135599065</text:p>
          </table:table-cell>
          <table:table-cell office:value-type="float" office:value="0.31994" calcext:value-type="float">
            <text:p>0.31994</text:p>
          </table:table-cell>
          <table:table-cell office:value-type="float" office:value="0.68006" calcext:value-type="float">
            <text:p>0.68006</text:p>
          </table:table-cell>
          <table:table-cell office:value-type="float" office:value="0.697163" calcext:value-type="float">
            <text:p>0.697163</text:p>
          </table:table-cell>
          <table:table-cell office:value-type="float" office:value="221.999127" calcext:value-type="float">
            <text:p>221.999127</text:p>
          </table:table-cell>
          <table:table-cell office:value-type="float" office:value="226.0507" calcext:value-type="float">
            <text:p>226.0507</text:p>
          </table:table-cell>
          <table:table-cell table:number-columns-repeated="2" office:value-type="float" office:value="0.168278" calcext:value-type="float">
            <text:p>0.168278</text:p>
          </table:table-cell>
          <table:table-cell office:value-type="float" office:value="197.804809" calcext:value-type="float">
            <text:p>197.804809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1.868188" calcext:value-type="float">
            <text:p>1.868188</text:p>
          </table:table-cell>
          <table:table-cell office:value-type="float" office:value="0.985938" calcext:value-type="float">
            <text:p>0.985938</text:p>
          </table:table-cell>
          <table:table-cell office:value-type="float" office:value="0.969721" calcext:value-type="float">
            <text:p>0.969721</text:p>
          </table:table-cell>
          <table:table-cell office:value-type="float" office:value="0.96115" calcext:value-type="float">
            <text:p>0.96115</text:p>
          </table:table-cell>
          <table:table-cell office:value-type="float" office:value="0.948176" calcext:value-type="float">
            <text:p>0.9481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255049" calcext:value-type="float">
            <text:p>3.255049</text:p>
          </table:table-cell>
          <table:table-cell office:value-type="float" office:value="6.572874" calcext:value-type="float">
            <text:p>6.572874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138_T5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106324" calcext:value-type="float">
            <text:p>10106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99304" calcext:value-type="float">
            <text:p>7199304</text:p>
          </table:table-cell>
          <table:table-cell office:value-type="float" office:value="0.712356" calcext:value-type="float">
            <text:p>0.712356</text:p>
          </table:table-cell>
          <table:table-cell office:value-type="float" office:value="722250901" calcext:value-type="float">
            <text:p>722250901</text:p>
          </table:table-cell>
          <table:table-cell office:value-type="float" office:value="163198636" calcext:value-type="float">
            <text:p>163198636</text:p>
          </table:table-cell>
          <table:table-cell office:value-type="float" office:value="71838136" calcext:value-type="float">
            <text:p>71838136</text:p>
          </table:table-cell>
          <table:table-cell office:value-type="float" office:value="487214129" calcext:value-type="float">
            <text:p>487214129</text:p>
          </table:table-cell>
          <table:table-cell office:value-type="float" office:value="163198636" calcext:value-type="float">
            <text:p>163198636</text:p>
          </table:table-cell>
          <table:table-cell office:value-type="float" office:value="0.325423" calcext:value-type="float">
            <text:p>0.325423</text:p>
          </table:table-cell>
          <table:table-cell office:value-type="float" office:value="0.674577" calcext:value-type="float">
            <text:p>0.674577</text:p>
          </table:table-cell>
          <table:table-cell office:value-type="float" office:value="0.694354" calcext:value-type="float">
            <text:p>0.694354</text:p>
          </table:table-cell>
          <table:table-cell office:value-type="float" office:value="267.1844" calcext:value-type="float">
            <text:p>267.1844</text:p>
          </table:table-cell>
          <table:table-cell office:value-type="float" office:value="271.567969" calcext:value-type="float">
            <text:p>271.567969</text:p>
          </table:table-cell>
          <table:table-cell table:number-columns-repeated="2" office:value-type="float" office:value="0.159883" calcext:value-type="float">
            <text:p>0.159883</text:p>
          </table:table-cell>
          <table:table-cell office:value-type="float" office:value="200.3836" calcext:value-type="float">
            <text:p>200.3836</text:p>
          </table:table-cell>
          <table:table-cell office:value-type="float" office:value="0.008882" calcext:value-type="float">
            <text:p>0.008882</text:p>
          </table:table-cell>
          <table:table-cell office:value-type="float" office:value="1.834919" calcext:value-type="float">
            <text:p>1.834919</text:p>
          </table:table-cell>
          <table:table-cell office:value-type="float" office:value="0.990578" calcext:value-type="float">
            <text:p>0.990578</text:p>
          </table:table-cell>
          <table:table-cell office:value-type="float" office:value="0.980946" calcext:value-type="float">
            <text:p>0.980946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967264" calcext:value-type="float">
            <text:p>0.9672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365152" calcext:value-type="float">
            <text:p>4.365152</text:p>
          </table:table-cell>
          <table:table-cell office:value-type="float" office:value="5.65751" calcext:value-type="float">
            <text:p>5.6575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140_T5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946312" calcext:value-type="float">
            <text:p>10946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32144" calcext:value-type="float">
            <text:p>8732144</text:p>
          </table:table-cell>
          <table:table-cell office:value-type="float" office:value="0.797725" calcext:value-type="float">
            <text:p>0.797725</text:p>
          </table:table-cell>
          <table:table-cell office:value-type="float" office:value="876596890" calcext:value-type="float">
            <text:p>876596890</text:p>
          </table:table-cell>
          <table:table-cell office:value-type="float" office:value="198898233" calcext:value-type="float">
            <text:p>198898233</text:p>
          </table:table-cell>
          <table:table-cell office:value-type="float" office:value="89634023" calcext:value-type="float">
            <text:p>89634023</text:p>
          </table:table-cell>
          <table:table-cell office:value-type="float" office:value="588064634" calcext:value-type="float">
            <text:p>588064634</text:p>
          </table:table-cell>
          <table:table-cell office:value-type="float" office:value="198898233" calcext:value-type="float">
            <text:p>198898233</text:p>
          </table:table-cell>
          <table:table-cell office:value-type="float" office:value="0.32915" calcext:value-type="float">
            <text:p>0.32915</text:p>
          </table:table-cell>
          <table:table-cell office:value-type="float" office:value="0.67085" calcext:value-type="float">
            <text:p>0.67085</text:p>
          </table:table-cell>
          <table:table-cell office:value-type="float" office:value="0.689345" calcext:value-type="float">
            <text:p>0.689345</text:p>
          </table:table-cell>
          <table:table-cell office:value-type="float" office:value="325.630816" calcext:value-type="float">
            <text:p>325.630816</text:p>
          </table:table-cell>
          <table:table-cell office:value-type="float" office:value="330.817451" calcext:value-type="float">
            <text:p>330.817451</text:p>
          </table:table-cell>
          <table:table-cell table:number-columns-repeated="2" office:value-type="float" office:value="0.179904" calcext:value-type="float">
            <text:p>0.179904</text:p>
          </table:table-cell>
          <table:table-cell office:value-type="float" office:value="201.217033" calcext:value-type="float">
            <text:p>201.217033</text:p>
          </table:table-cell>
          <table:table-cell office:value-type="float" office:value="0.007566" calcext:value-type="float">
            <text:p>0.007566</text:p>
          </table:table-cell>
          <table:table-cell office:value-type="float" office:value="1.827721" calcext:value-type="float">
            <text:p>1.827721</text:p>
          </table:table-cell>
          <table:table-cell office:value-type="float" office:value="0.990257" calcext:value-type="float">
            <text:p>0.990257</text:p>
          </table:table-cell>
          <table:table-cell office:value-type="float" office:value="0.983553" calcext:value-type="float">
            <text:p>0.983553</text:p>
          </table:table-cell>
          <table:table-cell office:value-type="float" office:value="0.978687" calcext:value-type="float">
            <text:p>0.978687</text:p>
          </table:table-cell>
          <table:table-cell office:value-type="float" office:value="0.973682" calcext:value-type="float">
            <text:p>0.9736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46696" calcext:value-type="float">
            <text:p>3.546696</text:p>
          </table:table-cell>
          <table:table-cell office:value-type="float" office:value="6.47167" calcext:value-type="float">
            <text:p>6.4716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141_T5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826361" calcext:value-type="float">
            <text:p>148263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36888" calcext:value-type="float">
            <text:p>11236888</text:p>
          </table:table-cell>
          <table:table-cell office:value-type="float" office:value="0.757899" calcext:value-type="float">
            <text:p>0.757899</text:p>
          </table:table-cell>
          <table:table-cell office:value-type="float" office:value="1127467818" calcext:value-type="float">
            <text:p>1127467818</text:p>
          </table:table-cell>
          <table:table-cell office:value-type="float" office:value="249036963" calcext:value-type="float">
            <text:p>249036963</text:p>
          </table:table-cell>
          <table:table-cell office:value-type="float" office:value="118057433" calcext:value-type="float">
            <text:p>118057433</text:p>
          </table:table-cell>
          <table:table-cell office:value-type="float" office:value="760373422" calcext:value-type="float">
            <text:p>760373422</text:p>
          </table:table-cell>
          <table:table-cell office:value-type="float" office:value="249036963" calcext:value-type="float">
            <text:p>249036963</text:p>
          </table:table-cell>
          <table:table-cell office:value-type="float" office:value="0.325592" calcext:value-type="float">
            <text:p>0.325592</text:p>
          </table:table-cell>
          <table:table-cell office:value-type="float" office:value="0.674408" calcext:value-type="float">
            <text:p>0.674408</text:p>
          </table:table-cell>
          <table:table-cell office:value-type="float" office:value="0.6784" calcext:value-type="float">
            <text:p>0.6784</text:p>
          </table:table-cell>
          <table:table-cell office:value-type="float" office:value="407.716591" calcext:value-type="float">
            <text:p>407.716591</text:p>
          </table:table-cell>
          <table:table-cell office:value-type="float" office:value="413.927472" calcext:value-type="float">
            <text:p>413.927472</text:p>
          </table:table-cell>
          <table:table-cell table:number-columns-repeated="2" office:value-type="float" office:value="0.166306" calcext:value-type="float">
            <text:p>0.166306</text:p>
          </table:table-cell>
          <table:table-cell office:value-type="float" office:value="195.88149" calcext:value-type="float">
            <text:p>195.88149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1.831537" calcext:value-type="float">
            <text:p>1.831537</text:p>
          </table:table-cell>
          <table:table-cell office:value-type="float" office:value="0.991684" calcext:value-type="float">
            <text:p>0.991684</text:p>
          </table:table-cell>
          <table:table-cell office:value-type="float" office:value="0.984484" calcext:value-type="float">
            <text:p>0.984484</text:p>
          </table:table-cell>
          <table:table-cell office:value-type="float" office:value="0.980628" calcext:value-type="float">
            <text:p>0.980628</text:p>
          </table:table-cell>
          <table:table-cell office:value-type="float" office:value="0.977652" calcext:value-type="float">
            <text:p>0.9776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53564" calcext:value-type="float">
            <text:p>3.853564</text:p>
          </table:table-cell>
          <table:table-cell office:value-type="float" office:value="6.62001" calcext:value-type="float">
            <text:p>6.6200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04_T6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005356" calcext:value-type="float">
            <text:p>12005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82786" calcext:value-type="float">
            <text:p>8182786</text:p>
          </table:table-cell>
          <table:table-cell office:value-type="float" office:value="0.681595" calcext:value-type="float">
            <text:p>0.681595</text:p>
          </table:table-cell>
          <table:table-cell office:value-type="float" office:value="821110260" calcext:value-type="float">
            <text:p>821110260</text:p>
          </table:table-cell>
          <table:table-cell office:value-type="float" office:value="189415879" calcext:value-type="float">
            <text:p>189415879</text:p>
          </table:table-cell>
          <table:table-cell office:value-type="float" office:value="88195926" calcext:value-type="float">
            <text:p>88195926</text:p>
          </table:table-cell>
          <table:table-cell office:value-type="float" office:value="543498455" calcext:value-type="float">
            <text:p>543498455</text:p>
          </table:table-cell>
          <table:table-cell office:value-type="float" office:value="189415879" calcext:value-type="float">
            <text:p>189415879</text:p>
          </table:table-cell>
          <table:table-cell office:value-type="float" office:value="0.338093" calcext:value-type="float">
            <text:p>0.338093</text:p>
          </table:table-cell>
          <table:table-cell office:value-type="float" office:value="0.661907" calcext:value-type="float">
            <text:p>0.661907</text:p>
          </table:table-cell>
          <table:table-cell office:value-type="float" office:value="0.682305" calcext:value-type="float">
            <text:p>0.682305</text:p>
          </table:table-cell>
          <table:table-cell office:value-type="float" office:value="310.106562" calcext:value-type="float">
            <text:p>310.106562</text:p>
          </table:table-cell>
          <table:table-cell office:value-type="float" office:value="315.363946" calcext:value-type="float">
            <text:p>315.363946</text:p>
          </table:table-cell>
          <table:table-cell table:number-columns-repeated="2" office:value-type="float" office:value="0.156214" calcext:value-type="float">
            <text:p>0.156214</text:p>
          </table:table-cell>
          <table:table-cell office:value-type="float" office:value="204.573157" calcext:value-type="float">
            <text:p>204.573157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1.844234" calcext:value-type="float">
            <text:p>1.844234</text:p>
          </table:table-cell>
          <table:table-cell office:value-type="float" office:value="0.989768" calcext:value-type="float">
            <text:p>0.989768</text:p>
          </table:table-cell>
          <table:table-cell office:value-type="float" office:value="0.982998" calcext:value-type="float">
            <text:p>0.982998</text:p>
          </table:table-cell>
          <table:table-cell office:value-type="float" office:value="0.977617" calcext:value-type="float">
            <text:p>0.977617</text:p>
          </table:table-cell>
          <table:table-cell office:value-type="float" office:value="0.971471" calcext:value-type="float">
            <text:p>0.9714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022725" calcext:value-type="float">
            <text:p>4.022725</text:p>
          </table:table-cell>
          <table:table-cell office:value-type="float" office:value="6.199159" calcext:value-type="float">
            <text:p>6.19915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05_T6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032872" calcext:value-type="float">
            <text:p>5032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3184" calcext:value-type="float">
            <text:p>4533184</text:p>
          </table:table-cell>
          <table:table-cell office:value-type="float" office:value="0.900715" calcext:value-type="float">
            <text:p>0.900715</text:p>
          </table:table-cell>
          <table:table-cell office:value-type="float" office:value="338758450" calcext:value-type="float">
            <text:p>338758450</text:p>
          </table:table-cell>
          <table:table-cell office:value-type="float" office:value="110419557" calcext:value-type="float">
            <text:p>110419557</text:p>
          </table:table-cell>
          <table:table-cell office:value-type="float" office:value="56377044" calcext:value-type="float">
            <text:p>56377044</text:p>
          </table:table-cell>
          <table:table-cell office:value-type="float" office:value="171961849" calcext:value-type="float">
            <text:p>171961849</text:p>
          </table:table-cell>
          <table:table-cell office:value-type="float" office:value="110419557" calcext:value-type="float">
            <text:p>110419557</text:p>
          </table:table-cell>
          <table:table-cell office:value-type="float" office:value="0.492376" calcext:value-type="float">
            <text:p>0.492376</text:p>
          </table:table-cell>
          <table:table-cell office:value-type="float" office:value="0.507624" calcext:value-type="float">
            <text:p>0.507624</text:p>
          </table:table-cell>
          <table:table-cell office:value-type="float" office:value="0.662001" calcext:value-type="float">
            <text:p>0.662001</text:p>
          </table:table-cell>
          <table:table-cell office:value-type="float" office:value="180.775917" calcext:value-type="float">
            <text:p>180.775917</text:p>
          </table:table-cell>
          <table:table-cell office:value-type="float" office:value="184.513125" calcext:value-type="float">
            <text:p>184.513125</text:p>
          </table:table-cell>
          <table:table-cell table:number-columns-repeated="2" office:value-type="float" office:value="0.292529" calcext:value-type="float">
            <text:p>0.292529</text:p>
          </table:table-cell>
          <table:table-cell office:value-type="float" office:value="289.06107" calcext:value-type="float">
            <text:p>289.06107</text:p>
          </table:table-cell>
          <table:table-cell office:value-type="float" office:value="0.008882" calcext:value-type="float">
            <text:p>0.008882</text:p>
          </table:table-cell>
          <table:table-cell office:value-type="float" office:value="1.66228" calcext:value-type="float">
            <text:p>1.66228</text:p>
          </table:table-cell>
          <table:table-cell office:value-type="float" office:value="0.987629" calcext:value-type="float">
            <text:p>0.987629</text:p>
          </table:table-cell>
          <table:table-cell office:value-type="float" office:value="0.978839" calcext:value-type="float">
            <text:p>0.978839</text:p>
          </table:table-cell>
          <table:table-cell office:value-type="float" office:value="0.971612" calcext:value-type="float">
            <text:p>0.971612</text:p>
          </table:table-cell>
          <table:table-cell office:value-type="float" office:value="0.96004" calcext:value-type="float">
            <text:p>0.960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95997" calcext:value-type="float">
            <text:p>3.495997</text:p>
          </table:table-cell>
          <table:table-cell office:value-type="float" office:value="6.629309" calcext:value-type="float">
            <text:p>6.62930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06_T6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812897" calcext:value-type="float">
            <text:p>4812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4523" calcext:value-type="float">
            <text:p>4314523</text:p>
          </table:table-cell>
          <table:table-cell office:value-type="float" office:value="0.89645" calcext:value-type="float">
            <text:p>0.89645</text:p>
          </table:table-cell>
          <table:table-cell office:value-type="float" office:value="322306488" calcext:value-type="float">
            <text:p>322306488</text:p>
          </table:table-cell>
          <table:table-cell office:value-type="float" office:value="98621311" calcext:value-type="float">
            <text:p>98621311</text:p>
          </table:table-cell>
          <table:table-cell office:value-type="float" office:value="50427485" calcext:value-type="float">
            <text:p>50427485</text:p>
          </table:table-cell>
          <table:table-cell office:value-type="float" office:value="173257692" calcext:value-type="float">
            <text:p>173257692</text:p>
          </table:table-cell>
          <table:table-cell office:value-type="float" office:value="98621311" calcext:value-type="float">
            <text:p>98621311</text:p>
          </table:table-cell>
          <table:table-cell office:value-type="float" office:value="0.462444" calcext:value-type="float">
            <text:p>0.462444</text:p>
          </table:table-cell>
          <table:table-cell office:value-type="float" office:value="0.537556" calcext:value-type="float">
            <text:p>0.537556</text:p>
          </table:table-cell>
          <table:table-cell office:value-type="float" office:value="0.661671" calcext:value-type="float">
            <text:p>0.661671</text:p>
          </table:table-cell>
          <table:table-cell office:value-type="float" office:value="161.460147" calcext:value-type="float">
            <text:p>161.460147</text:p>
          </table:table-cell>
          <table:table-cell office:value-type="float" office:value="164.914759" calcext:value-type="float">
            <text:p>164.914759</text:p>
          </table:table-cell>
          <table:table-cell table:number-columns-repeated="2" office:value-type="float" office:value="0.273214" calcext:value-type="float">
            <text:p>0.273214</text:p>
          </table:table-cell>
          <table:table-cell office:value-type="float" office:value="271.353524" calcext:value-type="float">
            <text:p>271.353524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1.649148" calcext:value-type="float">
            <text:p>1.649148</text:p>
          </table:table-cell>
          <table:table-cell office:value-type="float" office:value="0.988216" calcext:value-type="float">
            <text:p>0.988216</text:p>
          </table:table-cell>
          <table:table-cell office:value-type="float" office:value="0.979371" calcext:value-type="float">
            <text:p>0.979371</text:p>
          </table:table-cell>
          <table:table-cell office:value-type="float" office:value="0.969638" calcext:value-type="float">
            <text:p>0.969638</text:p>
          </table:table-cell>
          <table:table-cell office:value-type="float" office:value="0.95538" calcext:value-type="float">
            <text:p>0.9553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1972" calcext:value-type="float">
            <text:p>3.11972</text:p>
          </table:table-cell>
          <table:table-cell office:value-type="float" office:value="7.017623" calcext:value-type="float">
            <text:p>7.01762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07_T6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623523" calcext:value-type="float">
            <text:p>12623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62772" calcext:value-type="float">
            <text:p>8462772</text:p>
          </table:table-cell>
          <table:table-cell office:value-type="float" office:value="0.670397" calcext:value-type="float">
            <text:p>0.670397</text:p>
          </table:table-cell>
          <table:table-cell office:value-type="float" office:value="849525912" calcext:value-type="float">
            <text:p>849525912</text:p>
          </table:table-cell>
          <table:table-cell office:value-type="float" office:value="200975715" calcext:value-type="float">
            <text:p>200975715</text:p>
          </table:table-cell>
          <table:table-cell office:value-type="float" office:value="96000662" calcext:value-type="float">
            <text:p>96000662</text:p>
          </table:table-cell>
          <table:table-cell office:value-type="float" office:value="552549535" calcext:value-type="float">
            <text:p>552549535</text:p>
          </table:table-cell>
          <table:table-cell office:value-type="float" office:value="200975715" calcext:value-type="float">
            <text:p>200975715</text:p>
          </table:table-cell>
          <table:table-cell office:value-type="float" office:value="0.349579" calcext:value-type="float">
            <text:p>0.349579</text:p>
          </table:table-cell>
          <table:table-cell office:value-type="float" office:value="0.650421" calcext:value-type="float">
            <text:p>0.650421</text:p>
          </table:table-cell>
          <table:table-cell office:value-type="float" office:value="0.67674" calcext:value-type="float">
            <text:p>0.67674</text:p>
          </table:table-cell>
          <table:table-cell office:value-type="float" office:value="329.032013" calcext:value-type="float">
            <text:p>329.032013</text:p>
          </table:table-cell>
          <table:table-cell office:value-type="float" office:value="334.523582" calcext:value-type="float">
            <text:p>334.523582</text:p>
          </table:table-cell>
          <table:table-cell table:number-columns-repeated="2" office:value-type="float" office:value="0.157631" calcext:value-type="float">
            <text:p>0.157631</text:p>
          </table:table-cell>
          <table:table-cell office:value-type="float" office:value="209.797686" calcext:value-type="float">
            <text:p>209.797686</text:p>
          </table:table-cell>
          <table:table-cell office:value-type="float" office:value="0.007566" calcext:value-type="float">
            <text:p>0.007566</text:p>
          </table:table-cell>
          <table:table-cell office:value-type="float" office:value="1.979429" calcext:value-type="float">
            <text:p>1.979429</text:p>
          </table:table-cell>
          <table:table-cell office:value-type="float" office:value="0.990737" calcext:value-type="float">
            <text:p>0.990737</text:p>
          </table:table-cell>
          <table:table-cell office:value-type="float" office:value="0.981156" calcext:value-type="float">
            <text:p>0.981156</text:p>
          </table:table-cell>
          <table:table-cell office:value-type="float" office:value="0.976287" calcext:value-type="float">
            <text:p>0.976287</text:p>
          </table:table-cell>
          <table:table-cell office:value-type="float" office:value="0.968122" calcext:value-type="float">
            <text:p>0.9681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57085" calcext:value-type="float">
            <text:p>3.557085</text:p>
          </table:table-cell>
          <table:table-cell office:value-type="float" office:value="7.758835" calcext:value-type="float">
            <text:p>7.758835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09_T6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862101" calcext:value-type="float">
            <text:p>7862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99503" calcext:value-type="float">
            <text:p>5999503</text:p>
          </table:table-cell>
          <table:table-cell office:value-type="float" office:value="0.763092" calcext:value-type="float">
            <text:p>0.763092</text:p>
          </table:table-cell>
          <table:table-cell office:value-type="float" office:value="602278697" calcext:value-type="float">
            <text:p>602278697</text:p>
          </table:table-cell>
          <table:table-cell office:value-type="float" office:value="151985268" calcext:value-type="float">
            <text:p>151985268</text:p>
          </table:table-cell>
          <table:table-cell office:value-type="float" office:value="65695963" calcext:value-type="float">
            <text:p>65695963</text:p>
          </table:table-cell>
          <table:table-cell office:value-type="float" office:value="384597466" calcext:value-type="float">
            <text:p>384597466</text:p>
          </table:table-cell>
          <table:table-cell office:value-type="float" office:value="151985268" calcext:value-type="float">
            <text:p>151985268</text:p>
          </table:table-cell>
          <table:table-cell office:value-type="float" office:value="0.361429" calcext:value-type="float">
            <text:p>0.361429</text:p>
          </table:table-cell>
          <table:table-cell office:value-type="float" office:value="0.638571" calcext:value-type="float">
            <text:p>0.638571</text:p>
          </table:table-cell>
          <table:table-cell office:value-type="float" office:value="0.698201" calcext:value-type="float">
            <text:p>0.698201</text:p>
          </table:table-cell>
          <table:table-cell office:value-type="float" office:value="248.826176" calcext:value-type="float">
            <text:p>248.826176</text:p>
          </table:table-cell>
          <table:table-cell office:value-type="float" office:value="253.864131" calcext:value-type="float">
            <text:p>253.864131</text:p>
          </table:table-cell>
          <table:table-cell table:number-columns-repeated="2" office:value-type="float" office:value="0.1914" calcext:value-type="float">
            <text:p>0.1914</text:p>
          </table:table-cell>
          <table:table-cell office:value-type="float" office:value="223.788484" calcext:value-type="float">
            <text:p>223.788484</text:p>
          </table:table-cell>
          <table:table-cell office:value-type="float" office:value="0.009868" calcext:value-type="float">
            <text:p>0.009868</text:p>
          </table:table-cell>
          <table:table-cell office:value-type="float" office:value="2.063936" calcext:value-type="float">
            <text:p>2.063936</text:p>
          </table:table-cell>
          <table:table-cell office:value-type="float" office:value="0.987935" calcext:value-type="float">
            <text:p>0.987935</text:p>
          </table:table-cell>
          <table:table-cell office:value-type="float" office:value="0.977236" calcext:value-type="float">
            <text:p>0.977236</text:p>
          </table:table-cell>
          <table:table-cell office:value-type="float" office:value="0.968048" calcext:value-type="float">
            <text:p>0.968048</text:p>
          </table:table-cell>
          <table:table-cell office:value-type="float" office:value="0.954812" calcext:value-type="float">
            <text:p>0.9548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420185" calcext:value-type="float">
            <text:p>4.420185</text:p>
          </table:table-cell>
          <table:table-cell office:value-type="float" office:value="7.317073" calcext:value-type="float">
            <text:p>7.31707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10_T6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161457" calcext:value-type="float">
            <text:p>4161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5457" calcext:value-type="float">
            <text:p>3775457</text:p>
          </table:table-cell>
          <table:table-cell office:value-type="float" office:value="0.907244" calcext:value-type="float">
            <text:p>0.907244</text:p>
          </table:table-cell>
          <table:table-cell office:value-type="float" office:value="282082039" calcext:value-type="float">
            <text:p>282082039</text:p>
          </table:table-cell>
          <table:table-cell office:value-type="float" office:value="97954533" calcext:value-type="float">
            <text:p>97954533</text:p>
          </table:table-cell>
          <table:table-cell office:value-type="float" office:value="44354741" calcext:value-type="float">
            <text:p>44354741</text:p>
          </table:table-cell>
          <table:table-cell office:value-type="float" office:value="139772765" calcext:value-type="float">
            <text:p>139772765</text:p>
          </table:table-cell>
          <table:table-cell office:value-type="float" office:value="97954533" calcext:value-type="float">
            <text:p>97954533</text:p>
          </table:table-cell>
          <table:table-cell office:value-type="float" office:value="0.504496" calcext:value-type="float">
            <text:p>0.504496</text:p>
          </table:table-cell>
          <table:table-cell office:value-type="float" office:value="0.495504" calcext:value-type="float">
            <text:p>0.495504</text:p>
          </table:table-cell>
          <table:table-cell office:value-type="float" office:value="0.688322" calcext:value-type="float">
            <text:p>0.688322</text:p>
          </table:table-cell>
          <table:table-cell office:value-type="float" office:value="160.368516" calcext:value-type="float">
            <text:p>160.368516</text:p>
          </table:table-cell>
          <table:table-cell office:value-type="float" office:value="163.934031" calcext:value-type="float">
            <text:p>163.934031</text:p>
          </table:table-cell>
          <table:table-cell table:number-columns-repeated="2" office:value-type="float" office:value="0.313847" calcext:value-type="float">
            <text:p>0.313847</text:p>
          </table:table-cell>
          <table:table-cell office:value-type="float" office:value="307.95187" calcext:value-type="float">
            <text:p>307.95187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1.781892" calcext:value-type="float">
            <text:p>1.781892</text:p>
          </table:table-cell>
          <table:table-cell office:value-type="float" office:value="0.986906" calcext:value-type="float">
            <text:p>0.986906</text:p>
          </table:table-cell>
          <table:table-cell office:value-type="float" office:value="0.978659" calcext:value-type="float">
            <text:p>0.978659</text:p>
          </table:table-cell>
          <table:table-cell office:value-type="float" office:value="0.969333" calcext:value-type="float">
            <text:p>0.969333</text:p>
          </table:table-cell>
          <table:table-cell office:value-type="float" office:value="0.955555" calcext:value-type="float">
            <text:p>0.9555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7.366605" calcext:value-type="float">
            <text:p>7.366605</text:p>
          </table:table-cell>
          <table:table-cell office:value-type="float" office:value="4.077068" calcext:value-type="float">
            <text:p>4.07706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11_T6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458492" calcext:value-type="float">
            <text:p>5458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6171" calcext:value-type="float">
            <text:p>4926171</text:p>
          </table:table-cell>
          <table:table-cell office:value-type="float" office:value="0.902478" calcext:value-type="float">
            <text:p>0.902478</text:p>
          </table:table-cell>
          <table:table-cell office:value-type="float" office:value="368067250" calcext:value-type="float">
            <text:p>368067250</text:p>
          </table:table-cell>
          <table:table-cell office:value-type="float" office:value="113015184" calcext:value-type="float">
            <text:p>113015184</text:p>
          </table:table-cell>
          <table:table-cell office:value-type="float" office:value="58585894" calcext:value-type="float">
            <text:p>58585894</text:p>
          </table:table-cell>
          <table:table-cell office:value-type="float" office:value="196466172" calcext:value-type="float">
            <text:p>196466172</text:p>
          </table:table-cell>
          <table:table-cell office:value-type="float" office:value="113015184" calcext:value-type="float">
            <text:p>113015184</text:p>
          </table:table-cell>
          <table:table-cell office:value-type="float" office:value="0.466222" calcext:value-type="float">
            <text:p>0.466222</text:p>
          </table:table-cell>
          <table:table-cell office:value-type="float" office:value="0.533778" calcext:value-type="float">
            <text:p>0.533778</text:p>
          </table:table-cell>
          <table:table-cell office:value-type="float" office:value="0.658593" calcext:value-type="float">
            <text:p>0.658593</text:p>
          </table:table-cell>
          <table:table-cell office:value-type="float" office:value="185.025407" calcext:value-type="float">
            <text:p>185.025407</text:p>
          </table:table-cell>
          <table:table-cell office:value-type="float" office:value="188.836456" calcext:value-type="float">
            <text:p>188.836456</text:p>
          </table:table-cell>
          <table:table-cell table:number-columns-repeated="2" office:value-type="float" office:value="0.27606" calcext:value-type="float">
            <text:p>0.27606</text:p>
          </table:table-cell>
          <table:table-cell office:value-type="float" office:value="272.297317" calcext:value-type="float">
            <text:p>272.297317</text:p>
          </table:table-cell>
          <table:table-cell office:value-type="float" office:value="0.010197" calcext:value-type="float">
            <text:p>0.010197</text:p>
          </table:table-cell>
          <table:table-cell office:value-type="float" office:value="1.600309" calcext:value-type="float">
            <text:p>1.600309</text:p>
          </table:table-cell>
          <table:table-cell office:value-type="float" office:value="0.988508" calcext:value-type="float">
            <text:p>0.988508</text:p>
          </table:table-cell>
          <table:table-cell office:value-type="float" office:value="0.982564" calcext:value-type="float">
            <text:p>0.982564</text:p>
          </table:table-cell>
          <table:table-cell office:value-type="float" office:value="0.975179" calcext:value-type="float">
            <text:p>0.975179</text:p>
          </table:table-cell>
          <table:table-cell office:value-type="float" office:value="0.964648" calcext:value-type="float">
            <text:p>0.9646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007226" calcext:value-type="float">
            <text:p>3.007226</text:p>
          </table:table-cell>
          <table:table-cell office:value-type="float" office:value="6.685839" calcext:value-type="float">
            <text:p>6.68583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12_T6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940961" calcext:value-type="float">
            <text:p>69409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1253" calcext:value-type="float">
            <text:p>5311253</text:p>
          </table:table-cell>
          <table:table-cell office:value-type="float" office:value="0.765204" calcext:value-type="float">
            <text:p>0.765204</text:p>
          </table:table-cell>
          <table:table-cell office:value-type="float" office:value="533089100" calcext:value-type="float">
            <text:p>533089100</text:p>
          </table:table-cell>
          <table:table-cell office:value-type="float" office:value="132412726" calcext:value-type="float">
            <text:p>132412726</text:p>
          </table:table-cell>
          <table:table-cell office:value-type="float" office:value="56185194" calcext:value-type="float">
            <text:p>56185194</text:p>
          </table:table-cell>
          <table:table-cell office:value-type="float" office:value="344491180" calcext:value-type="float">
            <text:p>344491180</text:p>
          </table:table-cell>
          <table:table-cell office:value-type="float" office:value="132412726" calcext:value-type="float">
            <text:p>132412726</text:p>
          </table:table-cell>
          <table:table-cell office:value-type="float" office:value="0.353783" calcext:value-type="float">
            <text:p>0.353783</text:p>
          </table:table-cell>
          <table:table-cell office:value-type="float" office:value="0.646217" calcext:value-type="float">
            <text:p>0.646217</text:p>
          </table:table-cell>
          <table:table-cell office:value-type="float" office:value="0.70209" calcext:value-type="float">
            <text:p>0.70209</text:p>
          </table:table-cell>
          <table:table-cell office:value-type="float" office:value="216.782539" calcext:value-type="float">
            <text:p>216.782539</text:p>
          </table:table-cell>
          <table:table-cell office:value-type="float" office:value="220.894291" calcext:value-type="float">
            <text:p>220.894291</text:p>
          </table:table-cell>
          <table:table-cell table:number-columns-repeated="2" office:value-type="float" office:value="0.188881" calcext:value-type="float">
            <text:p>0.188881</text:p>
          </table:table-cell>
          <table:table-cell office:value-type="float" office:value="220.274217" calcext:value-type="float">
            <text:p>220.274217</text:p>
          </table:table-cell>
          <table:table-cell office:value-type="float" office:value="0.008882" calcext:value-type="float">
            <text:p>0.008882</text:p>
          </table:table-cell>
          <table:table-cell office:value-type="float" office:value="1.990039" calcext:value-type="float">
            <text:p>1.990039</text:p>
          </table:table-cell>
          <table:table-cell office:value-type="float" office:value="0.989189" calcext:value-type="float">
            <text:p>0.989189</text:p>
          </table:table-cell>
          <table:table-cell office:value-type="float" office:value="0.978523" calcext:value-type="float">
            <text:p>0.978523</text:p>
          </table:table-cell>
          <table:table-cell office:value-type="float" office:value="0.966514" calcext:value-type="float">
            <text:p>0.966514</text:p>
          </table:table-cell>
          <table:table-cell office:value-type="float" office:value="0.949845" calcext:value-type="float">
            <text:p>0.94984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4202" calcext:value-type="float">
            <text:p>3.64202</text:p>
          </table:table-cell>
          <table:table-cell office:value-type="float" office:value="7.520602" calcext:value-type="float">
            <text:p>7.52060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14_T6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684871" calcext:value-type="float">
            <text:p>56848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35643" calcext:value-type="float">
            <text:p>5135643</text:p>
          </table:table-cell>
          <table:table-cell office:value-type="float" office:value="0.903388" calcext:value-type="float">
            <text:p>0.903388</text:p>
          </table:table-cell>
          <table:table-cell office:value-type="float" office:value="383706825" calcext:value-type="float">
            <text:p>383706825</text:p>
          </table:table-cell>
          <table:table-cell office:value-type="float" office:value="125186696" calcext:value-type="float">
            <text:p>125186696</text:p>
          </table:table-cell>
          <table:table-cell office:value-type="float" office:value="66529339" calcext:value-type="float">
            <text:p>66529339</text:p>
          </table:table-cell>
          <table:table-cell office:value-type="float" office:value="191990790" calcext:value-type="float">
            <text:p>191990790</text:p>
          </table:table-cell>
          <table:table-cell office:value-type="float" office:value="125186696" calcext:value-type="float">
            <text:p>125186696</text:p>
          </table:table-cell>
          <table:table-cell office:value-type="float" office:value="0.499642" calcext:value-type="float">
            <text:p>0.499642</text:p>
          </table:table-cell>
          <table:table-cell office:value-type="float" office:value="0.500358" calcext:value-type="float">
            <text:p>0.500358</text:p>
          </table:table-cell>
          <table:table-cell office:value-type="float" office:value="0.65298" calcext:value-type="float">
            <text:p>0.65298</text:p>
          </table:table-cell>
          <table:table-cell office:value-type="float" office:value="204.952278" calcext:value-type="float">
            <text:p>204.952278</text:p>
          </table:table-cell>
          <table:table-cell office:value-type="float" office:value="209.311696" calcext:value-type="float">
            <text:p>209.311696</text:p>
          </table:table-cell>
          <table:table-cell table:number-columns-repeated="2" office:value-type="float" office:value="0.293614" calcext:value-type="float">
            <text:p>0.293614</text:p>
          </table:table-cell>
          <table:table-cell office:value-type="float" office:value="289.329286" calcext:value-type="float">
            <text:p>289.329286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1.622571" calcext:value-type="float">
            <text:p>1.622571</text:p>
          </table:table-cell>
          <table:table-cell office:value-type="float" office:value="0.986628" calcext:value-type="float">
            <text:p>0.986628</text:p>
          </table:table-cell>
          <table:table-cell office:value-type="float" office:value="0.979381" calcext:value-type="float">
            <text:p>0.979381</text:p>
          </table:table-cell>
          <table:table-cell office:value-type="float" office:value="0.973107" calcext:value-type="float">
            <text:p>0.973107</text:p>
          </table:table-cell>
          <table:table-cell office:value-type="float" office:value="0.963959" calcext:value-type="float">
            <text:p>0.9639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340774" calcext:value-type="float">
            <text:p>3.340774</text:p>
          </table:table-cell>
          <table:table-cell office:value-type="float" office:value="6.485465" calcext:value-type="float">
            <text:p>6.485465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21_T6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897667" calcext:value-type="float">
            <text:p>8897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04719" calcext:value-type="float">
            <text:p>6904719</text:p>
          </table:table-cell>
          <table:table-cell office:value-type="float" office:value="0.776015" calcext:value-type="float">
            <text:p>0.776015</text:p>
          </table:table-cell>
          <table:table-cell office:value-type="float" office:value="693125071" calcext:value-type="float">
            <text:p>693125071</text:p>
          </table:table-cell>
          <table:table-cell office:value-type="float" office:value="161791173" calcext:value-type="float">
            <text:p>161791173</text:p>
          </table:table-cell>
          <table:table-cell office:value-type="float" office:value="72391876" calcext:value-type="float">
            <text:p>72391876</text:p>
          </table:table-cell>
          <table:table-cell office:value-type="float" office:value="458942022" calcext:value-type="float">
            <text:p>458942022</text:p>
          </table:table-cell>
          <table:table-cell office:value-type="float" office:value="161791173" calcext:value-type="float">
            <text:p>161791173</text:p>
          </table:table-cell>
          <table:table-cell office:value-type="float" office:value="0.337866" calcext:value-type="float">
            <text:p>0.337866</text:p>
          </table:table-cell>
          <table:table-cell office:value-type="float" office:value="0.662134" calcext:value-type="float">
            <text:p>0.662134</text:p>
          </table:table-cell>
          <table:table-cell office:value-type="float" office:value="0.690875" calcext:value-type="float">
            <text:p>0.690875</text:p>
          </table:table-cell>
          <table:table-cell office:value-type="float" office:value="264.880139" calcext:value-type="float">
            <text:p>264.880139</text:p>
          </table:table-cell>
          <table:table-cell office:value-type="float" office:value="269.013555" calcext:value-type="float">
            <text:p>269.013555</text:p>
          </table:table-cell>
          <table:table-cell table:number-columns-repeated="2" office:value-type="float" office:value="0.180035" calcext:value-type="float">
            <text:p>0.180035</text:p>
          </table:table-cell>
          <table:table-cell office:value-type="float" office:value="207.003152" calcext:value-type="float">
            <text:p>207.003152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2.007564" calcext:value-type="float">
            <text:p>2.007564</text:p>
          </table:table-cell>
          <table:table-cell office:value-type="float" office:value="0.991005" calcext:value-type="float">
            <text:p>0.991005</text:p>
          </table:table-cell>
          <table:table-cell office:value-type="float" office:value="0.983122" calcext:value-type="float">
            <text:p>0.983122</text:p>
          </table:table-cell>
          <table:table-cell office:value-type="float" office:value="0.974873" calcext:value-type="float">
            <text:p>0.974873</text:p>
          </table:table-cell>
          <table:table-cell office:value-type="float" office:value="0.964853" calcext:value-type="float">
            <text:p>0.9648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84348" calcext:value-type="float">
            <text:p>3.784348</text:p>
          </table:table-cell>
          <table:table-cell office:value-type="float" office:value="7.300065" calcext:value-type="float">
            <text:p>7.300065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5_T7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836403" calcext:value-type="float">
            <text:p>8836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32820" calcext:value-type="float">
            <text:p>6532820</text:p>
          </table:table-cell>
          <table:table-cell office:value-type="float" office:value="0.739308" calcext:value-type="float">
            <text:p>0.739308</text:p>
          </table:table-cell>
          <table:table-cell office:value-type="float" office:value="655560298" calcext:value-type="float">
            <text:p>655560298</text:p>
          </table:table-cell>
          <table:table-cell office:value-type="float" office:value="151289786" calcext:value-type="float">
            <text:p>151289786</text:p>
          </table:table-cell>
          <table:table-cell office:value-type="float" office:value="65891630" calcext:value-type="float">
            <text:p>65891630</text:p>
          </table:table-cell>
          <table:table-cell office:value-type="float" office:value="438378882" calcext:value-type="float">
            <text:p>438378882</text:p>
          </table:table-cell>
          <table:table-cell office:value-type="float" office:value="151289786" calcext:value-type="float">
            <text:p>151289786</text:p>
          </table:table-cell>
          <table:table-cell office:value-type="float" office:value="0.331291" calcext:value-type="float">
            <text:p>0.331291</text:p>
          </table:table-cell>
          <table:table-cell office:value-type="float" office:value="0.668709" calcext:value-type="float">
            <text:p>0.668709</text:p>
          </table:table-cell>
          <table:table-cell office:value-type="float" office:value="0.696606" calcext:value-type="float">
            <text:p>0.696606</text:p>
          </table:table-cell>
          <table:table-cell office:value-type="float" office:value="247.687552" calcext:value-type="float">
            <text:p>247.687552</text:p>
          </table:table-cell>
          <table:table-cell office:value-type="float" office:value="252.129675" calcext:value-type="float">
            <text:p>252.129675</text:p>
          </table:table-cell>
          <table:table-cell table:number-columns-repeated="2" office:value-type="float" office:value="0.169517" calcext:value-type="float">
            <text:p>0.169517</text:p>
          </table:table-cell>
          <table:table-cell office:value-type="float" office:value="204.658934" calcext:value-type="float">
            <text:p>204.658934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1.910073" calcext:value-type="float">
            <text:p>1.910073</text:p>
          </table:table-cell>
          <table:table-cell office:value-type="float" office:value="0.988854" calcext:value-type="float">
            <text:p>0.988854</text:p>
          </table:table-cell>
          <table:table-cell office:value-type="float" office:value="0.980832" calcext:value-type="float">
            <text:p>0.980832</text:p>
          </table:table-cell>
          <table:table-cell office:value-type="float" office:value="0.974177" calcext:value-type="float">
            <text:p>0.974177</text:p>
          </table:table-cell>
          <table:table-cell office:value-type="float" office:value="0.963912" calcext:value-type="float">
            <text:p>0.9639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494522" calcext:value-type="float">
            <text:p>4.494522</text:p>
          </table:table-cell>
          <table:table-cell office:value-type="float" office:value="6.157211" calcext:value-type="float">
            <text:p>6.15721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29_T7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454940" calcext:value-type="float">
            <text:p>54549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64203" calcext:value-type="float">
            <text:p>4764203</text:p>
          </table:table-cell>
          <table:table-cell office:value-type="float" office:value="0.873374" calcext:value-type="float">
            <text:p>0.873374</text:p>
          </table:table-cell>
          <table:table-cell office:value-type="float" office:value="355572214" calcext:value-type="float">
            <text:p>355572214</text:p>
          </table:table-cell>
          <table:table-cell office:value-type="float" office:value="71182798" calcext:value-type="float">
            <text:p>71182798</text:p>
          </table:table-cell>
          <table:table-cell office:value-type="float" office:value="40469601" calcext:value-type="float">
            <text:p>40469601</text:p>
          </table:table-cell>
          <table:table-cell office:value-type="float" office:value="243919815" calcext:value-type="float">
            <text:p>243919815</text:p>
          </table:table-cell>
          <table:table-cell office:value-type="float" office:value="71182798" calcext:value-type="float">
            <text:p>71182798</text:p>
          </table:table-cell>
          <table:table-cell office:value-type="float" office:value="0.314008" calcext:value-type="float">
            <text:p>0.314008</text:p>
          </table:table-cell>
          <table:table-cell office:value-type="float" office:value="0.685992" calcext:value-type="float">
            <text:p>0.685992</text:p>
          </table:table-cell>
          <table:table-cell office:value-type="float" office:value="0.637539" calcext:value-type="float">
            <text:p>0.637539</text:p>
          </table:table-cell>
          <table:table-cell office:value-type="float" office:value="116.538555" calcext:value-type="float">
            <text:p>116.538555</text:p>
          </table:table-cell>
          <table:table-cell office:value-type="float" office:value="118.899084" calcext:value-type="float">
            <text:p>118.899084</text:p>
          </table:table-cell>
          <table:table-cell table:number-columns-repeated="2" office:value-type="float" office:value="0.17399" calcext:value-type="float">
            <text:p>0.17399</text:p>
          </table:table-cell>
          <table:table-cell office:value-type="float" office:value="177.533772" calcext:value-type="float">
            <text:p>177.533772</text:p>
          </table:table-cell>
          <table:table-cell office:value-type="float" office:value="0.008882" calcext:value-type="float">
            <text:p>0.008882</text:p>
          </table:table-cell>
          <table:table-cell office:value-type="float" office:value="1.606744" calcext:value-type="float">
            <text:p>1.606744</text:p>
          </table:table-cell>
          <table:table-cell office:value-type="float" office:value="0.987284" calcext:value-type="float">
            <text:p>0.987284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57669" calcext:value-type="float">
            <text:p>0.957669</text:p>
          </table:table-cell>
          <table:table-cell office:value-type="float" office:value="0.936964" calcext:value-type="float">
            <text:p>0.9369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92125" calcext:value-type="float">
            <text:p>2.992125</text:p>
          </table:table-cell>
          <table:table-cell office:value-type="float" office:value="6.215212" calcext:value-type="float">
            <text:p>6.21521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32_T7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324290" calcext:value-type="float">
            <text:p>103242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76449" calcext:value-type="float">
            <text:p>7976449</text:p>
          </table:table-cell>
          <table:table-cell office:value-type="float" office:value="0.772591" calcext:value-type="float">
            <text:p>0.772591</text:p>
          </table:table-cell>
          <table:table-cell office:value-type="float" office:value="799961658" calcext:value-type="float">
            <text:p>799961658</text:p>
          </table:table-cell>
          <table:table-cell office:value-type="float" office:value="185181330" calcext:value-type="float">
            <text:p>185181330</text:p>
          </table:table-cell>
          <table:table-cell office:value-type="float" office:value="81665303" calcext:value-type="float">
            <text:p>81665303</text:p>
          </table:table-cell>
          <table:table-cell office:value-type="float" office:value="533115025" calcext:value-type="float">
            <text:p>533115025</text:p>
          </table:table-cell>
          <table:table-cell office:value-type="float" office:value="185181330" calcext:value-type="float">
            <text:p>185181330</text:p>
          </table:table-cell>
          <table:table-cell office:value-type="float" office:value="0.333574" calcext:value-type="float">
            <text:p>0.333574</text:p>
          </table:table-cell>
          <table:table-cell office:value-type="float" office:value="0.666426" calcext:value-type="float">
            <text:p>0.666426</text:p>
          </table:table-cell>
          <table:table-cell office:value-type="float" office:value="0.693962" calcext:value-type="float">
            <text:p>0.693962</text:p>
          </table:table-cell>
          <table:table-cell office:value-type="float" office:value="303.173873" calcext:value-type="float">
            <text:p>303.173873</text:p>
          </table:table-cell>
          <table:table-cell office:value-type="float" office:value="308.332876" calcext:value-type="float">
            <text:p>308.332876</text:p>
          </table:table-cell>
          <table:table-cell table:number-columns-repeated="2" office:value-type="float" office:value="0.177589" calcext:value-type="float">
            <text:p>0.177589</text:p>
          </table:table-cell>
          <table:table-cell office:value-type="float" office:value="205.287152" calcext:value-type="float">
            <text:p>205.287152</text:p>
          </table:table-cell>
          <table:table-cell office:value-type="float" office:value="0.008553" calcext:value-type="float">
            <text:p>0.008553</text:p>
          </table:table-cell>
          <table:table-cell office:value-type="float" office:value="1.915111" calcext:value-type="float">
            <text:p>1.915111</text:p>
          </table:table-cell>
          <table:table-cell office:value-type="float" office:value="0.989697" calcext:value-type="float">
            <text:p>0.989697</text:p>
          </table:table-cell>
          <table:table-cell office:value-type="float" office:value="0.98135" calcext:value-type="float">
            <text:p>0.98135</text:p>
          </table:table-cell>
          <table:table-cell office:value-type="float" office:value="0.975772" calcext:value-type="float">
            <text:p>0.975772</text:p>
          </table:table-cell>
          <table:table-cell office:value-type="float" office:value="0.969066" calcext:value-type="float">
            <text:p>0.9690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886143" calcext:value-type="float">
            <text:p>4.886143</text:p>
          </table:table-cell>
          <table:table-cell office:value-type="float" office:value="6.095847" calcext:value-type="float">
            <text:p>6.09584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36_T7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88946" calcext:value-type="float">
            <text:p>3988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0773" calcext:value-type="float">
            <text:p>3600773</text:p>
          </table:table-cell>
          <table:table-cell office:value-type="float" office:value="0.902688" calcext:value-type="float">
            <text:p>0.902688</text:p>
          </table:table-cell>
          <table:table-cell office:value-type="float" office:value="269030607" calcext:value-type="float">
            <text:p>269030607</text:p>
          </table:table-cell>
          <table:table-cell office:value-type="float" office:value="89016316" calcext:value-type="float">
            <text:p>89016316</text:p>
          </table:table-cell>
          <table:table-cell office:value-type="float" office:value="44025508" calcext:value-type="float">
            <text:p>44025508</text:p>
          </table:table-cell>
          <table:table-cell office:value-type="float" office:value="135988783" calcext:value-type="float">
            <text:p>135988783</text:p>
          </table:table-cell>
          <table:table-cell office:value-type="float" office:value="89016316" calcext:value-type="float">
            <text:p>89016316</text:p>
          </table:table-cell>
          <table:table-cell office:value-type="float" office:value="0.494523" calcext:value-type="float">
            <text:p>0.494523</text:p>
          </table:table-cell>
          <table:table-cell office:value-type="float" office:value="0.505477" calcext:value-type="float">
            <text:p>0.505477</text:p>
          </table:table-cell>
          <table:table-cell office:value-type="float" office:value="0.669085" calcext:value-type="float">
            <text:p>0.669085</text:p>
          </table:table-cell>
          <table:table-cell office:value-type="float" office:value="145.735109" calcext:value-type="float">
            <text:p>145.735109</text:p>
          </table:table-cell>
          <table:table-cell office:value-type="float" office:value="148.900833" calcext:value-type="float">
            <text:p>148.900833</text:p>
          </table:table-cell>
          <table:table-cell table:number-columns-repeated="2" office:value-type="float" office:value="0.297543" calcext:value-type="float">
            <text:p>0.297543</text:p>
          </table:table-cell>
          <table:table-cell office:value-type="float" office:value="293.428077" calcext:value-type="float">
            <text:p>293.428077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1.692055" calcext:value-type="float">
            <text:p>1.692055</text:p>
          </table:table-cell>
          <table:table-cell office:value-type="float" office:value="0.986282" calcext:value-type="float">
            <text:p>0.986282</text:p>
          </table:table-cell>
          <table:table-cell office:value-type="float" office:value="0.978165" calcext:value-type="float">
            <text:p>0.978165</text:p>
          </table:table-cell>
          <table:table-cell office:value-type="float" office:value="0.967554" calcext:value-type="float">
            <text:p>0.967554</text:p>
          </table:table-cell>
          <table:table-cell office:value-type="float" office:value="0.952182" calcext:value-type="float">
            <text:p>0.95218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489728" calcext:value-type="float">
            <text:p>4.489728</text:p>
          </table:table-cell>
          <table:table-cell office:value-type="float" office:value="5.864421" calcext:value-type="float">
            <text:p>5.86442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N143_T7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542360" calcext:value-type="float">
            <text:p>85423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86279" calcext:value-type="float">
            <text:p>6086279</text:p>
          </table:table-cell>
          <table:table-cell office:value-type="float" office:value="0.712482" calcext:value-type="float">
            <text:p>0.712482</text:p>
          </table:table-cell>
          <table:table-cell office:value-type="float" office:value="610788312" calcext:value-type="float">
            <text:p>610788312</text:p>
          </table:table-cell>
          <table:table-cell office:value-type="float" office:value="144376066" calcext:value-type="float">
            <text:p>144376066</text:p>
          </table:table-cell>
          <table:table-cell office:value-type="float" office:value="59599517" calcext:value-type="float">
            <text:p>59599517</text:p>
          </table:table-cell>
          <table:table-cell office:value-type="float" office:value="406812729" calcext:value-type="float">
            <text:p>406812729</text:p>
          </table:table-cell>
          <table:table-cell office:value-type="float" office:value="144376066" calcext:value-type="float">
            <text:p>144376066</text:p>
          </table:table-cell>
          <table:table-cell office:value-type="float" office:value="0.333955" calcext:value-type="float">
            <text:p>0.333955</text:p>
          </table:table-cell>
          <table:table-cell office:value-type="float" office:value="0.666045" calcext:value-type="float">
            <text:p>0.666045</text:p>
          </table:table-cell>
          <table:table-cell office:value-type="float" office:value="0.707811" calcext:value-type="float">
            <text:p>0.707811</text:p>
          </table:table-cell>
          <table:table-cell office:value-type="float" office:value="236.368596" calcext:value-type="float">
            <text:p>236.368596</text:p>
          </table:table-cell>
          <table:table-cell office:value-type="float" office:value="240.401378" calcext:value-type="float">
            <text:p>240.401378</text:p>
          </table:table-cell>
          <table:table-cell table:number-columns-repeated="2" office:value-type="float" office:value="0.167339" calcext:value-type="float">
            <text:p>0.167339</text:p>
          </table:table-cell>
          <table:table-cell office:value-type="float" office:value="209.62266" calcext:value-type="float">
            <text:p>209.62266</text:p>
          </table:table-cell>
          <table:table-cell office:value-type="float" office:value="0.008224" calcext:value-type="float">
            <text:p>0.008224</text:p>
          </table:table-cell>
          <table:table-cell office:value-type="float" office:value="2.0373" calcext:value-type="float">
            <text:p>2.0373</text:p>
          </table:table-cell>
          <table:table-cell office:value-type="float" office:value="0.987344" calcext:value-type="float">
            <text:p>0.987344</text:p>
          </table:table-cell>
          <table:table-cell office:value-type="float" office:value="0.977052" calcext:value-type="float">
            <text:p>0.97705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52111" calcext:value-type="float">
            <text:p>0.9521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060687" calcext:value-type="float">
            <text:p>4.060687</text:p>
          </table:table-cell>
          <table:table-cell office:value-type="float" office:value="7.43642" calcext:value-type="float">
            <text:p>7.4364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N328_T7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835113" calcext:value-type="float">
            <text:p>7835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90570" calcext:value-type="float">
            <text:p>6190570</text:p>
          </table:table-cell>
          <table:table-cell office:value-type="float" office:value="0.790106" calcext:value-type="float">
            <text:p>0.790106</text:p>
          </table:table-cell>
          <table:table-cell office:value-type="float" office:value="621648664" calcext:value-type="float">
            <text:p>621648664</text:p>
          </table:table-cell>
          <table:table-cell office:value-type="float" office:value="148832830" calcext:value-type="float">
            <text:p>148832830</text:p>
          </table:table-cell>
          <table:table-cell office:value-type="float" office:value="66041506" calcext:value-type="float">
            <text:p>66041506</text:p>
          </table:table-cell>
          <table:table-cell office:value-type="float" office:value="406774328" calcext:value-type="float">
            <text:p>406774328</text:p>
          </table:table-cell>
          <table:table-cell office:value-type="float" office:value="148832830" calcext:value-type="float">
            <text:p>148832830</text:p>
          </table:table-cell>
          <table:table-cell office:value-type="float" office:value="0.345652" calcext:value-type="float">
            <text:p>0.345652</text:p>
          </table:table-cell>
          <table:table-cell office:value-type="float" office:value="0.654348" calcext:value-type="float">
            <text:p>0.654348</text:p>
          </table:table-cell>
          <table:table-cell office:value-type="float" office:value="0.692651" calcext:value-type="float">
            <text:p>0.692651</text:p>
          </table:table-cell>
          <table:table-cell office:value-type="float" office:value="243.66509" calcext:value-type="float">
            <text:p>243.66509</text:p>
          </table:table-cell>
          <table:table-cell office:value-type="float" office:value="247.798418" calcext:value-type="float">
            <text:p>247.798418</text:p>
          </table:table-cell>
          <table:table-cell table:number-columns-repeated="2" office:value-type="float" office:value="0.188075" calcext:value-type="float">
            <text:p>0.188075</text:p>
          </table:table-cell>
          <table:table-cell office:value-type="float" office:value="212.318324" calcext:value-type="float">
            <text:p>212.318324</text:p>
          </table:table-cell>
          <table:table-cell office:value-type="float" office:value="0.008224" calcext:value-type="float">
            <text:p>0.008224</text:p>
          </table:table-cell>
          <table:table-cell office:value-type="float" office:value="1.982387" calcext:value-type="float">
            <text:p>1.982387</text:p>
          </table:table-cell>
          <table:table-cell office:value-type="float" office:value="0.990078" calcext:value-type="float">
            <text:p>0.990078</text:p>
          </table:table-cell>
          <table:table-cell office:value-type="float" office:value="0.982324" calcext:value-type="float">
            <text:p>0.982324</text:p>
          </table:table-cell>
          <table:table-cell office:value-type="float" office:value="0.97268" calcext:value-type="float">
            <text:p>0.97268</text:p>
          </table:table-cell>
          <table:table-cell office:value-type="float" office:value="0.960077" calcext:value-type="float">
            <text:p>0.96007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992891" calcext:value-type="float">
            <text:p>3.992891</text:p>
          </table:table-cell>
          <table:table-cell office:value-type="float" office:value="7.41335" calcext:value-type="float">
            <text:p>7.41335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N334_T7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862007" calcext:value-type="float">
            <text:p>10862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98303" calcext:value-type="float">
            <text:p>8698303</text:p>
          </table:table-cell>
          <table:table-cell office:value-type="float" office:value="0.800801" calcext:value-type="float">
            <text:p>0.800801</text:p>
          </table:table-cell>
          <table:table-cell office:value-type="float" office:value="873453516" calcext:value-type="float">
            <text:p>873453516</text:p>
          </table:table-cell>
          <table:table-cell office:value-type="float" office:value="193662726" calcext:value-type="float">
            <text:p>193662726</text:p>
          </table:table-cell>
          <table:table-cell office:value-type="float" office:value="86259395" calcext:value-type="float">
            <text:p>86259395</text:p>
          </table:table-cell>
          <table:table-cell office:value-type="float" office:value="593531395" calcext:value-type="float">
            <text:p>593531395</text:p>
          </table:table-cell>
          <table:table-cell office:value-type="float" office:value="193662726" calcext:value-type="float">
            <text:p>193662726</text:p>
          </table:table-cell>
          <table:table-cell office:value-type="float" office:value="0.320477" calcext:value-type="float">
            <text:p>0.320477</text:p>
          </table:table-cell>
          <table:table-cell office:value-type="float" office:value="0.679523" calcext:value-type="float">
            <text:p>0.679523</text:p>
          </table:table-cell>
          <table:table-cell office:value-type="float" office:value="0.691845" calcext:value-type="float">
            <text:p>0.691845</text:p>
          </table:table-cell>
          <table:table-cell office:value-type="float" office:value="317.059385" calcext:value-type="float">
            <text:p>317.059385</text:p>
          </table:table-cell>
          <table:table-cell office:value-type="float" office:value="322.082707" calcext:value-type="float">
            <text:p>322.082707</text:p>
          </table:table-cell>
          <table:table-cell table:number-columns-repeated="2" office:value-type="float" office:value="0.176528" calcext:value-type="float">
            <text:p>0.176528</text:p>
          </table:table-cell>
          <table:table-cell office:value-type="float" office:value="196.625566" calcext:value-type="float">
            <text:p>196.625566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1.830015" calcext:value-type="float">
            <text:p>1.830015</text:p>
          </table:table-cell>
          <table:table-cell office:value-type="float" office:value="0.991544" calcext:value-type="float">
            <text:p>0.991544</text:p>
          </table:table-cell>
          <table:table-cell office:value-type="float" office:value="0.985386" calcext:value-type="float">
            <text:p>0.985386</text:p>
          </table:table-cell>
          <table:table-cell office:value-type="float" office:value="0.980618" calcext:value-type="float">
            <text:p>0.980618</text:p>
          </table:table-cell>
          <table:table-cell office:value-type="float" office:value="0.974237" calcext:value-type="float">
            <text:p>0.9742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86434" calcext:value-type="float">
            <text:p>3.886434</text:p>
          </table:table-cell>
          <table:table-cell office:value-type="float" office:value="6.400169" calcext:value-type="float">
            <text:p>6.40016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N339_T7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720583" calcext:value-type="float">
            <text:p>12720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4378" calcext:value-type="float">
            <text:p>10104378</text:p>
          </table:table-cell>
          <table:table-cell office:value-type="float" office:value="0.794333" calcext:value-type="float">
            <text:p>0.794333</text:p>
          </table:table-cell>
          <table:table-cell office:value-type="float" office:value="1014227550" calcext:value-type="float">
            <text:p>1014227550</text:p>
          </table:table-cell>
          <table:table-cell office:value-type="float" office:value="219513535" calcext:value-type="float">
            <text:p>219513535</text:p>
          </table:table-cell>
          <table:table-cell office:value-type="float" office:value="97522107" calcext:value-type="float">
            <text:p>97522107</text:p>
          </table:table-cell>
          <table:table-cell office:value-type="float" office:value="697191908" calcext:value-type="float">
            <text:p>697191908</text:p>
          </table:table-cell>
          <table:table-cell office:value-type="float" office:value="219513535" calcext:value-type="float">
            <text:p>219513535</text:p>
          </table:table-cell>
          <table:table-cell office:value-type="float" office:value="0.312588" calcext:value-type="float">
            <text:p>0.312588</text:p>
          </table:table-cell>
          <table:table-cell office:value-type="float" office:value="0.687412" calcext:value-type="float">
            <text:p>0.687412</text:p>
          </table:table-cell>
          <table:table-cell office:value-type="float" office:value="0.692394" calcext:value-type="float">
            <text:p>0.692394</text:p>
          </table:table-cell>
          <table:table-cell office:value-type="float" office:value="359.381632" calcext:value-type="float">
            <text:p>359.381632</text:p>
          </table:table-cell>
          <table:table-cell office:value-type="float" office:value="364.991094" calcext:value-type="float">
            <text:p>364.991094</text:p>
          </table:table-cell>
          <table:table-cell table:number-columns-repeated="2" office:value-type="float" office:value="0.170857" calcext:value-type="float">
            <text:p>0.170857</text:p>
          </table:table-cell>
          <table:table-cell office:value-type="float" office:value="191.937415" calcext:value-type="float">
            <text:p>191.937415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1.824955" calcext:value-type="float">
            <text:p>1.824955</text:p>
          </table:table-cell>
          <table:table-cell office:value-type="float" office:value="0.990989" calcext:value-type="float">
            <text:p>0.990989</text:p>
          </table:table-cell>
          <table:table-cell office:value-type="float" office:value="0.985229" calcext:value-type="float">
            <text:p>0.985229</text:p>
          </table:table-cell>
          <table:table-cell office:value-type="float" office:value="0.981194" calcext:value-type="float">
            <text:p>0.981194</text:p>
          </table:table-cell>
          <table:table-cell office:value-type="float" office:value="0.976383" calcext:value-type="float">
            <text:p>0.9763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72593" calcext:value-type="float">
            <text:p>3.172593</text:p>
          </table:table-cell>
          <table:table-cell office:value-type="float" office:value="7.018098" calcext:value-type="float">
            <text:p>7.01809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dicago_N341_T7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688467" calcext:value-type="float">
            <text:p>14688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25183" calcext:value-type="float">
            <text:p>11525183</text:p>
          </table:table-cell>
          <table:table-cell office:value-type="float" office:value="0.784642" calcext:value-type="float">
            <text:p>0.784642</text:p>
          </table:table-cell>
          <table:table-cell office:value-type="float" office:value="1157240213" calcext:value-type="float">
            <text:p>1157240213</text:p>
          </table:table-cell>
          <table:table-cell office:value-type="float" office:value="245315718" calcext:value-type="float">
            <text:p>245315718</text:p>
          </table:table-cell>
          <table:table-cell office:value-type="float" office:value="111525743" calcext:value-type="float">
            <text:p>111525743</text:p>
          </table:table-cell>
          <table:table-cell office:value-type="float" office:value="800398752" calcext:value-type="float">
            <text:p>800398752</text:p>
          </table:table-cell>
          <table:table-cell office:value-type="float" office:value="245315718" calcext:value-type="float">
            <text:p>245315718</text:p>
          </table:table-cell>
          <table:table-cell office:value-type="float" office:value="0.308356" calcext:value-type="float">
            <text:p>0.308356</text:p>
          </table:table-cell>
          <table:table-cell office:value-type="float" office:value="0.691644" calcext:value-type="float">
            <text:p>0.691644</text:p>
          </table:table-cell>
          <table:table-cell office:value-type="float" office:value="0.687464" calcext:value-type="float">
            <text:p>0.687464</text:p>
          </table:table-cell>
          <table:table-cell office:value-type="float" office:value="401.624269" calcext:value-type="float">
            <text:p>401.624269</text:p>
          </table:table-cell>
          <table:table-cell office:value-type="float" office:value="408.290674" calcext:value-type="float">
            <text:p>408.290674</text:p>
          </table:table-cell>
          <table:table-cell table:number-columns-repeated="2" office:value-type="float" office:value="0.165359" calcext:value-type="float">
            <text:p>0.165359</text:p>
          </table:table-cell>
          <table:table-cell office:value-type="float" office:value="187.990369" calcext:value-type="float">
            <text:p>187.990369</text:p>
          </table:table-cell>
          <table:table-cell office:value-type="float" office:value="0.007237" calcext:value-type="float">
            <text:p>0.007237</text:p>
          </table:table-cell>
          <table:table-cell office:value-type="float" office:value="1.798637" calcext:value-type="float">
            <text:p>1.798637</text:p>
          </table:table-cell>
          <table:table-cell office:value-type="float" office:value="0.988859" calcext:value-type="float">
            <text:p>0.988859</text:p>
          </table:table-cell>
          <table:table-cell office:value-type="float" office:value="0.98193" calcext:value-type="float">
            <text:p>0.98193</text:p>
          </table:table-cell>
          <table:table-cell office:value-type="float" office:value="0.976948" calcext:value-type="float">
            <text:p>0.976948</text:p>
          </table:table-cell>
          <table:table-cell office:value-type="float" office:value="0.972301" calcext:value-type="float">
            <text:p>0.9723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19801" calcext:value-type="float">
            <text:p>3.419801</text:p>
          </table:table-cell>
          <table:table-cell office:value-type="float" office:value="6.900007" calcext:value-type="float">
            <text:p>6.90000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252_T7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186995" calcext:value-type="float">
            <text:p>14186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60927" calcext:value-type="float">
            <text:p>11460927</text:p>
          </table:table-cell>
          <table:table-cell office:value-type="float" office:value="0.807847" calcext:value-type="float">
            <text:p>0.807847</text:p>
          </table:table-cell>
          <table:table-cell office:value-type="float" office:value="1149417837" calcext:value-type="float">
            <text:p>1149417837</text:p>
          </table:table-cell>
          <table:table-cell office:value-type="float" office:value="244402074" calcext:value-type="float">
            <text:p>244402074</text:p>
          </table:table-cell>
          <table:table-cell office:value-type="float" office:value="109211444" calcext:value-type="float">
            <text:p>109211444</text:p>
          </table:table-cell>
          <table:table-cell office:value-type="float" office:value="795804319" calcext:value-type="float">
            <text:p>795804319</text:p>
          </table:table-cell>
          <table:table-cell office:value-type="float" office:value="244402074" calcext:value-type="float">
            <text:p>244402074</text:p>
          </table:table-cell>
          <table:table-cell office:value-type="float" office:value="0.307646" calcext:value-type="float">
            <text:p>0.307646</text:p>
          </table:table-cell>
          <table:table-cell office:value-type="float" office:value="0.692354" calcext:value-type="float">
            <text:p>0.692354</text:p>
          </table:table-cell>
          <table:table-cell office:value-type="float" office:value="0.691156" calcext:value-type="float">
            <text:p>0.691156</text:p>
          </table:table-cell>
          <table:table-cell office:value-type="float" office:value="400.128476" calcext:value-type="float">
            <text:p>400.128476</text:p>
          </table:table-cell>
          <table:table-cell office:value-type="float" office:value="406.034852" calcext:value-type="float">
            <text:p>406.034852</text:p>
          </table:table-cell>
          <table:table-cell table:number-columns-repeated="2" office:value-type="float" office:value="0.170566" calcext:value-type="float">
            <text:p>0.170566</text:p>
          </table:table-cell>
          <table:table-cell office:value-type="float" office:value="188.564831" calcext:value-type="float">
            <text:p>188.564831</text:p>
          </table:table-cell>
          <table:table-cell office:value-type="float" office:value="0.006579" calcext:value-type="float">
            <text:p>0.006579</text:p>
          </table:table-cell>
          <table:table-cell office:value-type="float" office:value="1.862545" calcext:value-type="float">
            <text:p>1.862545</text:p>
          </table:table-cell>
          <table:table-cell office:value-type="float" office:value="0.99049" calcext:value-type="float">
            <text:p>0.99049</text:p>
          </table:table-cell>
          <table:table-cell office:value-type="float" office:value="0.977432" calcext:value-type="float">
            <text:p>0.977432</text:p>
          </table:table-cell>
          <table:table-cell office:value-type="float" office:value="0.972039" calcext:value-type="float">
            <text:p>0.972039</text:p>
          </table:table-cell>
          <table:table-cell office:value-type="float" office:value="0.967216" calcext:value-type="float">
            <text:p>0.967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96348" calcext:value-type="float">
            <text:p>3.696348</text:p>
          </table:table-cell>
          <table:table-cell office:value-type="float" office:value="6.570001" calcext:value-type="float">
            <text:p>6.57000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253_T8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7786280" calcext:value-type="float">
            <text:p>17786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43022" calcext:value-type="float">
            <text:p>14043022</text:p>
          </table:table-cell>
          <table:table-cell office:value-type="float" office:value="0.789542" calcext:value-type="float">
            <text:p>0.789542</text:p>
          </table:table-cell>
          <table:table-cell office:value-type="float" office:value="1408660387" calcext:value-type="float">
            <text:p>1408660387</text:p>
          </table:table-cell>
          <table:table-cell office:value-type="float" office:value="298992211" calcext:value-type="float">
            <text:p>298992211</text:p>
          </table:table-cell>
          <table:table-cell office:value-type="float" office:value="134729412" calcext:value-type="float">
            <text:p>134729412</text:p>
          </table:table-cell>
          <table:table-cell office:value-type="float" office:value="974938764" calcext:value-type="float">
            <text:p>974938764</text:p>
          </table:table-cell>
          <table:table-cell office:value-type="float" office:value="298992211" calcext:value-type="float">
            <text:p>298992211</text:p>
          </table:table-cell>
          <table:table-cell office:value-type="float" office:value="0.307897" calcext:value-type="float">
            <text:p>0.307897</text:p>
          </table:table-cell>
          <table:table-cell office:value-type="float" office:value="0.692103" calcext:value-type="float">
            <text:p>0.692103</text:p>
          </table:table-cell>
          <table:table-cell office:value-type="float" office:value="0.689364" calcext:value-type="float">
            <text:p>0.689364</text:p>
          </table:table-cell>
          <table:table-cell office:value-type="float" office:value="489.501974" calcext:value-type="float">
            <text:p>489.501974</text:p>
          </table:table-cell>
          <table:table-cell office:value-type="float" office:value="497.675964" calcext:value-type="float">
            <text:p>497.675964</text:p>
          </table:table-cell>
          <table:table-cell table:number-columns-repeated="2" office:value-type="float" office:value="0.166438" calcext:value-type="float">
            <text:p>0.166438</text:p>
          </table:table-cell>
          <table:table-cell office:value-type="float" office:value="188.229338" calcext:value-type="float">
            <text:p>188.229338</text:p>
          </table:table-cell>
          <table:table-cell office:value-type="float" office:value="0.009868" calcext:value-type="float">
            <text:p>0.009868</text:p>
          </table:table-cell>
          <table:table-cell office:value-type="float" office:value="1.843244" calcext:value-type="float">
            <text:p>1.843244</text:p>
          </table:table-cell>
          <table:table-cell office:value-type="float" office:value="0.987498" calcext:value-type="float">
            <text:p>0.987498</text:p>
          </table:table-cell>
          <table:table-cell office:value-type="float" office:value="0.976681" calcext:value-type="float">
            <text:p>0.976681</text:p>
          </table:table-cell>
          <table:table-cell office:value-type="float" office:value="0.972457" calcext:value-type="float">
            <text:p>0.972457</text:p>
          </table:table-cell>
          <table:table-cell office:value-type="float" office:value="0.968654" calcext:value-type="float">
            <text:p>0.96865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371139" calcext:value-type="float">
            <text:p>3.371139</text:p>
          </table:table-cell>
          <table:table-cell office:value-type="float" office:value="6.830693" calcext:value-type="float">
            <text:p>6.83069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254_T8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7187829" calcext:value-type="float">
            <text:p>171878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76155" calcext:value-type="float">
            <text:p>14576155</text:p>
          </table:table-cell>
          <table:table-cell office:value-type="float" office:value="0.848051" calcext:value-type="float">
            <text:p>0.848051</text:p>
          </table:table-cell>
          <table:table-cell office:value-type="float" office:value="1461955504" calcext:value-type="float">
            <text:p>1461955504</text:p>
          </table:table-cell>
          <table:table-cell office:value-type="float" office:value="309716522" calcext:value-type="float">
            <text:p>309716522</text:p>
          </table:table-cell>
          <table:table-cell office:value-type="float" office:value="142698801" calcext:value-type="float">
            <text:p>142698801</text:p>
          </table:table-cell>
          <table:table-cell office:value-type="float" office:value="1009540181" calcext:value-type="float">
            <text:p>1009540181</text:p>
          </table:table-cell>
          <table:table-cell office:value-type="float" office:value="309716522" calcext:value-type="float">
            <text:p>309716522</text:p>
          </table:table-cell>
          <table:table-cell office:value-type="float" office:value="0.309459" calcext:value-type="float">
            <text:p>0.309459</text:p>
          </table:table-cell>
          <table:table-cell office:value-type="float" office:value="0.690541" calcext:value-type="float">
            <text:p>0.690541</text:p>
          </table:table-cell>
          <table:table-cell office:value-type="float" office:value="0.684585" calcext:value-type="float">
            <text:p>0.684585</text:p>
          </table:table-cell>
          <table:table-cell office:value-type="float" office:value="507.059526" calcext:value-type="float">
            <text:p>507.059526</text:p>
          </table:table-cell>
          <table:table-cell office:value-type="float" office:value="515.305489" calcext:value-type="float">
            <text:p>515.305489</text:p>
          </table:table-cell>
          <table:table-cell table:number-columns-repeated="2" office:value-type="float" office:value="0.178411" calcext:value-type="float">
            <text:p>0.178411</text:p>
          </table:table-cell>
          <table:table-cell office:value-type="float" office:value="187.872823" calcext:value-type="float">
            <text:p>187.872823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1.853617" calcext:value-type="float">
            <text:p>1.853617</text:p>
          </table:table-cell>
          <table:table-cell office:value-type="float" office:value="0.988584" calcext:value-type="float">
            <text:p>0.988584</text:p>
          </table:table-cell>
          <table:table-cell office:value-type="float" office:value="0.979272" calcext:value-type="float">
            <text:p>0.979272</text:p>
          </table:table-cell>
          <table:table-cell office:value-type="float" office:value="0.975272" calcext:value-type="float">
            <text:p>0.975272</text:p>
          </table:table-cell>
          <table:table-cell office:value-type="float" office:value="0.971985" calcext:value-type="float">
            <text:p>0.97198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27744" calcext:value-type="float">
            <text:p>3.727744</text:p>
          </table:table-cell>
          <table:table-cell office:value-type="float" office:value="6.915051" calcext:value-type="float">
            <text:p>6.91505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256_T8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109551" calcext:value-type="float">
            <text:p>12109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77028" calcext:value-type="float">
            <text:p>9777028</text:p>
          </table:table-cell>
          <table:table-cell office:value-type="float" office:value="0.807382" calcext:value-type="float">
            <text:p>0.807382</text:p>
          </table:table-cell>
          <table:table-cell office:value-type="float" office:value="980195444" calcext:value-type="float">
            <text:p>980195444</text:p>
          </table:table-cell>
          <table:table-cell office:value-type="float" office:value="218506542" calcext:value-type="float">
            <text:p>218506542</text:p>
          </table:table-cell>
          <table:table-cell office:value-type="float" office:value="100573690" calcext:value-type="float">
            <text:p>100573690</text:p>
          </table:table-cell>
          <table:table-cell office:value-type="float" office:value="661115212" calcext:value-type="float">
            <text:p>661115212</text:p>
          </table:table-cell>
          <table:table-cell office:value-type="float" office:value="218506542" calcext:value-type="float">
            <text:p>218506542</text:p>
          </table:table-cell>
          <table:table-cell office:value-type="float" office:value="0.325527" calcext:value-type="float">
            <text:p>0.325527</text:p>
          </table:table-cell>
          <table:table-cell office:value-type="float" office:value="0.674473" calcext:value-type="float">
            <text:p>0.674473</text:p>
          </table:table-cell>
          <table:table-cell office:value-type="float" office:value="0.684801" calcext:value-type="float">
            <text:p>0.684801</text:p>
          </table:table-cell>
          <table:table-cell office:value-type="float" office:value="357.73301" calcext:value-type="float">
            <text:p>357.73301</text:p>
          </table:table-cell>
          <table:table-cell office:value-type="float" office:value="365.154476" calcext:value-type="float">
            <text:p>365.154476</text:p>
          </table:table-cell>
          <table:table-cell table:number-columns-repeated="2" office:value-type="float" office:value="0.178655" calcext:value-type="float">
            <text:p>0.178655</text:p>
          </table:table-cell>
          <table:table-cell office:value-type="float" office:value="197.690367" calcext:value-type="float">
            <text:p>197.690367</text:p>
          </table:table-cell>
          <table:table-cell office:value-type="float" office:value="0.013487" calcext:value-type="float">
            <text:p>0.013487</text:p>
          </table:table-cell>
          <table:table-cell office:value-type="float" office:value="1.99538" calcext:value-type="float">
            <text:p>1.99538</text:p>
          </table:table-cell>
          <table:table-cell office:value-type="float" office:value="0.985197" calcext:value-type="float">
            <text:p>0.985197</text:p>
          </table:table-cell>
          <table:table-cell office:value-type="float" office:value="0.977124" calcext:value-type="float">
            <text:p>0.977124</text:p>
          </table:table-cell>
          <table:table-cell office:value-type="float" office:value="0.971741" calcext:value-type="float">
            <text:p>0.971741</text:p>
          </table:table-cell>
          <table:table-cell office:value-type="float" office:value="0.965825" calcext:value-type="float">
            <text:p>0.96582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124636" calcext:value-type="float">
            <text:p>4.124636</text:p>
          </table:table-cell>
          <table:table-cell office:value-type="float" office:value="7.435308" calcext:value-type="float">
            <text:p>7.43530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257_T8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996574" calcext:value-type="float">
            <text:p>129965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15828" calcext:value-type="float">
            <text:p>10615828</text:p>
          </table:table-cell>
          <table:table-cell office:value-type="float" office:value="0.816817" calcext:value-type="float">
            <text:p>0.816817</text:p>
          </table:table-cell>
          <table:table-cell office:value-type="float" office:value="1064531146" calcext:value-type="float">
            <text:p>1064531146</text:p>
          </table:table-cell>
          <table:table-cell office:value-type="float" office:value="241716497" calcext:value-type="float">
            <text:p>241716497</text:p>
          </table:table-cell>
          <table:table-cell office:value-type="float" office:value="107248165" calcext:value-type="float">
            <text:p>107248165</text:p>
          </table:table-cell>
          <table:table-cell office:value-type="float" office:value="715566484" calcext:value-type="float">
            <text:p>715566484</text:p>
          </table:table-cell>
          <table:table-cell office:value-type="float" office:value="241716497" calcext:value-type="float">
            <text:p>241716497</text:p>
          </table:table-cell>
          <table:table-cell office:value-type="float" office:value="0.327811" calcext:value-type="float">
            <text:p>0.327811</text:p>
          </table:table-cell>
          <table:table-cell office:value-type="float" office:value="0.672189" calcext:value-type="float">
            <text:p>0.672189</text:p>
          </table:table-cell>
          <table:table-cell office:value-type="float" office:value="0.692668" calcext:value-type="float">
            <text:p>0.692668</text:p>
          </table:table-cell>
          <table:table-cell office:value-type="float" office:value="395.731721" calcext:value-type="float">
            <text:p>395.731721</text:p>
          </table:table-cell>
          <table:table-cell office:value-type="float" office:value="402.504136" calcext:value-type="float">
            <text:p>402.504136</text:p>
          </table:table-cell>
          <table:table-cell table:number-columns-repeated="2" office:value-type="float" office:value="0.184143" calcext:value-type="float">
            <text:p>0.184143</text:p>
          </table:table-cell>
          <table:table-cell office:value-type="float" office:value="201.363922" calcext:value-type="float">
            <text:p>201.363922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2.022634" calcext:value-type="float">
            <text:p>2.022634</text:p>
          </table:table-cell>
          <table:table-cell office:value-type="float" office:value="0.986598" calcext:value-type="float">
            <text:p>0.986598</text:p>
          </table:table-cell>
          <table:table-cell office:value-type="float" office:value="0.976014" calcext:value-type="float">
            <text:p>0.976014</text:p>
          </table:table-cell>
          <table:table-cell office:value-type="float" office:value="0.970989" calcext:value-type="float">
            <text:p>0.970989</text:p>
          </table:table-cell>
          <table:table-cell office:value-type="float" office:value="0.965517" calcext:value-type="float">
            <text:p>0.96551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25004" calcext:value-type="float">
            <text:p>3.825004</text:p>
          </table:table-cell>
          <table:table-cell office:value-type="float" office:value="7.627623" calcext:value-type="float">
            <text:p>7.62762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276_T8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314243" calcext:value-type="float">
            <text:p>12314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63441" calcext:value-type="float">
            <text:p>9963441</text:p>
          </table:table-cell>
          <table:table-cell office:value-type="float" office:value="0.809099" calcext:value-type="float">
            <text:p>0.809099</text:p>
          </table:table-cell>
          <table:table-cell office:value-type="float" office:value="998702155" calcext:value-type="float">
            <text:p>998702155</text:p>
          </table:table-cell>
          <table:table-cell office:value-type="float" office:value="225318463" calcext:value-type="float">
            <text:p>225318463</text:p>
          </table:table-cell>
          <table:table-cell office:value-type="float" office:value="97112087" calcext:value-type="float">
            <text:p>97112087</text:p>
          </table:table-cell>
          <table:table-cell office:value-type="float" office:value="676271605" calcext:value-type="float">
            <text:p>676271605</text:p>
          </table:table-cell>
          <table:table-cell office:value-type="float" office:value="225318463" calcext:value-type="float">
            <text:p>225318463</text:p>
          </table:table-cell>
          <table:table-cell office:value-type="float" office:value="0.32285" calcext:value-type="float">
            <text:p>0.32285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8812" calcext:value-type="float">
            <text:p>0.698812</text:p>
          </table:table-cell>
          <table:table-cell office:value-type="float" office:value="368.885303" calcext:value-type="float">
            <text:p>368.885303</text:p>
          </table:table-cell>
          <table:table-cell office:value-type="float" office:value="375.156887" calcext:value-type="float">
            <text:p>375.156887</text:p>
          </table:table-cell>
          <table:table-cell table:number-columns-repeated="2" office:value-type="float" office:value="0.181162" calcext:value-type="float">
            <text:p>0.181162</text:p>
          </table:table-cell>
          <table:table-cell office:value-type="float" office:value="200.075788" calcext:value-type="float">
            <text:p>200.075788</text:p>
          </table:table-cell>
          <table:table-cell office:value-type="float" office:value="0.008882" calcext:value-type="float">
            <text:p>0.008882</text:p>
          </table:table-cell>
          <table:table-cell office:value-type="float" office:value="1.995515" calcext:value-type="float">
            <text:p>1.995515</text:p>
          </table:table-cell>
          <table:table-cell office:value-type="float" office:value="0.989313" calcext:value-type="float">
            <text:p>0.989313</text:p>
          </table:table-cell>
          <table:table-cell office:value-type="float" office:value="0.977314" calcext:value-type="float">
            <text:p>0.977314</text:p>
          </table:table-cell>
          <table:table-cell office:value-type="float" office:value="0.971327" calcext:value-type="float">
            <text:p>0.971327</text:p>
          </table:table-cell>
          <table:table-cell office:value-type="float" office:value="0.964688" calcext:value-type="float">
            <text:p>0.96468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79576" calcext:value-type="float">
            <text:p>3.479576</text:p>
          </table:table-cell>
          <table:table-cell office:value-type="float" office:value="7.651016" calcext:value-type="float">
            <text:p>7.65101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277_T8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687771" calcext:value-type="float">
            <text:p>13687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54568" calcext:value-type="float">
            <text:p>10554568</text:p>
          </table:table-cell>
          <table:table-cell office:value-type="float" office:value="0.771095" calcext:value-type="float">
            <text:p>0.771095</text:p>
          </table:table-cell>
          <table:table-cell office:value-type="float" office:value="1058982967" calcext:value-type="float">
            <text:p>1058982967</text:p>
          </table:table-cell>
          <table:table-cell office:value-type="float" office:value="235307709" calcext:value-type="float">
            <text:p>235307709</text:p>
          </table:table-cell>
          <table:table-cell office:value-type="float" office:value="99599622" calcext:value-type="float">
            <text:p>99599622</text:p>
          </table:table-cell>
          <table:table-cell office:value-type="float" office:value="724075636" calcext:value-type="float">
            <text:p>724075636</text:p>
          </table:table-cell>
          <table:table-cell office:value-type="float" office:value="235307709" calcext:value-type="float">
            <text:p>235307709</text:p>
          </table:table-cell>
          <table:table-cell office:value-type="float" office:value="0.316254" calcext:value-type="float">
            <text:p>0.316254</text:p>
          </table:table-cell>
          <table:table-cell office:value-type="float" office:value="0.683746" calcext:value-type="float">
            <text:p>0.683746</text:p>
          </table:table-cell>
          <table:table-cell office:value-type="float" office:value="0.702605" calcext:value-type="float">
            <text:p>0.702605</text:p>
          </table:table-cell>
          <table:table-cell office:value-type="float" office:value="385.239427" calcext:value-type="float">
            <text:p>385.239427</text:p>
          </table:table-cell>
          <table:table-cell office:value-type="float" office:value="391.687741" calcext:value-type="float">
            <text:p>391.687741</text:p>
          </table:table-cell>
          <table:table-cell table:number-columns-repeated="2" office:value-type="float" office:value="0.170209" calcext:value-type="float">
            <text:p>0.170209</text:p>
          </table:table-cell>
          <table:table-cell office:value-type="float" office:value="197.052034" calcext:value-type="float">
            <text:p>197.052034</text:p>
          </table:table-cell>
          <table:table-cell office:value-type="float" office:value="0.008553" calcext:value-type="float">
            <text:p>0.008553</text:p>
          </table:table-cell>
          <table:table-cell office:value-type="float" office:value="1.96828" calcext:value-type="float">
            <text:p>1.96828</text:p>
          </table:table-cell>
          <table:table-cell office:value-type="float" office:value="0.990045" calcext:value-type="float">
            <text:p>0.990045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0.980131" calcext:value-type="float">
            <text:p>0.980131</text:p>
          </table:table-cell>
          <table:table-cell office:value-type="float" office:value="0.974672" calcext:value-type="float">
            <text:p>0.97467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29644" calcext:value-type="float">
            <text:p>3.429644</text:p>
          </table:table-cell>
          <table:table-cell office:value-type="float" office:value="7.80059" calcext:value-type="float">
            <text:p>7.8005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284_T8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615863" calcext:value-type="float">
            <text:p>14615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96897" calcext:value-type="float">
            <text:p>11996897</text:p>
          </table:table-cell>
          <table:table-cell office:value-type="float" office:value="0.820813" calcext:value-type="float">
            <text:p>0.820813</text:p>
          </table:table-cell>
          <table:table-cell office:value-type="float" office:value="1203238694" calcext:value-type="float">
            <text:p>1203238694</text:p>
          </table:table-cell>
          <table:table-cell office:value-type="float" office:value="268359547" calcext:value-type="float">
            <text:p>268359547</text:p>
          </table:table-cell>
          <table:table-cell office:value-type="float" office:value="120702528" calcext:value-type="float">
            <text:p>120702528</text:p>
          </table:table-cell>
          <table:table-cell office:value-type="float" office:value="814176619" calcext:value-type="float">
            <text:p>814176619</text:p>
          </table:table-cell>
          <table:table-cell office:value-type="float" office:value="268359547" calcext:value-type="float">
            <text:p>268359547</text:p>
          </table:table-cell>
          <table:table-cell office:value-type="float" office:value="0.323346" calcext:value-type="float">
            <text:p>0.323346</text:p>
          </table:table-cell>
          <table:table-cell office:value-type="float" office:value="0.676654" calcext:value-type="float">
            <text:p>0.676654</text:p>
          </table:table-cell>
          <table:table-cell office:value-type="float" office:value="0.68976" calcext:value-type="float">
            <text:p>0.68976</text:p>
          </table:table-cell>
          <table:table-cell office:value-type="float" office:value="439.351003" calcext:value-type="float">
            <text:p>439.351003</text:p>
          </table:table-cell>
          <table:table-cell office:value-type="float" office:value="447.183805" calcext:value-type="float">
            <text:p>447.183805</text:p>
          </table:table-cell>
          <table:table-cell table:number-columns-repeated="2" office:value-type="float" office:value="0.181791" calcext:value-type="float">
            <text:p>0.181791</text:p>
          </table:table-cell>
          <table:table-cell office:value-type="float" office:value="197.787574" calcext:value-type="float">
            <text:p>197.787574</text:p>
          </table:table-cell>
          <table:table-cell office:value-type="float" office:value="0.013816" calcext:value-type="float">
            <text:p>0.013816</text:p>
          </table:table-cell>
          <table:table-cell office:value-type="float" office:value="2.023456" calcext:value-type="float">
            <text:p>2.023456</text:p>
          </table:table-cell>
          <table:table-cell office:value-type="float" office:value="0.985302" calcext:value-type="float">
            <text:p>0.985302</text:p>
          </table:table-cell>
          <table:table-cell office:value-type="float" office:value="0.97408" calcext:value-type="float">
            <text:p>0.97408</text:p>
          </table:table-cell>
          <table:table-cell office:value-type="float" office:value="0.968709" calcext:value-type="float">
            <text:p>0.968709</text:p>
          </table:table-cell>
          <table:table-cell office:value-type="float" office:value="0.964688" calcext:value-type="float">
            <text:p>0.96468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45906" calcext:value-type="float">
            <text:p>3.545906</text:p>
          </table:table-cell>
          <table:table-cell office:value-type="float" office:value="7.775736" calcext:value-type="float">
            <text:p>7.77573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285_T8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336369" calcext:value-type="float">
            <text:p>14336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55417" calcext:value-type="float">
            <text:p>11555417</text:p>
          </table:table-cell>
          <table:table-cell office:value-type="float" office:value="0.806021" calcext:value-type="float">
            <text:p>0.806021</text:p>
          </table:table-cell>
          <table:table-cell office:value-type="float" office:value="1158753096" calcext:value-type="float">
            <text:p>1158753096</text:p>
          </table:table-cell>
          <table:table-cell office:value-type="float" office:value="257095751" calcext:value-type="float">
            <text:p>257095751</text:p>
          </table:table-cell>
          <table:table-cell office:value-type="float" office:value="118245824" calcext:value-type="float">
            <text:p>118245824</text:p>
          </table:table-cell>
          <table:table-cell office:value-type="float" office:value="783411521" calcext:value-type="float">
            <text:p>783411521</text:p>
          </table:table-cell>
          <table:table-cell office:value-type="float" office:value="257095751" calcext:value-type="float">
            <text:p>257095751</text:p>
          </table:table-cell>
          <table:table-cell office:value-type="float" office:value="0.323919" calcext:value-type="float">
            <text:p>0.323919</text:p>
          </table:table-cell>
          <table:table-cell office:value-type="float" office:value="0.676081" calcext:value-type="float">
            <text:p>0.676081</text:p>
          </table:table-cell>
          <table:table-cell office:value-type="float" office:value="0.684965" calcext:value-type="float">
            <text:p>0.684965</text:p>
          </table:table-cell>
          <table:table-cell office:value-type="float" office:value="420.910221" calcext:value-type="float">
            <text:p>420.910221</text:p>
          </table:table-cell>
          <table:table-cell office:value-type="float" office:value="428.151706" calcext:value-type="float">
            <text:p>428.151706</text:p>
          </table:table-cell>
          <table:table-cell table:number-columns-repeated="2" office:value-type="float" office:value="0.177556" calcext:value-type="float">
            <text:p>0.177556</text:p>
          </table:table-cell>
          <table:table-cell office:value-type="float" office:value="196.760417" calcext:value-type="float">
            <text:p>196.760417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1.991403" calcext:value-type="float">
            <text:p>1.991403</text:p>
          </table:table-cell>
          <table:table-cell office:value-type="float" office:value="0.986958" calcext:value-type="float">
            <text:p>0.986958</text:p>
          </table:table-cell>
          <table:table-cell office:value-type="float" office:value="0.979171" calcext:value-type="float">
            <text:p>0.979171</text:p>
          </table:table-cell>
          <table:table-cell office:value-type="float" office:value="0.974752" calcext:value-type="float">
            <text:p>0.974752</text:p>
          </table:table-cell>
          <table:table-cell office:value-type="float" office:value="0.969497" calcext:value-type="float">
            <text:p>0.96949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16765" calcext:value-type="float">
            <text:p>3.616765</text:p>
          </table:table-cell>
          <table:table-cell office:value-type="float" office:value="7.636673" calcext:value-type="float">
            <text:p>7.63667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N101_T8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346134" calcext:value-type="float">
            <text:p>8346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96213" calcext:value-type="float">
            <text:p>6096213</text:p>
          </table:table-cell>
          <table:table-cell office:value-type="float" office:value="0.730424" calcext:value-type="float">
            <text:p>0.730424</text:p>
          </table:table-cell>
          <table:table-cell office:value-type="float" office:value="611124687" calcext:value-type="float">
            <text:p>611124687</text:p>
          </table:table-cell>
          <table:table-cell office:value-type="float" office:value="148202405" calcext:value-type="float">
            <text:p>148202405</text:p>
          </table:table-cell>
          <table:table-cell office:value-type="float" office:value="63155396" calcext:value-type="float">
            <text:p>63155396</text:p>
          </table:table-cell>
          <table:table-cell office:value-type="float" office:value="399766886" calcext:value-type="float">
            <text:p>399766886</text:p>
          </table:table-cell>
          <table:table-cell office:value-type="float" office:value="148202405" calcext:value-type="float">
            <text:p>148202405</text:p>
          </table:table-cell>
          <table:table-cell office:value-type="float" office:value="0.345851" calcext:value-type="float">
            <text:p>0.345851</text:p>
          </table:table-cell>
          <table:table-cell office:value-type="float" office:value="0.654149" calcext:value-type="float">
            <text:p>0.654149</text:p>
          </table:table-cell>
          <table:table-cell office:value-type="float" office:value="0.701192" calcext:value-type="float">
            <text:p>0.701192</text:p>
          </table:table-cell>
          <table:table-cell office:value-type="float" office:value="242.632975" calcext:value-type="float">
            <text:p>242.632975</text:p>
          </table:table-cell>
          <table:table-cell office:value-type="float" office:value="247.331686" calcext:value-type="float">
            <text:p>247.331686</text:p>
          </table:table-cell>
          <table:table-cell table:number-columns-repeated="2" office:value-type="float" office:value="0.175812" calcext:value-type="float">
            <text:p>0.175812</text:p>
          </table:table-cell>
          <table:table-cell office:value-type="float" office:value="215.059764" calcext:value-type="float">
            <text:p>215.059764</text:p>
          </table:table-cell>
          <table:table-cell office:value-type="float" office:value="0.015789" calcext:value-type="float">
            <text:p>0.015789</text:p>
          </table:table-cell>
          <table:table-cell office:value-type="float" office:value="2.113946" calcext:value-type="float">
            <text:p>2.113946</text:p>
          </table:table-cell>
          <table:table-cell office:value-type="float" office:value="0.984131" calcext:value-type="float">
            <text:p>0.984131</text:p>
          </table:table-cell>
          <table:table-cell office:value-type="float" office:value="0.973472" calcext:value-type="float">
            <text:p>0.973472</text:p>
          </table:table-cell>
          <table:table-cell office:value-type="float" office:value="0.962843" calcext:value-type="float">
            <text:p>0.962843</text:p>
          </table:table-cell>
          <table:table-cell office:value-type="float" office:value="0.949562" calcext:value-type="float">
            <text:p>0.9495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630714" calcext:value-type="float">
            <text:p>4.630714</text:p>
          </table:table-cell>
          <table:table-cell office:value-type="float" office:value="6.96381" calcext:value-type="float">
            <text:p>6.9638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N123_T8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625938" calcext:value-type="float">
            <text:p>9625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41366" calcext:value-type="float">
            <text:p>7141366</text:p>
          </table:table-cell>
          <table:table-cell office:value-type="float" office:value="0.741888" calcext:value-type="float">
            <text:p>0.741888</text:p>
          </table:table-cell>
          <table:table-cell office:value-type="float" office:value="715183545" calcext:value-type="float">
            <text:p>715183545</text:p>
          </table:table-cell>
          <table:table-cell office:value-type="float" office:value="165370221" calcext:value-type="float">
            <text:p>165370221</text:p>
          </table:table-cell>
          <table:table-cell office:value-type="float" office:value="70725374" calcext:value-type="float">
            <text:p>70725374</text:p>
          </table:table-cell>
          <table:table-cell office:value-type="float" office:value="479087950" calcext:value-type="float">
            <text:p>479087950</text:p>
          </table:table-cell>
          <table:table-cell office:value-type="float" office:value="165370221" calcext:value-type="float">
            <text:p>165370221</text:p>
          </table:table-cell>
          <table:table-cell office:value-type="float" office:value="0.330119" calcext:value-type="float">
            <text:p>0.330119</text:p>
          </table:table-cell>
          <table:table-cell office:value-type="float" office:value="0.669881" calcext:value-type="float">
            <text:p>0.669881</text:p>
          </table:table-cell>
          <table:table-cell office:value-type="float" office:value="0.700438" calcext:value-type="float">
            <text:p>0.700438</text:p>
          </table:table-cell>
          <table:table-cell office:value-type="float" office:value="270.73966" calcext:value-type="float">
            <text:p>270.73966</text:p>
          </table:table-cell>
          <table:table-cell office:value-type="float" office:value="276.66188" calcext:value-type="float">
            <text:p>276.66188</text:p>
          </table:table-cell>
          <table:table-cell table:number-columns-repeated="2" office:value-type="float" office:value="0.170096" calcext:value-type="float">
            <text:p>0.170096</text:p>
          </table:table-cell>
          <table:table-cell office:value-type="float" office:value="205.056498" calcext:value-type="float">
            <text:p>205.056498</text:p>
          </table:table-cell>
          <table:table-cell office:value-type="float" office:value="0.016447" calcext:value-type="float">
            <text:p>0.016447</text:p>
          </table:table-cell>
          <table:table-cell office:value-type="float" office:value="2.034279" calcext:value-type="float">
            <text:p>2.034279</text:p>
          </table:table-cell>
          <table:table-cell office:value-type="float" office:value="0.984576" calcext:value-type="float">
            <text:p>0.984576</text:p>
          </table:table-cell>
          <table:table-cell office:value-type="float" office:value="0.974393" calcext:value-type="float">
            <text:p>0.974393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53793" calcext:value-type="float">
            <text:p>0.95379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01512" calcext:value-type="float">
            <text:p>3.601512</text:p>
          </table:table-cell>
          <table:table-cell office:value-type="float" office:value="7.586712" calcext:value-type="float">
            <text:p>7.58671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nonis_N133_T9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566311" calcext:value-type="float">
            <text:p>10566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4600" calcext:value-type="float">
            <text:p>8174600</text:p>
          </table:table-cell>
          <table:table-cell office:value-type="float" office:value="0.773647" calcext:value-type="float">
            <text:p>0.773647</text:p>
          </table:table-cell>
          <table:table-cell office:value-type="float" office:value="819408999" calcext:value-type="float">
            <text:p>819408999</text:p>
          </table:table-cell>
          <table:table-cell office:value-type="float" office:value="185256785" calcext:value-type="float">
            <text:p>185256785</text:p>
          </table:table-cell>
          <table:table-cell office:value-type="float" office:value="83611656" calcext:value-type="float">
            <text:p>83611656</text:p>
          </table:table-cell>
          <table:table-cell office:value-type="float" office:value="550540558" calcext:value-type="float">
            <text:p>550540558</text:p>
          </table:table-cell>
          <table:table-cell office:value-type="float" office:value="185256785" calcext:value-type="float">
            <text:p>18525678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689024" calcext:value-type="float">
            <text:p>0.689024</text:p>
          </table:table-cell>
          <table:table-cell office:value-type="float" office:value="303.297406" calcext:value-type="float">
            <text:p>303.297406</text:p>
          </table:table-cell>
          <table:table-cell office:value-type="float" office:value="308.948437" calcext:value-type="float">
            <text:p>308.948437</text:p>
          </table:table-cell>
          <table:table-cell table:number-columns-repeated="2" office:value-type="float" office:value="0.173592" calcext:value-type="float">
            <text:p>0.173592</text:p>
          </table:table-cell>
          <table:table-cell office:value-type="float" office:value="200.496657" calcext:value-type="float">
            <text:p>200.496657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2.073479" calcext:value-type="float">
            <text:p>2.073479</text:p>
          </table:table-cell>
          <table:table-cell office:value-type="float" office:value="0.986791" calcext:value-type="float">
            <text:p>0.986791</text:p>
          </table:table-cell>
          <table:table-cell office:value-type="float" office:value="0.975242" calcext:value-type="float">
            <text:p>0.975242</text:p>
          </table:table-cell>
          <table:table-cell office:value-type="float" office:value="0.96844" calcext:value-type="float">
            <text:p>0.96844</text:p>
          </table:table-cell>
          <table:table-cell office:value-type="float" office:value="0.959116" calcext:value-type="float">
            <text:p>0.9591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073329" calcext:value-type="float">
            <text:p>4.073329</text:p>
          </table:table-cell>
          <table:table-cell office:value-type="float" office:value="7.519019" calcext:value-type="float">
            <text:p>7.51901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121_T9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08649" calcext:value-type="float">
            <text:p>90086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86656" calcext:value-type="float">
            <text:p>7186656</text:p>
          </table:table-cell>
          <table:table-cell office:value-type="float" office:value="0.797751" calcext:value-type="float">
            <text:p>0.797751</text:p>
          </table:table-cell>
          <table:table-cell office:value-type="float" office:value="721208432" calcext:value-type="float">
            <text:p>721208432</text:p>
          </table:table-cell>
          <table:table-cell office:value-type="float" office:value="169762118" calcext:value-type="float">
            <text:p>169762118</text:p>
          </table:table-cell>
          <table:table-cell office:value-type="float" office:value="77263593" calcext:value-type="float">
            <text:p>77263593</text:p>
          </table:table-cell>
          <table:table-cell office:value-type="float" office:value="474182721" calcext:value-type="float">
            <text:p>474182721</text:p>
          </table:table-cell>
          <table:table-cell office:value-type="float" office:value="169762118" calcext:value-type="float">
            <text:p>169762118</text:p>
          </table:table-cell>
          <table:table-cell office:value-type="float" office:value="0.342516" calcext:value-type="float">
            <text:p>0.342516</text:p>
          </table:table-cell>
          <table:table-cell office:value-type="float" office:value="0.657484" calcext:value-type="float">
            <text:p>0.657484</text:p>
          </table:table-cell>
          <table:table-cell office:value-type="float" office:value="0.687224" calcext:value-type="float">
            <text:p>0.687224</text:p>
          </table:table-cell>
          <table:table-cell office:value-type="float" office:value="277.929955" calcext:value-type="float">
            <text:p>277.929955</text:p>
          </table:table-cell>
          <table:table-cell office:value-type="float" office:value="282.738621" calcext:value-type="float">
            <text:p>282.738621</text:p>
          </table:table-cell>
          <table:table-cell table:number-columns-repeated="2" office:value-type="float" office:value="0.186578" calcext:value-type="float">
            <text:p>0.186578</text:p>
          </table:table-cell>
          <table:table-cell office:value-type="float" office:value="208.74387" calcext:value-type="float">
            <text:p>208.74387</text:p>
          </table:table-cell>
          <table:table-cell office:value-type="float" office:value="0.008553" calcext:value-type="float">
            <text:p>0.008553</text:p>
          </table:table-cell>
          <table:table-cell office:value-type="float" office:value="2.034091" calcext:value-type="float">
            <text:p>2.034091</text:p>
          </table:table-cell>
          <table:table-cell office:value-type="float" office:value="0.99029" calcext:value-type="float">
            <text:p>0.99029</text:p>
          </table:table-cell>
          <table:table-cell office:value-type="float" office:value="0.98319" calcext:value-type="float">
            <text:p>0.98319</text:p>
          </table:table-cell>
          <table:table-cell office:value-type="float" office:value="0.975141" calcext:value-type="float">
            <text:p>0.975141</text:p>
          </table:table-cell>
          <table:table-cell office:value-type="float" office:value="0.963787" calcext:value-type="float">
            <text:p>0.96378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35064" calcext:value-type="float">
            <text:p>3.835064</text:p>
          </table:table-cell>
          <table:table-cell office:value-type="float" office:value="7.632027" calcext:value-type="float">
            <text:p>7.63202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124_T9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584645" calcext:value-type="float">
            <text:p>26584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82820" calcext:value-type="float">
            <text:p>24182820</text:p>
          </table:table-cell>
          <table:table-cell office:value-type="float" office:value="0.909654" calcext:value-type="float">
            <text:p>0.909654</text:p>
          </table:table-cell>
          <table:table-cell office:value-type="float" office:value="2430049794" calcext:value-type="float">
            <text:p>2430049794</text:p>
          </table:table-cell>
          <table:table-cell office:value-type="float" office:value="550977631" calcext:value-type="float">
            <text:p>550977631</text:p>
          </table:table-cell>
          <table:table-cell office:value-type="float" office:value="234280954" calcext:value-type="float">
            <text:p>234280954</text:p>
          </table:table-cell>
          <table:table-cell office:value-type="float" office:value="1644791209" calcext:value-type="float">
            <text:p>1644791209</text:p>
          </table:table-cell>
          <table:table-cell office:value-type="float" office:value="550977631" calcext:value-type="float">
            <text:p>550977631</text:p>
          </table:table-cell>
          <table:table-cell office:value-type="float" office:value="0.323145" calcext:value-type="float">
            <text:p>0.323145</text:p>
          </table:table-cell>
          <table:table-cell office:value-type="float" office:value="0.676855" calcext:value-type="float">
            <text:p>0.676855</text:p>
          </table:table-cell>
          <table:table-cell office:value-type="float" office:value="0.701651" calcext:value-type="float">
            <text:p>0.701651</text:p>
          </table:table-cell>
          <table:table-cell office:value-type="float" office:value="902.045698" calcext:value-type="float">
            <text:p>902.045698</text:p>
          </table:table-cell>
          <table:table-cell office:value-type="float" office:value="915.310441" calcext:value-type="float">
            <text:p>915.310441</text:p>
          </table:table-cell>
          <table:table-cell table:number-columns-repeated="2" office:value-type="float" office:value="0.205202" calcext:value-type="float">
            <text:p>0.205202</text:p>
          </table:table-cell>
          <table:table-cell office:value-type="float" office:value="201.072435" calcext:value-type="float">
            <text:p>201.072435</text:p>
          </table:table-cell>
          <table:table-cell office:value-type="float" office:value="0.005592" calcext:value-type="float">
            <text:p>0.005592</text:p>
          </table:table-cell>
          <table:table-cell office:value-type="float" office:value="1.860387" calcext:value-type="float">
            <text:p>1.860387</text:p>
          </table:table-cell>
          <table:table-cell office:value-type="float" office:value="0.993198" calcext:value-type="float">
            <text:p>0.993198</text:p>
          </table:table-cell>
          <table:table-cell office:value-type="float" office:value="0.985356" calcext:value-type="float">
            <text:p>0.985356</text:p>
          </table:table-cell>
          <table:table-cell office:value-type="float" office:value="0.981955" calcext:value-type="float">
            <text:p>0.981955</text:p>
          </table:table-cell>
          <table:table-cell office:value-type="float" office:value="0.979792" calcext:value-type="float">
            <text:p>0.9797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11051" calcext:value-type="float">
            <text:p>3.611051</text:p>
          </table:table-cell>
          <table:table-cell office:value-type="float" office:value="7.16692" calcext:value-type="float">
            <text:p>7.1669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192_T9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468849" calcext:value-type="float">
            <text:p>274688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08041" calcext:value-type="float">
            <text:p>24608041</text:p>
          </table:table-cell>
          <table:table-cell office:value-type="float" office:value="0.895853" calcext:value-type="float">
            <text:p>0.895853</text:p>
          </table:table-cell>
          <table:table-cell office:value-type="float" office:value="2472456191" calcext:value-type="float">
            <text:p>2472456191</text:p>
          </table:table-cell>
          <table:table-cell office:value-type="float" office:value="573812274" calcext:value-type="float">
            <text:p>573812274</text:p>
          </table:table-cell>
          <table:table-cell office:value-type="float" office:value="242199619" calcext:value-type="float">
            <text:p>242199619</text:p>
          </table:table-cell>
          <table:table-cell office:value-type="float" office:value="1656444298" calcext:value-type="float">
            <text:p>1656444298</text:p>
          </table:table-cell>
          <table:table-cell office:value-type="float" office:value="573812274" calcext:value-type="float">
            <text:p>573812274</text:p>
          </table:table-cell>
          <table:table-cell office:value-type="float" office:value="0.330041" calcext:value-type="float">
            <text:p>0.330041</text:p>
          </table:table-cell>
          <table:table-cell office:value-type="float" office:value="0.669959" calcext:value-type="float">
            <text:p>0.669959</text:p>
          </table:table-cell>
          <table:table-cell office:value-type="float" office:value="0.703191" calcext:value-type="float">
            <text:p>0.703191</text:p>
          </table:table-cell>
          <table:table-cell office:value-type="float" office:value="939.429959" calcext:value-type="float">
            <text:p>939.429959</text:p>
          </table:table-cell>
          <table:table-cell office:value-type="float" office:value="953.184078" calcext:value-type="float">
            <text:p>953.184078</text:p>
          </table:table-cell>
          <table:table-cell table:number-columns-repeated="2" office:value-type="float" office:value="0.206827" calcext:value-type="float">
            <text:p>0.206827</text:p>
          </table:table-cell>
          <table:table-cell office:value-type="float" office:value="205.814027" calcext:value-type="float">
            <text:p>205.814027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1.880047" calcext:value-type="float">
            <text:p>1.880047</text:p>
          </table:table-cell>
          <table:table-cell office:value-type="float" office:value="0.992951" calcext:value-type="float">
            <text:p>0.992951</text:p>
          </table:table-cell>
          <table:table-cell office:value-type="float" office:value="0.983861" calcext:value-type="float">
            <text:p>0.983861</text:p>
          </table:table-cell>
          <table:table-cell office:value-type="float" office:value="0.980216" calcext:value-type="float">
            <text:p>0.980216</text:p>
          </table:table-cell>
          <table:table-cell office:value-type="float" office:value="0.978135" calcext:value-type="float">
            <text:p>0.97813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72934" calcext:value-type="float">
            <text:p>3.872934</text:p>
          </table:table-cell>
          <table:table-cell office:value-type="float" office:value="7.000629" calcext:value-type="float">
            <text:p>7.00062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193_T9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2266976" calcext:value-type="float">
            <text:p>22266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03820" calcext:value-type="float">
            <text:p>19603820</text:p>
          </table:table-cell>
          <table:table-cell office:value-type="float" office:value="0.880399" calcext:value-type="float">
            <text:p>0.880399</text:p>
          </table:table-cell>
          <table:table-cell office:value-type="float" office:value="1969164105" calcext:value-type="float">
            <text:p>1969164105</text:p>
          </table:table-cell>
          <table:table-cell office:value-type="float" office:value="482069626" calcext:value-type="float">
            <text:p>482069626</text:p>
          </table:table-cell>
          <table:table-cell office:value-type="float" office:value="192904102" calcext:value-type="float">
            <text:p>192904102</text:p>
          </table:table-cell>
          <table:table-cell office:value-type="float" office:value="1294190377" calcext:value-type="float">
            <text:p>1294190377</text:p>
          </table:table-cell>
          <table:table-cell office:value-type="float" office:value="482069626" calcext:value-type="float">
            <text:p>482069626</text:p>
          </table:table-cell>
          <table:table-cell office:value-type="float" office:value="0.342772" calcext:value-type="float">
            <text:p>0.342772</text:p>
          </table:table-cell>
          <table:table-cell office:value-type="float" office:value="0.657228" calcext:value-type="float">
            <text:p>0.657228</text:p>
          </table:table-cell>
          <table:table-cell office:value-type="float" office:value="0.714205" calcext:value-type="float">
            <text:p>0.714205</text:p>
          </table:table-cell>
          <table:table-cell office:value-type="float" office:value="789.231373" calcext:value-type="float">
            <text:p>789.231373</text:p>
          </table:table-cell>
          <table:table-cell office:value-type="float" office:value="800.31827" calcext:value-type="float">
            <text:p>800.31827</text:p>
          </table:table-cell>
          <table:table-cell table:number-columns-repeated="2" office:value-type="float" office:value="0.214352" calcext:value-type="float">
            <text:p>0.214352</text:p>
          </table:table-cell>
          <table:table-cell office:value-type="float" office:value="217.100888" calcext:value-type="float">
            <text:p>217.100888</text:p>
          </table:table-cell>
          <table:table-cell office:value-type="float" office:value="0.004934" calcext:value-type="float">
            <text:p>0.004934</text:p>
          </table:table-cell>
          <table:table-cell office:value-type="float" office:value="1.910067" calcext:value-type="float">
            <text:p>1.910067</text:p>
          </table:table-cell>
          <table:table-cell office:value-type="float" office:value="0.994245" calcext:value-type="float">
            <text:p>0.994245</text:p>
          </table:table-cell>
          <table:table-cell office:value-type="float" office:value="0.985941" calcext:value-type="float">
            <text:p>0.985941</text:p>
          </table:table-cell>
          <table:table-cell office:value-type="float" office:value="0.982087" calcext:value-type="float">
            <text:p>0.982087</text:p>
          </table:table-cell>
          <table:table-cell office:value-type="float" office:value="0.979811" calcext:value-type="float">
            <text:p>0.9798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520584" calcext:value-type="float">
            <text:p>4.520584</text:p>
          </table:table-cell>
          <table:table-cell office:value-type="float" office:value="6.162919" calcext:value-type="float">
            <text:p>6.16291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245_T9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127138" calcext:value-type="float">
            <text:p>26127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44283" calcext:value-type="float">
            <text:p>23744283</text:p>
          </table:table-cell>
          <table:table-cell office:value-type="float" office:value="0.908798" calcext:value-type="float">
            <text:p>0.908798</text:p>
          </table:table-cell>
          <table:table-cell office:value-type="float" office:value="2384826097" calcext:value-type="float">
            <text:p>2384826097</text:p>
          </table:table-cell>
          <table:table-cell office:value-type="float" office:value="545068481" calcext:value-type="float">
            <text:p>545068481</text:p>
          </table:table-cell>
          <table:table-cell office:value-type="float" office:value="216069027" calcext:value-type="float">
            <text:p>216069027</text:p>
          </table:table-cell>
          <table:table-cell office:value-type="float" office:value="1623688589" calcext:value-type="float">
            <text:p>1623688589</text:p>
          </table:table-cell>
          <table:table-cell office:value-type="float" office:value="545068481" calcext:value-type="float">
            <text:p>545068481</text:p>
          </table:table-cell>
          <table:table-cell office:value-type="float" office:value="0.319158" calcext:value-type="float">
            <text:p>0.319158</text:p>
          </table:table-cell>
          <table:table-cell office:value-type="float" office:value="0.680842" calcext:value-type="float">
            <text:p>0.680842</text:p>
          </table:table-cell>
          <table:table-cell office:value-type="float" office:value="0.716124" calcext:value-type="float">
            <text:p>0.716124</text:p>
          </table:table-cell>
          <table:table-cell office:value-type="float" office:value="892.371398" calcext:value-type="float">
            <text:p>892.371398</text:p>
          </table:table-cell>
          <table:table-cell office:value-type="float" office:value="904.121193" calcext:value-type="float">
            <text:p>904.121193</text:p>
          </table:table-cell>
          <table:table-cell table:number-columns-repeated="2" office:value-type="float" office:value="0.206556" calcext:value-type="float">
            <text:p>0.206556</text:p>
          </table:table-cell>
          <table:table-cell office:value-type="float" office:value="202.688027" calcext:value-type="float">
            <text:p>202.688027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1.852707" calcext:value-type="float">
            <text:p>1.852707</text:p>
          </table:table-cell>
          <table:table-cell office:value-type="float" office:value="0.994627" calcext:value-type="float">
            <text:p>0.994627</text:p>
          </table:table-cell>
          <table:table-cell office:value-type="float" office:value="0.986742" calcext:value-type="float">
            <text:p>0.986742</text:p>
          </table:table-cell>
          <table:table-cell office:value-type="float" office:value="0.984527" calcext:value-type="float">
            <text:p>0.984527</text:p>
          </table:table-cell>
          <table:table-cell office:value-type="float" office:value="0.982471" calcext:value-type="float">
            <text:p>0.9824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52976" calcext:value-type="float">
            <text:p>3.752976</text:p>
          </table:table-cell>
          <table:table-cell office:value-type="float" office:value="6.835264" calcext:value-type="float">
            <text:p>6.835264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246_T9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3159334" calcext:value-type="float">
            <text:p>23159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72411" calcext:value-type="float">
            <text:p>19672411</text:p>
          </table:table-cell>
          <table:table-cell office:value-type="float" office:value="0.849438" calcext:value-type="float">
            <text:p>0.849438</text:p>
          </table:table-cell>
          <table:table-cell office:value-type="float" office:value="1975842507" calcext:value-type="float">
            <text:p>1975842507</text:p>
          </table:table-cell>
          <table:table-cell office:value-type="float" office:value="450421414" calcext:value-type="float">
            <text:p>450421414</text:p>
          </table:table-cell>
          <table:table-cell office:value-type="float" office:value="194342526" calcext:value-type="float">
            <text:p>194342526</text:p>
          </table:table-cell>
          <table:table-cell office:value-type="float" office:value="1331078567" calcext:value-type="float">
            <text:p>1331078567</text:p>
          </table:table-cell>
          <table:table-cell office:value-type="float" office:value="450421414" calcext:value-type="float">
            <text:p>450421414</text:p>
          </table:table-cell>
          <table:table-cell office:value-type="float" office:value="0.326324" calcext:value-type="float">
            <text:p>0.326324</text:p>
          </table:table-cell>
          <table:table-cell office:value-type="float" office:value="0.673676" calcext:value-type="float">
            <text:p>0.673676</text:p>
          </table:table-cell>
          <table:table-cell office:value-type="float" office:value="0.698583" calcext:value-type="float">
            <text:p>0.698583</text:p>
          </table:table-cell>
          <table:table-cell office:value-type="float" office:value="737.417775" calcext:value-type="float">
            <text:p>737.417775</text:p>
          </table:table-cell>
          <table:table-cell office:value-type="float" office:value="747.794431" calcext:value-type="float">
            <text:p>747.794431</text:p>
          </table:table-cell>
          <table:table-cell table:number-columns-repeated="2" office:value-type="float" office:value="0.192562" calcext:value-type="float">
            <text:p>0.192562</text:p>
          </table:table-cell>
          <table:table-cell office:value-type="float" office:value="202.162429" calcext:value-type="float">
            <text:p>202.162429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1.89315" calcext:value-type="float">
            <text:p>1.89315</text:p>
          </table:table-cell>
          <table:table-cell office:value-type="float" office:value="0.992604" calcext:value-type="float">
            <text:p>0.992604</text:p>
          </table:table-cell>
          <table:table-cell office:value-type="float" office:value="0.98423" calcext:value-type="float">
            <text:p>0.98423</text:p>
          </table:table-cell>
          <table:table-cell office:value-type="float" office:value="0.980573" calcext:value-type="float">
            <text:p>0.980573</text:p>
          </table:table-cell>
          <table:table-cell office:value-type="float" office:value="0.977962" calcext:value-type="float">
            <text:p>0.9779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3814" calcext:value-type="float">
            <text:p>3.3814</text:p>
          </table:table-cell>
          <table:table-cell office:value-type="float" office:value="7.411879" calcext:value-type="float">
            <text:p>7.411879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247_T9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926988" calcext:value-type="float">
            <text:p>21926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64709" calcext:value-type="float">
            <text:p>18764709</text:p>
          </table:table-cell>
          <table:table-cell office:value-type="float" office:value="0.855781" calcext:value-type="float">
            <text:p>0.855781</text:p>
          </table:table-cell>
          <table:table-cell office:value-type="float" office:value="1884915359" calcext:value-type="float">
            <text:p>1884915359</text:p>
          </table:table-cell>
          <table:table-cell office:value-type="float" office:value="434800799" calcext:value-type="float">
            <text:p>434800799</text:p>
          </table:table-cell>
          <table:table-cell office:value-type="float" office:value="180856265" calcext:value-type="float">
            <text:p>180856265</text:p>
          </table:table-cell>
          <table:table-cell office:value-type="float" office:value="1269258295" calcext:value-type="float">
            <text:p>1269258295</text:p>
          </table:table-cell>
          <table:table-cell office:value-type="float" office:value="434800799" calcext:value-type="float">
            <text:p>434800799</text:p>
          </table:table-cell>
          <table:table-cell office:value-type="float" office:value="0.326623" calcext:value-type="float">
            <text:p>0.326623</text:p>
          </table:table-cell>
          <table:table-cell office:value-type="float" office:value="0.673377" calcext:value-type="float">
            <text:p>0.673377</text:p>
          </table:table-cell>
          <table:table-cell office:value-type="float" office:value="0.706239" calcext:value-type="float">
            <text:p>0.706239</text:p>
          </table:table-cell>
          <table:table-cell office:value-type="float" office:value="711.844126" calcext:value-type="float">
            <text:p>711.844126</text:p>
          </table:table-cell>
          <table:table-cell office:value-type="float" office:value="722.569801" calcext:value-type="float">
            <text:p>722.569801</text:p>
          </table:table-cell>
          <table:table-cell table:number-columns-repeated="2" office:value-type="float" office:value="0.196331" calcext:value-type="float">
            <text:p>0.196331</text:p>
          </table:table-cell>
          <table:table-cell office:value-type="float" office:value="204.56542" calcext:value-type="float">
            <text:p>204.56542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1.862293" calcext:value-type="float">
            <text:p>1.862293</text:p>
          </table:table-cell>
          <table:table-cell office:value-type="float" office:value="0.992835" calcext:value-type="float">
            <text:p>0.992835</text:p>
          </table:table-cell>
          <table:table-cell office:value-type="float" office:value="0.983376" calcext:value-type="float">
            <text:p>0.983376</text:p>
          </table:table-cell>
          <table:table-cell office:value-type="float" office:value="0.97977" calcext:value-type="float">
            <text:p>0.97977</text:p>
          </table:table-cell>
          <table:table-cell office:value-type="float" office:value="0.977667" calcext:value-type="float">
            <text:p>0.9776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5755" calcext:value-type="float">
            <text:p>3.85755</text:p>
          </table:table-cell>
          <table:table-cell office:value-type="float" office:value="6.881531" calcext:value-type="float">
            <text:p>6.88153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248_T9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676202" calcext:value-type="float">
            <text:p>7676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85510" calcext:value-type="float">
            <text:p>6485510</text:p>
          </table:table-cell>
          <table:table-cell office:value-type="float" office:value="0.844885" calcext:value-type="float">
            <text:p>0.844885</text:p>
          </table:table-cell>
          <table:table-cell office:value-type="float" office:value="651167312" calcext:value-type="float">
            <text:p>651167312</text:p>
          </table:table-cell>
          <table:table-cell office:value-type="float" office:value="161033960" calcext:value-type="float">
            <text:p>161033960</text:p>
          </table:table-cell>
          <table:table-cell office:value-type="float" office:value="67301070" calcext:value-type="float">
            <text:p>67301070</text:p>
          </table:table-cell>
          <table:table-cell office:value-type="float" office:value="422832282" calcext:value-type="float">
            <text:p>422832282</text:p>
          </table:table-cell>
          <table:table-cell office:value-type="float" office:value="161033960" calcext:value-type="float">
            <text:p>161033960</text:p>
          </table:table-cell>
          <table:table-cell office:value-type="float" office:value="0.350655" calcext:value-type="float">
            <text:p>0.350655</text:p>
          </table:table-cell>
          <table:table-cell office:value-type="float" office:value="0.649345" calcext:value-type="float">
            <text:p>0.649345</text:p>
          </table:table-cell>
          <table:table-cell office:value-type="float" office:value="0.705253" calcext:value-type="float">
            <text:p>0.705253</text:p>
          </table:table-cell>
          <table:table-cell office:value-type="float" office:value="263.640451" calcext:value-type="float">
            <text:p>263.640451</text:p>
          </table:table-cell>
          <table:table-cell office:value-type="float" office:value="268.184269" calcext:value-type="float">
            <text:p>268.184269</text:p>
          </table:table-cell>
          <table:table-cell table:number-columns-repeated="2" office:value-type="float" office:value="0.207706" calcext:value-type="float">
            <text:p>0.207706</text:p>
          </table:table-cell>
          <table:table-cell office:value-type="float" office:value="219.310095" calcext:value-type="float">
            <text:p>219.310095</text:p>
          </table:table-cell>
          <table:table-cell office:value-type="float" office:value="0.008553" calcext:value-type="float">
            <text:p>0.008553</text:p>
          </table:table-cell>
          <table:table-cell office:value-type="float" office:value="1.971943" calcext:value-type="float">
            <text:p>1.971943</text:p>
          </table:table-cell>
          <table:table-cell office:value-type="float" office:value="0.99002" calcext:value-type="float">
            <text:p>0.99002</text:p>
          </table:table-cell>
          <table:table-cell office:value-type="float" office:value="0.980905" calcext:value-type="float">
            <text:p>0.980905</text:p>
          </table:table-cell>
          <table:table-cell office:value-type="float" office:value="0.974186" calcext:value-type="float">
            <text:p>0.974186</text:p>
          </table:table-cell>
          <table:table-cell office:value-type="float" office:value="0.964848" calcext:value-type="float">
            <text:p>0.9648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06888" calcext:value-type="float">
            <text:p>5.406888</text:p>
          </table:table-cell>
          <table:table-cell office:value-type="float" office:value="5.843852" calcext:value-type="float">
            <text:p>5.84385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249_T9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518695" calcext:value-type="float">
            <text:p>11518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49140" calcext:value-type="float">
            <text:p>8749140</text:p>
          </table:table-cell>
          <table:table-cell office:value-type="float" office:value="0.75956" calcext:value-type="float">
            <text:p>0.75956</text:p>
          </table:table-cell>
          <table:table-cell office:value-type="float" office:value="878574688" calcext:value-type="float">
            <text:p>878574688</text:p>
          </table:table-cell>
          <table:table-cell office:value-type="float" office:value="208634268" calcext:value-type="float">
            <text:p>208634268</text:p>
          </table:table-cell>
          <table:table-cell office:value-type="float" office:value="93682629" calcext:value-type="float">
            <text:p>93682629</text:p>
          </table:table-cell>
          <table:table-cell office:value-type="float" office:value="576257791" calcext:value-type="float">
            <text:p>576257791</text:p>
          </table:table-cell>
          <table:table-cell office:value-type="float" office:value="208634268" calcext:value-type="float">
            <text:p>208634268</text:p>
          </table:table-cell>
          <table:table-cell office:value-type="float" office:value="0.344099" calcext:value-type="float">
            <text:p>0.344099</text:p>
          </table:table-cell>
          <table:table-cell office:value-type="float" office:value="0.655901" calcext:value-type="float">
            <text:p>0.655901</text:p>
          </table:table-cell>
          <table:table-cell office:value-type="float" office:value="0.690118" calcext:value-type="float">
            <text:p>0.690118</text:p>
          </table:table-cell>
          <table:table-cell office:value-type="float" office:value="341.570389" calcext:value-type="float">
            <text:p>341.570389</text:p>
          </table:table-cell>
          <table:table-cell office:value-type="float" office:value="347.214509" calcext:value-type="float">
            <text:p>347.214509</text:p>
          </table:table-cell>
          <table:table-cell table:number-columns-repeated="2" office:value-type="float" office:value="0.179333" calcext:value-type="float">
            <text:p>0.179333</text:p>
          </table:table-cell>
          <table:table-cell office:value-type="float" office:value="210.591432" calcext:value-type="float">
            <text:p>210.591432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1.856762" calcext:value-type="float">
            <text:p>1.856762</text:p>
          </table:table-cell>
          <table:table-cell office:value-type="float" office:value="0.988457" calcext:value-type="float">
            <text:p>0.988457</text:p>
          </table:table-cell>
          <table:table-cell office:value-type="float" office:value="0.979134" calcext:value-type="float">
            <text:p>0.979134</text:p>
          </table:table-cell>
          <table:table-cell office:value-type="float" office:value="0.974475" calcext:value-type="float">
            <text:p>0.974475</text:p>
          </table:table-cell>
          <table:table-cell office:value-type="float" office:value="0.968679" calcext:value-type="float">
            <text:p>0.9686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28861" calcext:value-type="float">
            <text:p>3.428861</text:p>
          </table:table-cell>
          <table:table-cell office:value-type="float" office:value="7.074001" calcext:value-type="float">
            <text:p>7.07400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5_T10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037143" calcext:value-type="float">
            <text:p>6037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56476" calcext:value-type="float">
            <text:p>4856476</text:p>
          </table:table-cell>
          <table:table-cell office:value-type="float" office:value="0.804433" calcext:value-type="float">
            <text:p>0.804433</text:p>
          </table:table-cell>
          <table:table-cell office:value-type="float" office:value="487352255" calcext:value-type="float">
            <text:p>487352255</text:p>
          </table:table-cell>
          <table:table-cell office:value-type="float" office:value="117807240" calcext:value-type="float">
            <text:p>117807240</text:p>
          </table:table-cell>
          <table:table-cell office:value-type="float" office:value="51018872" calcext:value-type="float">
            <text:p>51018872</text:p>
          </table:table-cell>
          <table:table-cell office:value-type="float" office:value="318526143" calcext:value-type="float">
            <text:p>318526143</text:p>
          </table:table-cell>
          <table:table-cell office:value-type="float" office:value="117807240" calcext:value-type="float">
            <text:p>117807240</text:p>
          </table:table-cell>
          <table:table-cell office:value-type="float" office:value="0.346415" calcext:value-type="float">
            <text:p>0.346415</text:p>
          </table:table-cell>
          <table:table-cell office:value-type="float" office:value="0.653585" calcext:value-type="float">
            <text:p>0.653585</text:p>
          </table:table-cell>
          <table:table-cell office:value-type="float" office:value="0.697802" calcext:value-type="float">
            <text:p>0.697802</text:p>
          </table:table-cell>
          <table:table-cell office:value-type="float" office:value="192.870832" calcext:value-type="float">
            <text:p>192.870832</text:p>
          </table:table-cell>
          <table:table-cell office:value-type="float" office:value="196.652163" calcext:value-type="float">
            <text:p>196.652163</text:p>
          </table:table-cell>
          <table:table-cell table:number-columns-repeated="2" office:value-type="float" office:value="0.193205" calcext:value-type="float">
            <text:p>0.193205</text:p>
          </table:table-cell>
          <table:table-cell office:value-type="float" office:value="214.369376" calcext:value-type="float">
            <text:p>214.369376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2.027342" calcext:value-type="float">
            <text:p>2.027342</text:p>
          </table:table-cell>
          <table:table-cell office:value-type="float" office:value="0.990159" calcext:value-type="float">
            <text:p>0.990159</text:p>
          </table:table-cell>
          <table:table-cell office:value-type="float" office:value="0.979129" calcext:value-type="float">
            <text:p>0.979129</text:p>
          </table:table-cell>
          <table:table-cell office:value-type="float" office:value="0.965087" calcext:value-type="float">
            <text:p>0.965087</text:p>
          </table:table-cell>
          <table:table-cell office:value-type="float" office:value="0.946359" calcext:value-type="float">
            <text:p>0.9463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980878" calcext:value-type="float">
            <text:p>3.980878</text:p>
          </table:table-cell>
          <table:table-cell office:value-type="float" office:value="7.611354" calcext:value-type="float">
            <text:p>7.611354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9_T10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680169" calcext:value-type="float">
            <text:p>10680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51905" calcext:value-type="float">
            <text:p>8451905</text:p>
          </table:table-cell>
          <table:table-cell office:value-type="float" office:value="0.791364" calcext:value-type="float">
            <text:p>0.791364</text:p>
          </table:table-cell>
          <table:table-cell office:value-type="float" office:value="847895568" calcext:value-type="float">
            <text:p>847895568</text:p>
          </table:table-cell>
          <table:table-cell office:value-type="float" office:value="196425684" calcext:value-type="float">
            <text:p>196425684</text:p>
          </table:table-cell>
          <table:table-cell office:value-type="float" office:value="84725195" calcext:value-type="float">
            <text:p>84725195</text:p>
          </table:table-cell>
          <table:table-cell office:value-type="float" office:value="566744689" calcext:value-type="float">
            <text:p>566744689</text:p>
          </table:table-cell>
          <table:table-cell office:value-type="float" office:value="196425684" calcext:value-type="float">
            <text:p>196425684</text:p>
          </table:table-cell>
          <table:table-cell office:value-type="float" office:value="0.331587" calcext:value-type="float">
            <text:p>0.331587</text:p>
          </table:table-cell>
          <table:table-cell office:value-type="float" office:value="0.668413" calcext:value-type="float">
            <text:p>0.668413</text:p>
          </table:table-cell>
          <table:table-cell office:value-type="float" office:value="0.698649" calcext:value-type="float">
            <text:p>0.698649</text:p>
          </table:table-cell>
          <table:table-cell office:value-type="float" office:value="321.582825" calcext:value-type="float">
            <text:p>321.582825</text:p>
          </table:table-cell>
          <table:table-cell office:value-type="float" office:value="327.215196" calcext:value-type="float">
            <text:p>327.215196</text:p>
          </table:table-cell>
          <table:table-cell table:number-columns-repeated="2" office:value-type="float" office:value="0.182095" calcext:value-type="float">
            <text:p>0.182095</text:p>
          </table:table-cell>
          <table:table-cell office:value-type="float" office:value="205.442197" calcext:value-type="float">
            <text:p>205.442197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2.070982" calcext:value-type="float">
            <text:p>2.070982</text:p>
          </table:table-cell>
          <table:table-cell office:value-type="float" office:value="0.989682" calcext:value-type="float">
            <text:p>0.989682</text:p>
          </table:table-cell>
          <table:table-cell office:value-type="float" office:value="0.980916" calcext:value-type="float">
            <text:p>0.980916</text:p>
          </table:table-cell>
          <table:table-cell office:value-type="float" office:value="0.97487" calcext:value-type="float">
            <text:p>0.97487</text:p>
          </table:table-cell>
          <table:table-cell office:value-type="float" office:value="0.965848" calcext:value-type="float">
            <text:p>0.96584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304386" calcext:value-type="float">
            <text:p>4.304386</text:p>
          </table:table-cell>
          <table:table-cell office:value-type="float" office:value="7.368888" calcext:value-type="float">
            <text:p>7.36888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N181_T10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202621" calcext:value-type="float">
            <text:p>10202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67804" calcext:value-type="float">
            <text:p>8567804</text:p>
          </table:table-cell>
          <table:table-cell office:value-type="float" office:value="0.839765" calcext:value-type="float">
            <text:p>0.839765</text:p>
          </table:table-cell>
          <table:table-cell office:value-type="float" office:value="859788947" calcext:value-type="float">
            <text:p>859788947</text:p>
          </table:table-cell>
          <table:table-cell office:value-type="float" office:value="197091875" calcext:value-type="float">
            <text:p>197091875</text:p>
          </table:table-cell>
          <table:table-cell office:value-type="float" office:value="86635024" calcext:value-type="float">
            <text:p>86635024</text:p>
          </table:table-cell>
          <table:table-cell office:value-type="float" office:value="576062048" calcext:value-type="float">
            <text:p>576062048</text:p>
          </table:table-cell>
          <table:table-cell office:value-type="float" office:value="197091875" calcext:value-type="float">
            <text:p>197091875</text:p>
          </table:table-cell>
          <table:table-cell office:value-type="float" office:value="0.329996" calcext:value-type="float">
            <text:p>0.329996</text:p>
          </table:table-cell>
          <table:table-cell office:value-type="float" office:value="0.670004" calcext:value-type="float">
            <text:p>0.670004</text:p>
          </table:table-cell>
          <table:table-cell office:value-type="float" office:value="0.694653" calcext:value-type="float">
            <text:p>0.694653</text:p>
          </table:table-cell>
          <table:table-cell office:value-type="float" office:value="322.673495" calcext:value-type="float">
            <text:p>322.673495</text:p>
          </table:table-cell>
          <table:table-cell office:value-type="float" office:value="327.656559" calcext:value-type="float">
            <text:p>327.656559</text:p>
          </table:table-cell>
          <table:table-cell table:number-columns-repeated="2" office:value-type="float" office:value="0.191265" calcext:value-type="float">
            <text:p>0.191265</text:p>
          </table:table-cell>
          <table:table-cell office:value-type="float" office:value="203.287467" calcext:value-type="float">
            <text:p>203.287467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1.861685" calcext:value-type="float">
            <text:p>1.861685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79096" calcext:value-type="float">
            <text:p>0.979096</text:p>
          </table:table-cell>
          <table:table-cell office:value-type="float" office:value="0.974013" calcext:value-type="float">
            <text:p>0.974013</text:p>
          </table:table-cell>
          <table:table-cell office:value-type="float" office:value="0.967458" calcext:value-type="float">
            <text:p>0.9674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3485" calcext:value-type="float">
            <text:p>3.53485</text:p>
          </table:table-cell>
          <table:table-cell office:value-type="float" office:value="6.844137" calcext:value-type="float">
            <text:p>6.84413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N256_T10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722862" calcext:value-type="float">
            <text:p>267228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680520" calcext:value-type="float">
            <text:p>22680520</text:p>
          </table:table-cell>
          <table:table-cell office:value-type="float" office:value="0.848731" calcext:value-type="float">
            <text:p>0.848731</text:p>
          </table:table-cell>
          <table:table-cell office:value-type="float" office:value="2277766248" calcext:value-type="float">
            <text:p>2277766248</text:p>
          </table:table-cell>
          <table:table-cell office:value-type="float" office:value="500815768" calcext:value-type="float">
            <text:p>500815768</text:p>
          </table:table-cell>
          <table:table-cell office:value-type="float" office:value="222087110" calcext:value-type="float">
            <text:p>222087110</text:p>
          </table:table-cell>
          <table:table-cell office:value-type="float" office:value="1554863370" calcext:value-type="float">
            <text:p>1554863370</text:p>
          </table:table-cell>
          <table:table-cell office:value-type="float" office:value="500815768" calcext:value-type="float">
            <text:p>500815768</text:p>
          </table:table-cell>
          <table:table-cell office:value-type="float" office:value="0.317374" calcext:value-type="float">
            <text:p>0.317374</text:p>
          </table:table-cell>
          <table:table-cell office:value-type="float" office:value="0.682626" calcext:value-type="float">
            <text:p>0.682626</text:p>
          </table:table-cell>
          <table:table-cell office:value-type="float" office:value="0.692784" calcext:value-type="float">
            <text:p>0.692784</text:p>
          </table:table-cell>
          <table:table-cell office:value-type="float" office:value="819.922051" calcext:value-type="float">
            <text:p>819.922051</text:p>
          </table:table-cell>
          <table:table-cell office:value-type="float" office:value="831.52147" calcext:value-type="float">
            <text:p>831.52147</text:p>
          </table:table-cell>
          <table:table-cell table:number-columns-repeated="2" office:value-type="float" office:value="0.185555" calcext:value-type="float">
            <text:p>0.185555</text:p>
          </table:table-cell>
          <table:table-cell office:value-type="float" office:value="194.98562" calcext:value-type="float">
            <text:p>194.98562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1.868588" calcext:value-type="float">
            <text:p>1.868588</text:p>
          </table:table-cell>
          <table:table-cell office:value-type="float" office:value="0.993599" calcext:value-type="float">
            <text:p>0.993599</text:p>
          </table:table-cell>
          <table:table-cell office:value-type="float" office:value="0.986155" calcext:value-type="float">
            <text:p>0.986155</text:p>
          </table:table-cell>
          <table:table-cell office:value-type="float" office:value="0.98262" calcext:value-type="float">
            <text:p>0.98262</text:p>
          </table:table-cell>
          <table:table-cell office:value-type="float" office:value="0.980491" calcext:value-type="float">
            <text:p>0.98049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57199" calcext:value-type="float">
            <text:p>3.457199</text:p>
          </table:table-cell>
          <table:table-cell office:value-type="float" office:value="6.866004" calcext:value-type="float">
            <text:p>6.866004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N316_T10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849641" calcext:value-type="float">
            <text:p>88496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99316" calcext:value-type="float">
            <text:p>7499316</text:p>
          </table:table-cell>
          <table:table-cell office:value-type="float" office:value="0.847415" calcext:value-type="float">
            <text:p>0.847415</text:p>
          </table:table-cell>
          <table:table-cell office:value-type="float" office:value="753163250" calcext:value-type="float">
            <text:p>753163250</text:p>
          </table:table-cell>
          <table:table-cell office:value-type="float" office:value="177478008" calcext:value-type="float">
            <text:p>177478008</text:p>
          </table:table-cell>
          <table:table-cell office:value-type="float" office:value="74813107" calcext:value-type="float">
            <text:p>74813107</text:p>
          </table:table-cell>
          <table:table-cell office:value-type="float" office:value="500872135" calcext:value-type="float">
            <text:p>500872135</text:p>
          </table:table-cell>
          <table:table-cell office:value-type="float" office:value="177478008" calcext:value-type="float">
            <text:p>177478008</text:p>
          </table:table-cell>
          <table:table-cell office:value-type="float" office:value="0.334975" calcext:value-type="float">
            <text:p>0.334975</text:p>
          </table:table-cell>
          <table:table-cell office:value-type="float" office:value="0.665025" calcext:value-type="float">
            <text:p>0.665025</text:p>
          </table:table-cell>
          <table:table-cell office:value-type="float" office:value="0.703465" calcext:value-type="float">
            <text:p>0.703465</text:p>
          </table:table-cell>
          <table:table-cell office:value-type="float" office:value="290.562202" calcext:value-type="float">
            <text:p>290.562202</text:p>
          </table:table-cell>
          <table:table-cell office:value-type="float" office:value="296.1391" calcext:value-type="float">
            <text:p>296.1391</text:p>
          </table:table-cell>
          <table:table-cell table:number-columns-repeated="2" office:value-type="float" office:value="0.198563" calcext:value-type="float">
            <text:p>0.198563</text:p>
          </table:table-cell>
          <table:table-cell office:value-type="float" office:value="208.972514" calcext:value-type="float">
            <text:p>208.972514</text:p>
          </table:table-cell>
          <table:table-cell office:value-type="float" office:value="0.012171" calcext:value-type="float">
            <text:p>0.012171</text:p>
          </table:table-cell>
          <table:table-cell office:value-type="float" office:value="1.850869" calcext:value-type="float">
            <text:p>1.850869</text:p>
          </table:table-cell>
          <table:table-cell office:value-type="float" office:value="0.986984" calcext:value-type="float">
            <text:p>0.986984</text:p>
          </table:table-cell>
          <table:table-cell office:value-type="float" office:value="0.979623" calcext:value-type="float">
            <text:p>0.979623</text:p>
          </table:table-cell>
          <table:table-cell office:value-type="float" office:value="0.973463" calcext:value-type="float">
            <text:p>0.973463</text:p>
          </table:table-cell>
          <table:table-cell office:value-type="float" office:value="0.964979" calcext:value-type="float">
            <text:p>0.96497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54959" calcext:value-type="float">
            <text:p>3.554959</text:p>
          </table:table-cell>
          <table:table-cell office:value-type="float" office:value="6.791672" calcext:value-type="float">
            <text:p>6.79167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sum_N342_T10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220339" calcext:value-type="float">
            <text:p>9220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12295" calcext:value-type="float">
            <text:p>7812295</text:p>
          </table:table-cell>
          <table:table-cell office:value-type="float" office:value="0.847289" calcext:value-type="float">
            <text:p>0.847289</text:p>
          </table:table-cell>
          <table:table-cell office:value-type="float" office:value="784352025" calcext:value-type="float">
            <text:p>784352025</text:p>
          </table:table-cell>
          <table:table-cell office:value-type="float" office:value="187952523" calcext:value-type="float">
            <text:p>187952523</text:p>
          </table:table-cell>
          <table:table-cell office:value-type="float" office:value="82361790" calcext:value-type="float">
            <text:p>82361790</text:p>
          </table:table-cell>
          <table:table-cell office:value-type="float" office:value="514037712" calcext:value-type="float">
            <text:p>514037712</text:p>
          </table:table-cell>
          <table:table-cell office:value-type="float" office:value="187952523" calcext:value-type="float">
            <text:p>187952523</text:p>
          </table:table-cell>
          <table:table-cell office:value-type="float" office:value="0.344634" calcext:value-type="float">
            <text:p>0.344634</text:p>
          </table:table-cell>
          <table:table-cell office:value-type="float" office:value="0.655366" calcext:value-type="float">
            <text:p>0.655366</text:p>
          </table:table-cell>
          <table:table-cell office:value-type="float" office:value="0.695311" calcext:value-type="float">
            <text:p>0.695311</text:p>
          </table:table-cell>
          <table:table-cell office:value-type="float" office:value="307.710795" calcext:value-type="float">
            <text:p>307.710795</text:p>
          </table:table-cell>
          <table:table-cell office:value-type="float" office:value="313.490585" calcext:value-type="float">
            <text:p>313.490585</text:p>
          </table:table-cell>
          <table:table-cell table:number-columns-repeated="2" office:value-type="float" office:value="0.201827" calcext:value-type="float">
            <text:p>0.201827</text:p>
          </table:table-cell>
          <table:table-cell office:value-type="float" office:value="212.505845" calcext:value-type="float">
            <text:p>212.505845</text:p>
          </table:table-cell>
          <table:table-cell office:value-type="float" office:value="0.010197" calcext:value-type="float">
            <text:p>0.010197</text:p>
          </table:table-cell>
          <table:table-cell office:value-type="float" office:value="1.877189" calcext:value-type="float">
            <text:p>1.877189</text:p>
          </table:table-cell>
          <table:table-cell office:value-type="float" office:value="0.987731" calcext:value-type="float">
            <text:p>0.987731</text:p>
          </table:table-cell>
          <table:table-cell office:value-type="float" office:value="0.979835" calcext:value-type="float">
            <text:p>0.979835</text:p>
          </table:table-cell>
          <table:table-cell office:value-type="float" office:value="0.974235" calcext:value-type="float">
            <text:p>0.974235</text:p>
          </table:table-cell>
          <table:table-cell office:value-type="float" office:value="0.967392" calcext:value-type="float">
            <text:p>0.96739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93862" calcext:value-type="float">
            <text:p>3.493862</text:p>
          </table:table-cell>
          <table:table-cell office:value-type="float" office:value="6.971796" calcext:value-type="float">
            <text:p>6.97179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106_T10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598772" calcext:value-type="float">
            <text:p>335987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89081" calcext:value-type="float">
            <text:p>29189081</text:p>
          </table:table-cell>
          <table:table-cell office:value-type="float" office:value="0.868754" calcext:value-type="float">
            <text:p>0.868754</text:p>
          </table:table-cell>
          <table:table-cell office:value-type="float" office:value="2932585371" calcext:value-type="float">
            <text:p>2932585371</text:p>
          </table:table-cell>
          <table:table-cell office:value-type="float" office:value="851623514" calcext:value-type="float">
            <text:p>851623514</text:p>
          </table:table-cell>
          <table:table-cell office:value-type="float" office:value="343069424" calcext:value-type="float">
            <text:p>343069424</text:p>
          </table:table-cell>
          <table:table-cell office:value-type="float" office:value="1737892433" calcext:value-type="float">
            <text:p>1737892433</text:p>
          </table:table-cell>
          <table:table-cell office:value-type="float" office:value="851623514" calcext:value-type="float">
            <text:p>851623514</text:p>
          </table:table-cell>
          <table:table-cell office:value-type="float" office:value="0.407386" calcext:value-type="float">
            <text:p>0.407386</text:p>
          </table:table-cell>
          <table:table-cell office:value-type="float" office:value="0.592614" calcext:value-type="float">
            <text:p>0.592614</text:p>
          </table:table-cell>
          <table:table-cell office:value-type="float" office:value="0.712839" calcext:value-type="float">
            <text:p>0.712839</text:p>
          </table:table-cell>
          <table:table-cell office:value-type="float" office:value="1394.255019" calcext:value-type="float">
            <text:p>1394.255019</text:p>
          </table:table-cell>
          <table:table-cell office:value-type="float" office:value="1414.519874" calcext:value-type="float">
            <text:p>1414.519874</text:p>
          </table:table-cell>
          <table:table-cell table:number-columns-repeated="2" office:value-type="float" office:value="0.250959" calcext:value-type="float">
            <text:p>0.250959</text:p>
          </table:table-cell>
          <table:table-cell office:value-type="float" office:value="257.531716" calcext:value-type="float">
            <text:p>257.531716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2.210187" calcext:value-type="float">
            <text:p>2.210187</text:p>
          </table:table-cell>
          <table:table-cell office:value-type="float" office:value="0.993806" calcext:value-type="float">
            <text:p>0.993806</text:p>
          </table:table-cell>
          <table:table-cell office:value-type="float" office:value="0.984661" calcext:value-type="float">
            <text:p>0.984661</text:p>
          </table:table-cell>
          <table:table-cell office:value-type="float" office:value="0.979079" calcext:value-type="float">
            <text:p>0.979079</text:p>
          </table:table-cell>
          <table:table-cell office:value-type="float" office:value="0.976337" calcext:value-type="float">
            <text:p>0.9763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159139" calcext:value-type="float">
            <text:p>6.159139</text:p>
          </table:table-cell>
          <table:table-cell office:value-type="float" office:value="6.077261" calcext:value-type="float">
            <text:p>6.07726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110_T10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2071156" calcext:value-type="float">
            <text:p>32071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651659" calcext:value-type="float">
            <text:p>26651659</text:p>
          </table:table-cell>
          <table:table-cell office:value-type="float" office:value="0.831016" calcext:value-type="float">
            <text:p>0.831016</text:p>
          </table:table-cell>
          <table:table-cell office:value-type="float" office:value="2679846261" calcext:value-type="float">
            <text:p>2679846261</text:p>
          </table:table-cell>
          <table:table-cell office:value-type="float" office:value="809419955" calcext:value-type="float">
            <text:p>809419955</text:p>
          </table:table-cell>
          <table:table-cell office:value-type="float" office:value="329678402" calcext:value-type="float">
            <text:p>329678402</text:p>
          </table:table-cell>
          <table:table-cell office:value-type="float" office:value="1540747904" calcext:value-type="float">
            <text:p>1540747904</text:p>
          </table:table-cell>
          <table:table-cell office:value-type="float" office:value="809419955" calcext:value-type="float">
            <text:p>809419955</text:p>
          </table:table-cell>
          <table:table-cell office:value-type="float" office:value="0.425061" calcext:value-type="float">
            <text:p>0.425061</text:p>
          </table:table-cell>
          <table:table-cell office:value-type="float" office:value="0.574939" calcext:value-type="float">
            <text:p>0.574939</text:p>
          </table:table-cell>
          <table:table-cell office:value-type="float" office:value="0.71058" calcext:value-type="float">
            <text:p>0.71058</text:p>
          </table:table-cell>
          <table:table-cell office:value-type="float" office:value="1325.160492" calcext:value-type="float">
            <text:p>1325.160492</text:p>
          </table:table-cell>
          <table:table-cell office:value-type="float" office:value="1343.294512" calcext:value-type="float">
            <text:p>1343.294512</text:p>
          </table:table-cell>
          <table:table-cell table:number-columns-repeated="2" office:value-type="float" office:value="0.249884" calcext:value-type="float">
            <text:p>0.249884</text:p>
          </table:table-cell>
          <table:table-cell office:value-type="float" office:value="267.853774" calcext:value-type="float">
            <text:p>267.853774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2.173616" calcext:value-type="float">
            <text:p>2.173616</text:p>
          </table:table-cell>
          <table:table-cell office:value-type="float" office:value="0.994594" calcext:value-type="float">
            <text:p>0.994594</text:p>
          </table:table-cell>
          <table:table-cell office:value-type="float" office:value="0.985977" calcext:value-type="float">
            <text:p>0.985977</text:p>
          </table:table-cell>
          <table:table-cell office:value-type="float" office:value="0.983977" calcext:value-type="float">
            <text:p>0.983977</text:p>
          </table:table-cell>
          <table:table-cell office:value-type="float" office:value="0.982436" calcext:value-type="float">
            <text:p>0.9824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36267" calcext:value-type="float">
            <text:p>5.36267</text:p>
          </table:table-cell>
          <table:table-cell office:value-type="float" office:value="6.642237" calcext:value-type="float">
            <text:p>6.64223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111_T10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4105613" calcext:value-type="float">
            <text:p>241056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08301" calcext:value-type="float">
            <text:p>21708301</text:p>
          </table:table-cell>
          <table:table-cell office:value-type="float" office:value="0.90055" calcext:value-type="float">
            <text:p>0.90055</text:p>
          </table:table-cell>
          <table:table-cell office:value-type="float" office:value="2183131227" calcext:value-type="float">
            <text:p>2183131227</text:p>
          </table:table-cell>
          <table:table-cell office:value-type="float" office:value="680049671" calcext:value-type="float">
            <text:p>680049671</text:p>
          </table:table-cell>
          <table:table-cell office:value-type="float" office:value="279567091" calcext:value-type="float">
            <text:p>279567091</text:p>
          </table:table-cell>
          <table:table-cell office:value-type="float" office:value="1223514465" calcext:value-type="float">
            <text:p>1223514465</text:p>
          </table:table-cell>
          <table:table-cell office:value-type="float" office:value="680049671" calcext:value-type="float">
            <text:p>680049671</text:p>
          </table:table-cell>
          <table:table-cell office:value-type="float" office:value="0.43956" calcext:value-type="float">
            <text:p>0.43956</text:p>
          </table:table-cell>
          <table:table-cell office:value-type="float" office:value="0.56044" calcext:value-type="float">
            <text:p>0.56044</text:p>
          </table:table-cell>
          <table:table-cell office:value-type="float" office:value="0.708668" calcext:value-type="float">
            <text:p>0.708668</text:p>
          </table:table-cell>
          <table:table-cell office:value-type="float" office:value="1113.358957" calcext:value-type="float">
            <text:p>1113.358957</text:p>
          </table:table-cell>
          <table:table-cell office:value-type="float" office:value="1128.415003" calcext:value-type="float">
            <text:p>1128.415003</text:p>
          </table:table-cell>
          <table:table-cell table:number-columns-repeated="2" office:value-type="float" office:value="0.279319" calcext:value-type="float">
            <text:p>0.279319</text:p>
          </table:table-cell>
          <table:table-cell office:value-type="float" office:value="276.245069" calcext:value-type="float">
            <text:p>276.245069</text:p>
          </table:table-cell>
          <table:table-cell office:value-type="float" office:value="0.003289" calcext:value-type="float">
            <text:p>0.003289</text:p>
          </table:table-cell>
          <table:table-cell office:value-type="float" office:value="2.24337" calcext:value-type="float">
            <text:p>2.24337</text:p>
          </table:table-cell>
          <table:table-cell office:value-type="float" office:value="0.99372" calcext:value-type="float">
            <text:p>0.99372</text:p>
          </table:table-cell>
          <table:table-cell office:value-type="float" office:value="0.987991" calcext:value-type="float">
            <text:p>0.987991</text:p>
          </table:table-cell>
          <table:table-cell office:value-type="float" office:value="0.984843" calcext:value-type="float">
            <text:p>0.984843</text:p>
          </table:table-cell>
          <table:table-cell office:value-type="float" office:value="0.983104" calcext:value-type="float">
            <text:p>0.9831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84329" calcext:value-type="float">
            <text:p>5.484329</text:p>
          </table:table-cell>
          <table:table-cell office:value-type="float" office:value="6.840851" calcext:value-type="float">
            <text:p>6.840851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112_T10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1464302" calcext:value-type="float">
            <text:p>21464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1561" calcext:value-type="float">
            <text:p>19081561</text:p>
          </table:table-cell>
          <table:table-cell office:value-type="float" office:value="0.888991" calcext:value-type="float">
            <text:p>0.888991</text:p>
          </table:table-cell>
          <table:table-cell office:value-type="float" office:value="1918641944" calcext:value-type="float">
            <text:p>1918641944</text:p>
          </table:table-cell>
          <table:table-cell office:value-type="float" office:value="600461069" calcext:value-type="float">
            <text:p>600461069</text:p>
          </table:table-cell>
          <table:table-cell office:value-type="float" office:value="233520427" calcext:value-type="float">
            <text:p>233520427</text:p>
          </table:table-cell>
          <table:table-cell office:value-type="float" office:value="1084660448" calcext:value-type="float">
            <text:p>1084660448</text:p>
          </table:table-cell>
          <table:table-cell office:value-type="float" office:value="600461069" calcext:value-type="float">
            <text:p>600461069</text:p>
          </table:table-cell>
          <table:table-cell office:value-type="float" office:value="0.434673" calcext:value-type="float">
            <text:p>0.434673</text:p>
          </table:table-cell>
          <table:table-cell office:value-type="float" office:value="0.565327" calcext:value-type="float">
            <text:p>0.565327</text:p>
          </table:table-cell>
          <table:table-cell office:value-type="float" office:value="0.719993" calcext:value-type="float">
            <text:p>0.719993</text:p>
          </table:table-cell>
          <table:table-cell office:value-type="float" office:value="983.058647" calcext:value-type="float">
            <text:p>983.058647</text:p>
          </table:table-cell>
          <table:table-cell office:value-type="float" office:value="997.141671" calcext:value-type="float">
            <text:p>997.141671</text:p>
          </table:table-cell>
          <table:table-cell table:number-columns-repeated="2" office:value-type="float" office:value="0.276979" calcext:value-type="float">
            <text:p>0.276979</text:p>
          </table:table-cell>
          <table:table-cell office:value-type="float" office:value="277.539411" calcext:value-type="float">
            <text:p>277.539411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2.32434" calcext:value-type="float">
            <text:p>2.32434</text:p>
          </table:table-cell>
          <table:table-cell office:value-type="float" office:value="0.992503" calcext:value-type="float">
            <text:p>0.992503</text:p>
          </table:table-cell>
          <table:table-cell office:value-type="float" office:value="0.984083" calcext:value-type="float">
            <text:p>0.984083</text:p>
          </table:table-cell>
          <table:table-cell office:value-type="float" office:value="0.981226" calcext:value-type="float">
            <text:p>0.981226</text:p>
          </table:table-cell>
          <table:table-cell office:value-type="float" office:value="0.978419" calcext:value-type="float">
            <text:p>0.9784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740931" calcext:value-type="float">
            <text:p>5.740931</text:p>
          </table:table-cell>
          <table:table-cell office:value-type="float" office:value="6.890332" calcext:value-type="float">
            <text:p>6.890332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136_T11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3775023" calcext:value-type="float">
            <text:p>23775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64946" calcext:value-type="float">
            <text:p>21264946</text:p>
          </table:table-cell>
          <table:table-cell office:value-type="float" office:value="0.894424" calcext:value-type="float">
            <text:p>0.894424</text:p>
          </table:table-cell>
          <table:table-cell office:value-type="float" office:value="2138917759" calcext:value-type="float">
            <text:p>2138917759</text:p>
          </table:table-cell>
          <table:table-cell office:value-type="float" office:value="679861356" calcext:value-type="float">
            <text:p>679861356</text:p>
          </table:table-cell>
          <table:table-cell office:value-type="float" office:value="258423645" calcext:value-type="float">
            <text:p>258423645</text:p>
          </table:table-cell>
          <table:table-cell office:value-type="float" office:value="1200632758" calcext:value-type="float">
            <text:p>1200632758</text:p>
          </table:table-cell>
          <table:table-cell office:value-type="float" office:value="679861356" calcext:value-type="float">
            <text:p>679861356</text:p>
          </table:table-cell>
          <table:table-cell office:value-type="float" office:value="0.438673" calcext:value-type="float">
            <text:p>0.438673</text:p>
          </table:table-cell>
          <table:table-cell office:value-type="float" office:value="0.561327" calcext:value-type="float">
            <text:p>0.561327</text:p>
          </table:table-cell>
          <table:table-cell office:value-type="float" office:value="0.724579" calcext:value-type="float">
            <text:p>0.724579</text:p>
          </table:table-cell>
          <table:table-cell office:value-type="float" office:value="1113.050652" calcext:value-type="float">
            <text:p>1113.050652</text:p>
          </table:table-cell>
          <table:table-cell office:value-type="float" office:value="1128.727901" calcext:value-type="float">
            <text:p>1128.727901</text:p>
          </table:table-cell>
          <table:table-cell table:number-columns-repeated="2" office:value-type="float" office:value="0.283125" calcext:value-type="float">
            <text:p>0.283125</text:p>
          </table:table-cell>
          <table:table-cell office:value-type="float" office:value="281.877241" calcext:value-type="float">
            <text:p>281.877241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2.275661" calcext:value-type="float">
            <text:p>2.275661</text:p>
          </table:table-cell>
          <table:table-cell office:value-type="float" office:value="0.993034" calcext:value-type="float">
            <text:p>0.993034</text:p>
          </table:table-cell>
          <table:table-cell office:value-type="float" office:value="0.983675" calcext:value-type="float">
            <text:p>0.983675</text:p>
          </table:table-cell>
          <table:table-cell office:value-type="float" office:value="0.980971" calcext:value-type="float">
            <text:p>0.980971</text:p>
          </table:table-cell>
          <table:table-cell office:value-type="float" office:value="0.978478" calcext:value-type="float">
            <text:p>0.9784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62486" calcext:value-type="float">
            <text:p>5.462486</text:p>
          </table:table-cell>
          <table:table-cell office:value-type="float" office:value="7.078014" calcext:value-type="float">
            <text:p>7.078014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198_T111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548019" calcext:value-type="float">
            <text:p>30548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837453" calcext:value-type="float">
            <text:p>27837453</text:p>
          </table:table-cell>
          <table:table-cell office:value-type="float" office:value="0.911269" calcext:value-type="float">
            <text:p>0.911269</text:p>
          </table:table-cell>
          <table:table-cell office:value-type="float" office:value="2799975490" calcext:value-type="float">
            <text:p>2799975490</text:p>
          </table:table-cell>
          <table:table-cell office:value-type="float" office:value="846174769" calcext:value-type="float">
            <text:p>846174769</text:p>
          </table:table-cell>
          <table:table-cell office:value-type="float" office:value="368521346" calcext:value-type="float">
            <text:p>368521346</text:p>
          </table:table-cell>
          <table:table-cell office:value-type="float" office:value="1585279375" calcext:value-type="float">
            <text:p>1585279375</text:p>
          </table:table-cell>
          <table:table-cell office:value-type="float" office:value="846174769" calcext:value-type="float">
            <text:p>846174769</text:p>
          </table:table-cell>
          <table:table-cell office:value-type="float" office:value="0.433824" calcext:value-type="float">
            <text:p>0.433824</text:p>
          </table:table-cell>
          <table:table-cell office:value-type="float" office:value="0.566176" calcext:value-type="float">
            <text:p>0.566176</text:p>
          </table:table-cell>
          <table:table-cell office:value-type="float" office:value="0.696614" calcext:value-type="float">
            <text:p>0.696614</text:p>
          </table:table-cell>
          <table:table-cell office:value-type="float" office:value="1385.334481" calcext:value-type="float">
            <text:p>1385.334481</text:p>
          </table:table-cell>
          <table:table-cell office:value-type="float" office:value="1404.779563" calcext:value-type="float">
            <text:p>1404.779563</text:p>
          </table:table-cell>
          <table:table-cell table:number-columns-repeated="2" office:value-type="float" office:value="0.274256" calcext:value-type="float">
            <text:p>0.274256</text:p>
          </table:table-cell>
          <table:table-cell office:value-type="float" office:value="268.002956" calcext:value-type="float">
            <text:p>268.002956</text:p>
          </table:table-cell>
          <table:table-cell office:value-type="float" office:value="0.004934" calcext:value-type="float">
            <text:p>0.004934</text:p>
          </table:table-cell>
          <table:table-cell office:value-type="float" office:value="2.233354" calcext:value-type="float">
            <text:p>2.233354</text:p>
          </table:table-cell>
          <table:table-cell office:value-type="float" office:value="0.994492" calcext:value-type="float">
            <text:p>0.994492</text:p>
          </table:table-cell>
          <table:table-cell office:value-type="float" office:value="0.985315" calcext:value-type="float">
            <text:p>0.985315</text:p>
          </table:table-cell>
          <table:table-cell office:value-type="float" office:value="0.982082" calcext:value-type="float">
            <text:p>0.982082</text:p>
          </table:table-cell>
          <table:table-cell office:value-type="float" office:value="0.980202" calcext:value-type="float">
            <text:p>0.9802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893851" calcext:value-type="float">
            <text:p>4.893851</text:p>
          </table:table-cell>
          <table:table-cell office:value-type="float" office:value="7.350906" calcext:value-type="float">
            <text:p>7.35090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47_T112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758405" calcext:value-type="float">
            <text:p>27758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08056" calcext:value-type="float">
            <text:p>24108056</text:p>
          </table:table-cell>
          <table:table-cell office:value-type="float" office:value="0.868496" calcext:value-type="float">
            <text:p>0.868496</text:p>
          </table:table-cell>
          <table:table-cell office:value-type="float" office:value="2424023170" calcext:value-type="float">
            <text:p>2424023170</text:p>
          </table:table-cell>
          <table:table-cell office:value-type="float" office:value="681638759" calcext:value-type="float">
            <text:p>681638759</text:p>
          </table:table-cell>
          <table:table-cell office:value-type="float" office:value="315211037" calcext:value-type="float">
            <text:p>315211037</text:p>
          </table:table-cell>
          <table:table-cell office:value-type="float" office:value="1427173374" calcext:value-type="float">
            <text:p>1427173374</text:p>
          </table:table-cell>
          <table:table-cell office:value-type="float" office:value="681638759" calcext:value-type="float">
            <text:p>681638759</text:p>
          </table:table-cell>
          <table:table-cell office:value-type="float" office:value="0.411238" calcext:value-type="float">
            <text:p>0.411238</text:p>
          </table:table-cell>
          <table:table-cell office:value-type="float" office:value="0.588762" calcext:value-type="float">
            <text:p>0.588762</text:p>
          </table:table-cell>
          <table:table-cell office:value-type="float" office:value="0.683793" calcext:value-type="float">
            <text:p>0.683793</text:p>
          </table:table-cell>
          <table:table-cell office:value-type="float" office:value="1115.960569" calcext:value-type="float">
            <text:p>1115.960569</text:p>
          </table:table-cell>
          <table:table-cell office:value-type="float" office:value="1131.331591" calcext:value-type="float">
            <text:p>1131.331591</text:p>
          </table:table-cell>
          <table:table-cell table:number-columns-repeated="2" office:value-type="float" office:value="0.24313" calcext:value-type="float">
            <text:p>0.24313</text:p>
          </table:table-cell>
          <table:table-cell office:value-type="float" office:value="249.374046" calcext:value-type="float">
            <text:p>249.374046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2.142673" calcext:value-type="float">
            <text:p>2.142673</text:p>
          </table:table-cell>
          <table:table-cell office:value-type="float" office:value="0.994975" calcext:value-type="float">
            <text:p>0.994975</text:p>
          </table:table-cell>
          <table:table-cell office:value-type="float" office:value="0.986471" calcext:value-type="float">
            <text:p>0.986471</text:p>
          </table:table-cell>
          <table:table-cell office:value-type="float" office:value="0.983266" calcext:value-type="float">
            <text:p>0.983266</text:p>
          </table:table-cell>
          <table:table-cell office:value-type="float" office:value="0.981794" calcext:value-type="float">
            <text:p>0.98179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761786" calcext:value-type="float">
            <text:p>4.761786</text:p>
          </table:table-cell>
          <table:table-cell office:value-type="float" office:value="7.211103" calcext:value-type="float">
            <text:p>7.21110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48_T113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666184" calcext:value-type="float">
            <text:p>26666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35986" calcext:value-type="float">
            <text:p>23235986</text:p>
          </table:table-cell>
          <table:table-cell office:value-type="float" office:value="0.871365" calcext:value-type="float">
            <text:p>0.871365</text:p>
          </table:table-cell>
          <table:table-cell office:value-type="float" office:value="2335947440" calcext:value-type="float">
            <text:p>2335947440</text:p>
          </table:table-cell>
          <table:table-cell office:value-type="float" office:value="667396602" calcext:value-type="float">
            <text:p>667396602</text:p>
          </table:table-cell>
          <table:table-cell office:value-type="float" office:value="286728873" calcext:value-type="float">
            <text:p>286728873</text:p>
          </table:table-cell>
          <table:table-cell office:value-type="float" office:value="1381821965" calcext:value-type="float">
            <text:p>1381821965</text:p>
          </table:table-cell>
          <table:table-cell office:value-type="float" office:value="667396602" calcext:value-type="float">
            <text:p>667396602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0.591547" calcext:value-type="float">
            <text:p>0.591547</text:p>
          </table:table-cell>
          <table:table-cell office:value-type="float" office:value="0.699485" calcext:value-type="float">
            <text:p>0.699485</text:p>
          </table:table-cell>
          <table:table-cell office:value-type="float" office:value="1092.643694" calcext:value-type="float">
            <text:p>1092.643694</text:p>
          </table:table-cell>
          <table:table-cell office:value-type="float" office:value="1108.625859" calcext:value-type="float">
            <text:p>1108.625859</text:p>
          </table:table-cell>
          <table:table-cell table:number-columns-repeated="2" office:value-type="float" office:value="0.2478" calcext:value-type="float">
            <text:p>0.2478</text:p>
          </table:table-cell>
          <table:table-cell office:value-type="float" office:value="253.369694" calcext:value-type="float">
            <text:p>253.369694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2.115698" calcext:value-type="float">
            <text:p>2.115698</text:p>
          </table:table-cell>
          <table:table-cell office:value-type="float" office:value="0.993018" calcext:value-type="float">
            <text:p>0.993018</text:p>
          </table:table-cell>
          <table:table-cell office:value-type="float" office:value="0.983874" calcext:value-type="float">
            <text:p>0.983874</text:p>
          </table:table-cell>
          <table:table-cell office:value-type="float" office:value="0.981165" calcext:value-type="float">
            <text:p>0.981165</text:p>
          </table:table-cell>
          <table:table-cell office:value-type="float" office:value="0.979754" calcext:value-type="float">
            <text:p>0.97975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57864" calcext:value-type="float">
            <text:p>5.457864</text:p>
          </table:table-cell>
          <table:table-cell office:value-type="float" office:value="6.319258" calcext:value-type="float">
            <text:p>6.31925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57_T114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4852039" calcext:value-type="float">
            <text:p>24852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101746" calcext:value-type="float">
            <text:p>22101746</text:p>
          </table:table-cell>
          <table:table-cell office:value-type="float" office:value="0.889333" calcext:value-type="float">
            <text:p>0.889333</text:p>
          </table:table-cell>
          <table:table-cell office:value-type="float" office:value="2221955345" calcext:value-type="float">
            <text:p>2221955345</text:p>
          </table:table-cell>
          <table:table-cell office:value-type="float" office:value="622533429" calcext:value-type="float">
            <text:p>622533429</text:p>
          </table:table-cell>
          <table:table-cell office:value-type="float" office:value="260963067" calcext:value-type="float">
            <text:p>260963067</text:p>
          </table:table-cell>
          <table:table-cell office:value-type="float" office:value="1338458849" calcext:value-type="float">
            <text:p>1338458849</text:p>
          </table:table-cell>
          <table:table-cell office:value-type="float" office:value="622533429" calcext:value-type="float">
            <text:p>622533429</text:p>
          </table:table-cell>
          <table:table-cell office:value-type="float" office:value="0.397621" calcext:value-type="float">
            <text:p>0.397621</text:p>
          </table:table-cell>
          <table:table-cell office:value-type="float" office:value="0.602379" calcext:value-type="float">
            <text:p>0.602379</text:p>
          </table:table-cell>
          <table:table-cell office:value-type="float" office:value="0.704625" calcext:value-type="float">
            <text:p>0.704625</text:p>
          </table:table-cell>
          <table:table-cell office:value-type="float" office:value="1019.194919" calcext:value-type="float">
            <text:p>1019.194919</text:p>
          </table:table-cell>
          <table:table-cell office:value-type="float" office:value="1033.807431" calcext:value-type="float">
            <text:p>1033.807431</text:p>
          </table:table-cell>
          <table:table-cell table:number-columns-repeated="2" office:value-type="float" office:value="0.248016" calcext:value-type="float">
            <text:p>0.248016</text:p>
          </table:table-cell>
          <table:table-cell office:value-type="float" office:value="248.462638" calcext:value-type="float">
            <text:p>248.462638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2.162777" calcext:value-type="float">
            <text:p>2.162777</text:p>
          </table:table-cell>
          <table:table-cell office:value-type="float" office:value="0.993786" calcext:value-type="float">
            <text:p>0.993786</text:p>
          </table:table-cell>
          <table:table-cell office:value-type="float" office:value="0.98535" calcext:value-type="float">
            <text:p>0.98535</text:p>
          </table:table-cell>
          <table:table-cell office:value-type="float" office:value="0.983053" calcext:value-type="float">
            <text:p>0.983053</text:p>
          </table:table-cell>
          <table:table-cell office:value-type="float" office:value="0.981281" calcext:value-type="float">
            <text:p>0.9812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516573" calcext:value-type="float">
            <text:p>5.516573</text:p>
          </table:table-cell>
          <table:table-cell office:value-type="float" office:value="6.397827" calcext:value-type="float">
            <text:p>6.397827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63_T115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687233" calcext:value-type="float">
            <text:p>40687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3497" calcext:value-type="float">
            <text:p>36323497</text:p>
          </table:table-cell>
          <table:table-cell office:value-type="float" office:value="0.892749" calcext:value-type="float">
            <text:p>0.892749</text:p>
          </table:table-cell>
          <table:table-cell office:value-type="float" office:value="3652462034" calcext:value-type="float">
            <text:p>3652462034</text:p>
          </table:table-cell>
          <table:table-cell office:value-type="float" office:value="1034163683" calcext:value-type="float">
            <text:p>1034163683</text:p>
          </table:table-cell>
          <table:table-cell office:value-type="float" office:value="430902970" calcext:value-type="float">
            <text:p>430902970</text:p>
          </table:table-cell>
          <table:table-cell office:value-type="float" office:value="2187395381" calcext:value-type="float">
            <text:p>2187395381</text:p>
          </table:table-cell>
          <table:table-cell office:value-type="float" office:value="1034163683" calcext:value-type="float">
            <text:p>1034163683</text:p>
          </table:table-cell>
          <table:table-cell office:value-type="float" office:value="0.401118" calcext:value-type="float">
            <text:p>0.401118</text:p>
          </table:table-cell>
          <table:table-cell office:value-type="float" office:value="0.598882" calcext:value-type="float">
            <text:p>0.598882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1693.104854" calcext:value-type="float">
            <text:p>1693.104854</text:p>
          </table:table-cell>
          <table:table-cell office:value-type="float" office:value="1715.836032" calcext:value-type="float">
            <text:p>1715.836032</text:p>
          </table:table-cell>
          <table:table-cell table:number-columns-repeated="2" office:value-type="float" office:value="0.251657" calcext:value-type="float">
            <text:p>0.251657</text:p>
          </table:table-cell>
          <table:table-cell office:value-type="float" office:value="251.094566" calcext:value-type="float">
            <text:p>251.094566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2.131473" calcext:value-type="float">
            <text:p>2.131473</text:p>
          </table:table-cell>
          <table:table-cell office:value-type="float" office:value="0.996661" calcext:value-type="float">
            <text:p>0.996661</text:p>
          </table:table-cell>
          <table:table-cell office:value-type="float" office:value="0.984437" calcext:value-type="float">
            <text:p>0.984437</text:p>
          </table:table-cell>
          <table:table-cell office:value-type="float" office:value="0.980303" calcext:value-type="float">
            <text:p>0.980303</text:p>
          </table:table-cell>
          <table:table-cell office:value-type="float" office:value="0.978954" calcext:value-type="float">
            <text:p>0.97895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022709" calcext:value-type="float">
            <text:p>5.022709</text:p>
          </table:table-cell>
          <table:table-cell office:value-type="float" office:value="6.322025" calcext:value-type="float">
            <text:p>6.322025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N102_T116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093424" calcext:value-type="float">
            <text:p>18093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99145" calcext:value-type="float">
            <text:p>15499145</text:p>
          </table:table-cell>
          <table:table-cell office:value-type="float" office:value="0.856618" calcext:value-type="float">
            <text:p>0.856618</text:p>
          </table:table-cell>
          <table:table-cell office:value-type="float" office:value="1559390124" calcext:value-type="float">
            <text:p>1559390124</text:p>
          </table:table-cell>
          <table:table-cell office:value-type="float" office:value="524482041" calcext:value-type="float">
            <text:p>524482041</text:p>
          </table:table-cell>
          <table:table-cell office:value-type="float" office:value="209841804" calcext:value-type="float">
            <text:p>209841804</text:p>
          </table:table-cell>
          <table:table-cell office:value-type="float" office:value="825066279" calcext:value-type="float">
            <text:p>825066279</text:p>
          </table:table-cell>
          <table:table-cell office:value-type="float" office:value="524482041" calcext:value-type="float">
            <text:p>524482041</text:p>
          </table:table-cell>
          <table:table-cell office:value-type="float" office:value="0.470905" calcext:value-type="float">
            <text:p>0.470905</text:p>
          </table:table-cell>
          <table:table-cell office:value-type="float" office:value="0.529095" calcext:value-type="float">
            <text:p>0.529095</text:p>
          </table:table-cell>
          <table:table-cell office:value-type="float" office:value="0.714238" calcext:value-type="float">
            <text:p>0.714238</text:p>
          </table:table-cell>
          <table:table-cell office:value-type="float" office:value="858.667834" calcext:value-type="float">
            <text:p>858.667834</text:p>
          </table:table-cell>
          <table:table-cell office:value-type="float" office:value="872.097645" calcext:value-type="float">
            <text:p>872.097645</text:p>
          </table:table-cell>
          <table:table-cell table:number-columns-repeated="2" office:value-type="float" office:value="0.287004" calcext:value-type="float">
            <text:p>0.287004</text:p>
          </table:table-cell>
          <table:table-cell office:value-type="float" office:value="298.270007" calcext:value-type="float">
            <text:p>298.270007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2.282978" calcext:value-type="float">
            <text:p>2.282978</text:p>
          </table:table-cell>
          <table:table-cell office:value-type="float" office:value="0.991095" calcext:value-type="float">
            <text:p>0.991095</text:p>
          </table:table-cell>
          <table:table-cell office:value-type="float" office:value="0.98607" calcext:value-type="float">
            <text:p>0.98607</text:p>
          </table:table-cell>
          <table:table-cell office:value-type="float" office:value="0.983039" calcext:value-type="float">
            <text:p>0.983039</text:p>
          </table:table-cell>
          <table:table-cell office:value-type="float" office:value="0.980287" calcext:value-type="float">
            <text:p>0.98028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638489" calcext:value-type="float">
            <text:p>5.638489</text:p>
          </table:table-cell>
          <table:table-cell office:value-type="float" office:value="6.94045" calcext:value-type="float">
            <text:p>6.94045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N185_T117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2319544" calcext:value-type="float">
            <text:p>22319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12904" calcext:value-type="float">
            <text:p>19812904</text:p>
          </table:table-cell>
          <table:table-cell office:value-type="float" office:value="0.887693" calcext:value-type="float">
            <text:p>0.887693</text:p>
          </table:table-cell>
          <table:table-cell office:value-type="float" office:value="1991630490" calcext:value-type="float">
            <text:p>1991630490</text:p>
          </table:table-cell>
          <table:table-cell office:value-type="float" office:value="627105757" calcext:value-type="float">
            <text:p>627105757</text:p>
          </table:table-cell>
          <table:table-cell office:value-type="float" office:value="243474978" calcext:value-type="float">
            <text:p>243474978</text:p>
          </table:table-cell>
          <table:table-cell office:value-type="float" office:value="1121049755" calcext:value-type="float">
            <text:p>1121049755</text:p>
          </table:table-cell>
          <table:table-cell office:value-type="float" office:value="627105757" calcext:value-type="float">
            <text:p>627105757</text:p>
          </table:table-cell>
          <table:table-cell office:value-type="float" office:value="0.43712" calcext:value-type="float">
            <text:p>0.43712</text:p>
          </table:table-cell>
          <table:table-cell office:value-type="float" office:value="0.56288" calcext:value-type="float">
            <text:p>0.56288</text:p>
          </table:table-cell>
          <table:table-cell office:value-type="float" office:value="0.72033" calcext:value-type="float">
            <text:p>0.72033</text:p>
          </table:table-cell>
          <table:table-cell office:value-type="float" office:value="1026.68061" calcext:value-type="float">
            <text:p>1026.68061</text:p>
          </table:table-cell>
          <table:table-cell office:value-type="float" office:value="1041.869576" calcext:value-type="float">
            <text:p>1041.869576</text:p>
          </table:table-cell>
          <table:table-cell table:number-columns-repeated="2" office:value-type="float" office:value="0.278185" calcext:value-type="float">
            <text:p>0.278185</text:p>
          </table:table-cell>
          <table:table-cell office:value-type="float" office:value="279.232371" calcext:value-type="float">
            <text:p>279.232371</text:p>
          </table:table-cell>
          <table:table-cell office:value-type="float" office:value="0.006908" calcext:value-type="float">
            <text:p>0.006908</text:p>
          </table:table-cell>
          <table:table-cell office:value-type="float" office:value="2.24058" calcext:value-type="float">
            <text:p>2.24058</text:p>
          </table:table-cell>
          <table:table-cell office:value-type="float" office:value="0.99365" calcext:value-type="float">
            <text:p>0.99365</text:p>
          </table:table-cell>
          <table:table-cell office:value-type="float" office:value="0.984926" calcext:value-type="float">
            <text:p>0.984926</text:p>
          </table:table-cell>
          <table:table-cell office:value-type="float" office:value="0.982526" calcext:value-type="float">
            <text:p>0.982526</text:p>
          </table:table-cell>
          <table:table-cell office:value-type="float" office:value="0.97978" calcext:value-type="float">
            <text:p>0.979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251484" calcext:value-type="float">
            <text:p>5.251484</text:p>
          </table:table-cell>
          <table:table-cell office:value-type="float" office:value="6.917316" calcext:value-type="float">
            <text:p>6.91731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N319_T118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008333" calcext:value-type="float">
            <text:p>7008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55565" calcext:value-type="float">
            <text:p>6155565</text:p>
          </table:table-cell>
          <table:table-cell office:value-type="float" office:value="0.878321" calcext:value-type="float">
            <text:p>0.878321</text:p>
          </table:table-cell>
          <table:table-cell office:value-type="float" office:value="459545292" calcext:value-type="float">
            <text:p>459545292</text:p>
          </table:table-cell>
          <table:table-cell office:value-type="float" office:value="93291266" calcext:value-type="float">
            <text:p>93291266</text:p>
          </table:table-cell>
          <table:table-cell office:value-type="float" office:value="47322547" calcext:value-type="float">
            <text:p>47322547</text:p>
          </table:table-cell>
          <table:table-cell office:value-type="float" office:value="318931479" calcext:value-type="float">
            <text:p>318931479</text:p>
          </table:table-cell>
          <table:table-cell office:value-type="float" office:value="93291266" calcext:value-type="float">
            <text:p>93291266</text:p>
          </table:table-cell>
          <table:table-cell office:value-type="float" office:value="0.305985" calcext:value-type="float">
            <text:p>0.305985</text:p>
          </table:table-cell>
          <table:table-cell office:value-type="float" office:value="0.694015" calcext:value-type="float">
            <text:p>0.694015</text:p>
          </table:table-cell>
          <table:table-cell office:value-type="float" office:value="0.663457" calcext:value-type="float">
            <text:p>0.663457</text:p>
          </table:table-cell>
          <table:table-cell office:value-type="float" office:value="152.733941" calcext:value-type="float">
            <text:p>152.733941</text:p>
          </table:table-cell>
          <table:table-cell office:value-type="float" office:value="155.391114" calcext:value-type="float">
            <text:p>155.391114</text:p>
          </table:table-cell>
          <table:table-cell table:number-columns-repeated="2" office:value-type="float" office:value="0.177486" calcext:value-type="float">
            <text:p>0.177486</text:p>
          </table:table-cell>
          <table:table-cell office:value-type="float" office:value="180.030633" calcext:value-type="float">
            <text:p>180.030633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1.60197" calcext:value-type="float">
            <text:p>1.60197</text:p>
          </table:table-cell>
          <table:table-cell office:value-type="float" office:value="0.986497" calcext:value-type="float">
            <text:p>0.986497</text:p>
          </table:table-cell>
          <table:table-cell office:value-type="float" office:value="0.976744" calcext:value-type="float">
            <text:p>0.976744</text:p>
          </table:table-cell>
          <table:table-cell office:value-type="float" office:value="0.964664" calcext:value-type="float">
            <text:p>0.964664</text:p>
          </table:table-cell>
          <table:table-cell office:value-type="float" office:value="0.949564" calcext:value-type="float">
            <text:p>0.9495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314375" calcext:value-type="float">
            <text:p>3.314375</text:p>
          </table:table-cell>
          <table:table-cell office:value-type="float" office:value="6.056528" calcext:value-type="float">
            <text:p>6.056528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N322_T119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598072" calcext:value-type="float">
            <text:p>4598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9307" calcext:value-type="float">
            <text:p>3779307</text:p>
          </table:table-cell>
          <table:table-cell office:value-type="float" office:value="0.821933" calcext:value-type="float">
            <text:p>0.821933</text:p>
          </table:table-cell>
          <table:table-cell office:value-type="float" office:value="281903382" calcext:value-type="float">
            <text:p>281903382</text:p>
          </table:table-cell>
          <table:table-cell office:value-type="float" office:value="65589768" calcext:value-type="float">
            <text:p>65589768</text:p>
          </table:table-cell>
          <table:table-cell office:value-type="float" office:value="32380221" calcext:value-type="float">
            <text:p>32380221</text:p>
          </table:table-cell>
          <table:table-cell office:value-type="float" office:value="183933393" calcext:value-type="float">
            <text:p>183933393</text:p>
          </table:table-cell>
          <table:table-cell office:value-type="float" office:value="65589768" calcext:value-type="float">
            <text:p>65589768</text:p>
          </table:table-cell>
          <table:table-cell office:value-type="float" office:value="0.34753" calcext:value-type="float">
            <text:p>0.34753</text:p>
          </table:table-cell>
          <table:table-cell office:value-type="float" office:value="0.65247" calcext:value-type="float">
            <text:p>0.65247</text:p>
          </table:table-cell>
          <table:table-cell office:value-type="float" office:value="0.669488" calcext:value-type="float">
            <text:p>0.669488</text:p>
          </table:table-cell>
          <table:table-cell office:value-type="float" office:value="107.381797" calcext:value-type="float">
            <text:p>107.381797</text:p>
          </table:table-cell>
          <table:table-cell office:value-type="float" office:value="109.694335" calcext:value-type="float">
            <text:p>109.694335</text:p>
          </table:table-cell>
          <table:table-cell table:number-columns-repeated="2" office:value-type="float" office:value="0.190195" calcext:value-type="float">
            <text:p>0.190195</text:p>
          </table:table-cell>
          <table:table-cell office:value-type="float" office:value="206.333408" calcext:value-type="float">
            <text:p>206.333408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1.637229" calcext:value-type="float">
            <text:p>1.637229</text:p>
          </table:table-cell>
          <table:table-cell office:value-type="float" office:value="0.986226" calcext:value-type="float">
            <text:p>0.986226</text:p>
          </table:table-cell>
          <table:table-cell office:value-type="float" office:value="0.975863" calcext:value-type="float">
            <text:p>0.975863</text:p>
          </table:table-cell>
          <table:table-cell office:value-type="float" office:value="0.954847" calcext:value-type="float">
            <text:p>0.954847</text:p>
          </table:table-cell>
          <table:table-cell office:value-type="float" office:value="0.930771" calcext:value-type="float">
            <text:p>0.9307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317644" calcext:value-type="float">
            <text:p>3.317644</text:p>
          </table:table-cell>
          <table:table-cell office:value-type="float" office:value="6.26286" calcext:value-type="float">
            <text:p>6.26286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folium_N324_T120_R1s1a1_NoDup.HsMetrics</text:p>
          </table:table-cell>
          <table:table-cell office:value-type="string" calcext:value-type="string">
            <text:p>CaptureTargets</text:p>
          </table:table-cell>
          <table:table-cell office:value-type="float" office:value="541675471" calcext:value-type="float">
            <text:p>541675471</text:p>
          </table:table-cell>
          <table:table-cell table:number-columns-repeated="2" office:value-type="float" office:value="610809" calcext:value-type="float">
            <text:p>6108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346284" calcext:value-type="float">
            <text:p>6346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95035" calcext:value-type="float">
            <text:p>5495035</text:p>
          </table:table-cell>
          <table:table-cell office:value-type="float" office:value="0.865867" calcext:value-type="float">
            <text:p>0.865867</text:p>
          </table:table-cell>
          <table:table-cell office:value-type="float" office:value="410149149" calcext:value-type="float">
            <text:p>410149149</text:p>
          </table:table-cell>
          <table:table-cell office:value-type="float" office:value="88565646" calcext:value-type="float">
            <text:p>88565646</text:p>
          </table:table-cell>
          <table:table-cell office:value-type="float" office:value="45426323" calcext:value-type="float">
            <text:p>45426323</text:p>
          </table:table-cell>
          <table:table-cell office:value-type="float" office:value="276157180" calcext:value-type="float">
            <text:p>276157180</text:p>
          </table:table-cell>
          <table:table-cell office:value-type="float" office:value="88565646" calcext:value-type="float">
            <text:p>88565646</text:p>
          </table:table-cell>
          <table:table-cell office:value-type="float" office:value="0.326691" calcext:value-type="float">
            <text:p>0.326691</text:p>
          </table:table-cell>
          <table:table-cell office:value-type="float" office:value="0.673309" calcext:value-type="float">
            <text:p>0.673309</text:p>
          </table:table-cell>
          <table:table-cell office:value-type="float" office:value="0.660977" calcext:value-type="float">
            <text:p>0.660977</text:p>
          </table:table-cell>
          <table:table-cell office:value-type="float" office:value="144.997284" calcext:value-type="float">
            <text:p>144.997284</text:p>
          </table:table-cell>
          <table:table-cell office:value-type="float" office:value="148.184005" calcext:value-type="float">
            <text:p>148.184005</text:p>
          </table:table-cell>
          <table:table-cell table:number-columns-repeated="2" office:value-type="float" office:value="0.186074" calcext:value-type="float">
            <text:p>0.186074</text:p>
          </table:table-cell>
          <table:table-cell office:value-type="float" office:value="191.494904" calcext:value-type="float">
            <text:p>191.494904</text:p>
          </table:table-cell>
          <table:table-cell office:value-type="float" office:value="0.014474" calcext:value-type="float">
            <text:p>0.014474</text:p>
          </table:table-cell>
          <table:table-cell office:value-type="float" office:value="1.610696" calcext:value-type="float">
            <text:p>1.610696</text:p>
          </table:table-cell>
          <table:table-cell office:value-type="float" office:value="0.985883" calcext:value-type="float">
            <text:p>0.985883</text:p>
          </table:table-cell>
          <table:table-cell office:value-type="float" office:value="0.974046" calcext:value-type="float">
            <text:p>0.974046</text:p>
          </table:table-cell>
          <table:table-cell office:value-type="float" office:value="0.961642" calcext:value-type="float">
            <text:p>0.961642</text:p>
          </table:table-cell>
          <table:table-cell office:value-type="float" office:value="0.943711" calcext:value-type="float">
            <text:p>0.9437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645736" calcext:value-type="float">
            <text:p>2.645736</text:p>
          </table:table-cell>
          <table:table-cell office:value-type="float" office:value="6.659043" calcext:value-type="float">
            <text:p>6.659043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3T13:35:57.530098959</dc:date>
    <dc:creator>ludovic </dc:creator>
    <meta:generator>LibreOffice/4.1.3.2$Linux_X86_64 LibreOffice_project/410m0$Build-2</meta:generator>
    <meta:editing-duration>P0D</meta:editing-duration>
    <meta:editing-cycles>1</meta:editing-cycles>
    <meta:document-statistic meta:table-count="1" meta:cell-count="4601" meta:object-count="0"/>
  </office:meta>
</office:document-meta>
</file>